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4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1" svg:font-family="'Liberation Sans'"/>
    <style:font-face style:name="Liberation Sans11" svg:font-family="'Liberation Sans1'"/>
    <style:font-face style:name="Liberation Sans2" svg:font-family="'Liberation Sans2'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483cm"/>
    </style:style>
    <style:style style:name="co2" style:family="table-column">
      <style:table-column-properties fo:break-before="auto" style:column-width="15.59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34cm"/>
    </style:style>
    <style:style style:name="co5" style:family="table-column">
      <style:table-column-properties fo:break-before="auto" style:column-width="11.109cm"/>
    </style:style>
    <style:style style:name="co6" style:family="table-column">
      <style:table-column-properties fo:break-before="auto" style:column-width="16.757cm"/>
    </style:style>
    <style:style style:name="co7" style:family="table-column">
      <style:table-column-properties fo:break-before="auto" style:column-width="11.289cm"/>
    </style:style>
    <style:style style:name="co8" style:family="table-column">
      <style:table-column-properties fo:break-before="auto" style:column-width="11.13cm"/>
    </style:style>
    <style:style style:name="co9" style:family="table-column">
      <style:table-column-properties fo:break-before="auto" style:column-width="7.92cm"/>
    </style:style>
    <style:style style:name="co10" style:family="table-column">
      <style:table-column-properties fo:break-before="auto" style:column-width="12.943cm"/>
    </style:style>
    <style:style style:name="co11" style:family="table-column">
      <style:table-column-properties fo:break-before="auto" style:column-width="15.74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5.738cm" fo:break-before="auto" style:use-optimal-row-height="true"/>
    </style:style>
    <style:style style:name="ro7" style:family="table-row">
      <style:table-row-properties style:row-height="6.212cm" fo:break-before="auto" style:use-optimal-row-height="true"/>
    </style:style>
    <style:style style:name="ro8" style:family="table-row">
      <style:table-row-properties style:row-height="1.473cm" fo:break-before="auto" style:use-optimal-row-height="true"/>
    </style:style>
    <style:style style:name="ro9" style:family="table-row">
      <style:table-row-properties style:row-height="2.895cm" fo:break-before="auto" style:use-optimal-row-height="true"/>
    </style:style>
    <style:style style:name="ro10" style:family="table-row">
      <style:table-row-properties style:row-height="3.844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3.369cm" fo:break-before="auto" style:use-optimal-row-height="true"/>
    </style:style>
    <style:style style:name="ro13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1.236cm" fo:break-before="auto" style:use-optimal-row-height="true"/>
    </style:style>
    <style:style style:name="ro15" style:family="table-row">
      <style:table-row-properties style:row-height="0.921cm" fo:break-before="auto" style:use-optimal-row-height="true"/>
    </style:style>
    <style:style style:name="ro16" style:family="table-row">
      <style:table-row-properties style:row-height="1.446cm" fo:break-before="auto" style:use-optimal-row-height="true"/>
    </style:style>
    <style:style style:name="ro17" style:family="table-row">
      <style:table-row-properties style:row-height="1.737cm" fo:break-before="auto" style:use-optimal-row-height="true"/>
    </style:style>
    <style:style style:name="ro18" style:family="table-row">
      <style:table-row-properties style:row-height="3.21cm" fo:break-before="auto" style:use-optimal-row-height="true"/>
    </style:style>
    <style:style style:name="ro19" style:family="table-row">
      <style:table-row-properties style:row-height="4.711cm" fo:break-before="auto" style:use-optimal-row-height="true"/>
    </style:style>
    <style:style style:name="ro20" style:family="table-row">
      <style:table-row-properties style:row-height="2.106cm" fo:break-before="auto" style:use-optimal-row-height="true"/>
    </style:style>
    <style:style style:name="ro21" style:family="table-row">
      <style:table-row-properties style:row-height="1.711cm" fo:break-before="auto" style:use-optimal-row-height="true"/>
    </style:style>
    <style:style style:name="ro22" style:family="table-row">
      <style:table-row-properties style:row-height="2.027cm" fo:break-before="auto" style:use-optimal-row-height="true"/>
    </style:style>
    <style:style style:name="ro23" style:family="table-row">
      <style:table-row-properties style:row-height="1.632cm" fo:break-before="auto" style:use-optimal-row-height="true"/>
    </style:style>
    <style:style style:name="ro24" style:family="table-row">
      <style:table-row-properties style:row-height="5.265cm" fo:break-before="auto" style:use-optimal-row-height="true"/>
    </style:style>
    <style:style style:name="ro25" style:family="table-row">
      <style:table-row-properties style:row-height="1.316cm" fo:break-before="auto" style:use-optimal-row-height="true"/>
    </style:style>
    <style:style style:name="ro26" style:family="table-row">
      <style:table-row-properties style:row-height="4.948cm" fo:break-before="auto" style:use-optimal-row-height="true"/>
    </style:style>
    <style:style style:name="ro27" style:family="table-row">
      <style:table-row-properties style:row-height="1.053cm" fo:break-before="auto" style:use-optimal-row-height="true"/>
    </style:style>
    <style:style style:name="ro28" style:family="table-row">
      <style:table-row-properties style:row-height="6.054cm" fo:break-before="auto" style:use-optimal-row-height="true"/>
    </style:style>
    <style:style style:name="ro29" style:family="table-row">
      <style:table-row-properties style:row-height="2.29cm" fo:break-before="auto" style:use-optimal-row-height="true"/>
    </style:style>
    <style:style style:name="ro30" style:family="table-row">
      <style:table-row-properties style:row-height="0.974cm" fo:break-before="auto" style:use-optimal-row-height="true"/>
    </style:style>
    <style:style style:name="ro31" style:family="table-row">
      <style:table-row-properties style:row-height="0.947cm" fo:break-before="auto" style:use-optimal-row-height="true"/>
    </style:style>
    <style:style style:name="ro32" style:family="table-row">
      <style:table-row-properties style:row-height="1.842cm" fo:break-before="auto" style:use-optimal-row-height="true"/>
    </style:style>
    <style:style style:name="ro33" style:family="table-row">
      <style:table-row-properties style:row-height="0.499cm" fo:break-before="auto" style:use-optimal-row-height="true"/>
    </style:style>
    <style:style style:name="ro34" style:family="table-row">
      <style:table-row-properties style:row-height="1.395cm" fo:break-before="auto" style:use-optimal-row-height="true"/>
    </style:style>
    <style:style style:name="ro35" style:family="table-row">
      <style:table-row-properties style:row-height="2.764cm" fo:break-before="auto" style:use-optimal-row-height="true"/>
    </style:style>
    <style:style style:name="ro36" style:family="table-row">
      <style:table-row-properties style:row-height="4.316cm" fo:break-before="auto" style:use-optimal-row-height="true"/>
    </style:style>
    <style:style style:name="ro37" style:family="table-row">
      <style:table-row-properties style:row-height="0.552cm" fo:break-before="auto" style:use-optimal-row-height="true"/>
    </style:style>
    <style:style style:name="ro38" style:family="table-row">
      <style:table-row-properties style:row-height="4.79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e0e0e0" style:text-align-source="fix" style:repeat-content="false" fo:wrap-option="wrap" fo:border="0.06pt solid #000000" style:vertical-align="top"/>
      <style:paragraph-properties fo:text-align="start" fo:margin-left="0cm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a6" style:text-align-source="fix" style:repeat-content="false" fo:wrap-option="wrap" fo:border="0.06pt solid #000000" style:vertical-align="top"/>
      <style:paragraph-properties fo:text-align="start" fo:margin-left="0cm"/>
    </style:style>
    <style:style style:name="ce46" style:family="table-cell" style:parent-style-name="Default" style:data-style-name="N0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47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71c1c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</style:style>
    <style:style style:name="ce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ce51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</style:style>
    <style:style style:name="ce1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5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1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5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14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60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61" style:family="table-cell" style:parent-style-name="Default" style:data-style-name="N0">
      <style:table-cell-properties fo:background-color="#ff8000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63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6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66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0pt" style:font-name-asian="Liberation Sans" style:font-size-asian="10pt" style:font-name-complex="Liberation Sans" style:font-size-complex="10pt"/>
    </style:style>
    <style:style style:name="ce1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onsolas" fo:font-size="10pt" style:font-name-asian="Consolas2" style:font-size-asian="10pt" style:font-name-complex="Consolas2" style:font-size-complex="10pt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2" style:font-name-asian="Calibri2" style:font-name-complex="Calibri2"/>
    </style:style>
    <style:style style:name="ce2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16" style:family="table-cell" style:parent-style-name="Default" style:data-style-name="N0">
      <style:table-cell-properties fo:background-color="#d9d9d9" style:text-align-source="fix" style:repeat-content="false" fo:wrap-option="wrap" style:vertical-align="top"/>
      <style:paragraph-properties fo:text-align="start" fo:margin-left="0cm"/>
    </style:style>
    <style:style style:name="ce68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69" style:family="table-cell" style:parent-style-name="Default" style:data-style-name="N0">
      <style:table-cell-properties fo:background-color="#d9d9d9" style:text-align-source="fix" style:repeat-content="false" style:vertical-align="top"/>
      <style:paragraph-properties fo:text-align="start" fo:margin-left="0cm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1" style:font-name-asian="Calibri1" style:font-name-complex="Calibri1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style:font-name-asian="Calibri3" style:font-name-complex="Calibri3"/>
    </style:style>
    <style:style style:name="ce2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242729" style:font-name="Consolas1" fo:font-size="10pt" style:font-name-asian="Consolas1" style:font-size-asian="10pt" style:font-name-complex="Consolas1" style:font-size-complex="10pt"/>
    </style:style>
    <style:style style:name="ce29" style:family="table-cell" style:parent-style-name="Default" style:data-style-name="N0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4a148c"/>
    </style:style>
    <style:style style:name="ce2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4" style:font-name-complex="Calibri4"/>
    </style:style>
    <style:style style:name="ce3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3" style:font-name-asian="Calibri3" style:font-name-complex="Calibri3"/>
    </style:style>
    <style:style style:name="ce3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/>
    </style:style>
    <style:style style:name="ce3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" fo:font-weight="bold" style:font-name-asian="Calibri4" style:font-weight-asian="bold" style:font-name-complex="Calibri4" style:font-weight-complex="bold"/>
    </style:style>
    <style:style style:name="ce8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" style:font-name-complex="Calibri"/>
    </style:style>
    <style:style style:name="ce3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weight="bold" style:font-name-asian="Calibri4" style:font-weight-asian="bold" style:font-name-complex="Calibri4" style:font-weight-complex="bold"/>
    </style:style>
    <style:style style:name="ce9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weight="bold" style:font-name-asian="Liberation Sans" style:font-weight-asian="normal" style:font-name-complex="Liberation Sans" style:font-weight-complex="normal"/>
    </style:style>
    <style:style style:name="ce8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8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Liberation Sans" style:font-name-asian="Liberation Sans" style:font-name-complex="Liberation Sans"/>
    </style:style>
    <style:style style:name="ce36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37" style:family="table-cell" style:parent-style-name="Default" style:data-style-name="N0">
      <style:table-cell-properties fo:wrap-option="wrap" style:vertical-align="automatic"/>
      <style:text-properties fo:font-size="6pt" style:font-size-asian="6pt" style:font-size-complex="6pt"/>
    </style:style>
    <style:style style:name="ce3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 style:font-name="Calibri" fo:font-weight="bold" style:font-name-asian="Calibri4" style:font-weight-asian="bold" style:font-name-complex="Calibri4" style:font-weight-complex="bold"/>
    </style:style>
    <style:style style:name="ce4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F" fo:font-size="12pt" style:font-name-asian="F" style:font-size-asian="12pt" style:font-name-complex="F" style:font-size-complex="12pt"/>
    </style:style>
    <style:style style:name="ce3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6pt" style:font-size-asian="6pt" style:font-size-complex="6pt"/>
    </style:style>
    <style:style style:name="ce10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fo:font-weight="normal" style:font-name-asian="Calibri3" style:font-weight-asian="normal" style:font-name-complex="Calibri3" style:font-weight-complex="normal"/>
    </style:style>
    <style:style style:name="ce9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fo:font-weight="bold" style:font-name-asian="Calibri3" style:font-weight-asian="bold" style:font-name-complex="Calibri3" style:font-weight-complex="bold"/>
    </style:style>
    <style:style style:name="ce3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style="italic" style:font-name-asian="Calibri4" style:font-style-asian="italic" style:font-name-complex="Calibri4" style:font-style-complex="italic"/>
    </style:style>
    <style:style style:name="ce93" style:family="table-cell" style:parent-style-name="Гиперссылка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T1" style:family="text">
      <style:text-properties fo:color="#0d47a1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be480a"/>
    </style:style>
    <style:style style:name="T3" style:family="text">
      <style:text-properties fo:color="#ff0000"/>
    </style:style>
    <style:style style:name="T4" style:family="text">
      <style:text-properties fo:color="#3465a4"/>
    </style:style>
    <style:style style:name="T5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7" style:family="text">
      <style:text-properties fo:text-shadow="none" style:font-name="Liberation Sans" fo:font-size="10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fo:text-shadow="none" style:font-name="Liberation Sans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style:font-style-complex="normal" fo:font-weight="bold" style:font-weight-asian="bold" style:font-weight-complex="bold"/>
    </style:style>
    <style:style style:name="T9" style:family="text">
      <style:text-properties fo:text-shadow="none" style:font-name="Liberation Sans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style:font-style-complex="normal" fo:font-weight="normal" style:font-weight-asian="normal" style:font-weight-complex="normal"/>
    </style:style>
    <style:style style:name="T10" style:family="text">
      <style:text-properties fo:text-shadow="none" style:font-name="Verdana" fo:font-size="10pt" fo:font-weight="normal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11" style:family="text">
      <style:text-properties fo:text-shadow="none" style:font-name="Verdana" fo:font-size="10pt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style-asian="normal" style:font-style-complex="normal" fo:font-weight="bold" style:font-weight-asian="bold" style:font-weight-complex="bold"/>
    </style:style>
    <style:style style:name="T12" style:family="text">
      <style:text-properties fo:text-shadow="none" style:font-name="Verdana" fo:font-size="10pt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style-asian="normal" style:font-style-complex="normal" fo:font-weight="normal" style:font-weight-asian="normal" style:font-weight-complex="normal"/>
    </style:style>
    <style:style style:name="T13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14" style:family="text">
      <style:text-properties fo:color="#bf8f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15" style:family="text">
      <style:text-properties fo:color="#0070c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16" style:family="text">
      <style:text-properties fo:color="#bf8f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7" style:family="text">
      <style:text-properties fo:color="#0d47a1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18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0pt" style:font-size-complex="10pt" style:font-weight-asian="normal" style:font-weight-complex="normal" style:font-style-asian="normal" style:font-name="Liberation Sans"/>
    </style:style>
    <style:style style:name="T19" style:family="text">
      <style:text-properties fo:text-shadow="none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style:font-name="Liberation Sans" fo:color="#0d47a1" fo:font-weight="bold" style:font-weight-asian="bold" style:font-weight-complex="bold"/>
    </style:style>
    <style:style style:name="T20" style:family="text">
      <style:text-properties fo:text-shadow="none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style:font-name="Liberation Sans" fo:color="#000000" fo:font-weight="normal" style:font-weight-asian="normal" style:font-weight-complex="normal"/>
    </style:style>
    <style:style style:name="T21" style:family="text">
      <style:text-properties fo:color="#0070c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22" style:family="text">
      <style:text-properties style:font-name="Liberation Sans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weight-asian="normal" style:font-weight-complex="normal" style:font-style-asian="normal" fo:text-shadow="none"/>
    </style:style>
    <style:style style:name="T23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fo:text-shadow="none" fo:font-weight="bold" style:font-weight-asian="bold" style:font-weight-complex="bold"/>
    </style:style>
    <style:style style:name="T24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fo:text-shadow="none" fo:font-weight="normal" style:font-weight-asian="normal" style:font-weight-complex="normal"/>
    </style:style>
    <style:style style:name="T25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070c0"/>
    </style:style>
    <style:style style:name="T26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00000"/>
    </style:style>
    <style:style style:name="T27" style:family="text">
      <style:text-properties fo:color="#1b5e2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8" style:family="text">
      <style:text-properties style:font-style-complex="normal" style:font-name="Liberation Sans" style:font-style-asian="normal" style:font-weight-complex="normal" style:font-weight-asian="normal" style:font-size-complex="10pt" style:font-size-asian="10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0pt" fo:text-shadow="none"/>
    </style:style>
    <style:style style:name="T29" style:family="text">
      <style:text-properties style:font-style-complex="normal" style:font-name="Liberation Sans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fo:text-shadow="none" fo:color="#1b5e20"/>
    </style:style>
    <style:style style:name="T30" style:family="text">
      <style:text-properties fo:color="#1b5e2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31" style:family="text">
      <style:text-properties style:font-name-asian="Verdana" fo:color="#000000" style:font-name="Verdana" style:font-style-asian="normal" style:font-weight-complex="normal" style:font-weight-asian="normal" style:font-size-complex="10pt" style:font-size-asian="10pt" style:font-name-complex="Verdana" fo:font-style="normal" style:text-line-through-type="none" style:text-underline-style="none" style:text-underline-color="font-color" fo:font-weight="normal" fo:font-size="10pt" fo:text-shadow="none" style:font-style-complex="normal" style:text-outline="false"/>
    </style:style>
    <style:style style:name="T32" style:family="text">
      <style:text-properties style:font-name-asian="Verdana" fo:color="#000000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/>
    </style:style>
    <style:style style:name="T33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 fo:color="#0d47a1"/>
    </style:style>
    <style:style style:name="T34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 fo:color="#000000"/>
    </style:style>
    <style:style style:name="T35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fo:color="#000000" fo:font-weight="normal" style:font-weight-asian="normal" style:font-weight-complex="normal"/>
    </style:style>
    <style:style style:name="T36" style:family="text">
      <style:text-properties fo:color="#000000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37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38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0pt" style:font-size-complex="10pt" style:font-weight-asian="bold" style:font-weight-complex="bold" style:font-style-asian="normal" fo:text-shadow="none"/>
    </style:style>
    <style:style style:name="T39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bold" style:font-weight-complex="bold" style:font-style-asian="normal" fo:text-shadow="none" fo:color="#0d47a1"/>
    </style:style>
    <style:style style:name="T40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bold" style:font-weight-complex="bold" style:font-style-asian="normal" fo:text-shadow="none" fo:color="#000000"/>
    </style:style>
    <style:style style:name="T4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fo:color="#0d47a1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43" style:family="text">
      <style:text-properties fo:color="#0070c0" style:font-name="Verdana1" fo:font-size="10pt" fo:font-weight="normal" style:text-underline-style="none" style:text-underline-color="font-color" style:text-line-through-type="none" fo:font-style="normal" style:text-outline="false" fo:text-shadow="none" style:font-name-asian="Verdana1" style:font-name-complex="Verdana1" style:font-size-asian="10pt" style:font-size-complex="10pt" style:font-weight-asian="normal" style:font-weight-complex="normal" style:font-style-asian="normal" style:font-style-complex="normal"/>
    </style:style>
    <style:style style:name="T44" style:family="text">
      <style:text-properties fo:color="#c65911" style:font-name="Verdana1" fo:font-size="10pt" fo:font-weight="normal" style:text-underline-style="none" style:text-underline-color="font-color" style:text-line-through-type="none" fo:font-style="normal" style:text-outline="false" fo:text-shadow="none" style:font-name-asian="Verdana1" style:font-name-complex="Verdana1" style:font-size-asian="10pt" style:font-size-complex="10pt" style:font-weight-asian="normal" style:font-weight-complex="normal" style:font-style-asian="normal" style:font-style-complex="normal"/>
    </style:style>
    <style:style style:name="T45" style:family="text">
      <style:text-properties fo:color="#0070c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46" style:family="text">
      <style:text-properties fo:color="#ff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47" style:family="text">
      <style:text-properties fo:color="#000000" style:font-name="Verdana" fo:font-size="11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1pt" style:font-size-complex="11pt" style:font-weight-asian="normal" style:font-weight-complex="normal" style:font-style-asian="normal" style:font-style-complex="normal"/>
    </style:style>
    <style:style style:name="T48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4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Verdana" style:font-name-complex="Verdana" style:font-size-asian="11pt" style:font-size-complex="11pt" style:font-weight-asian="normal" style:font-weight-complex="normal" style:font-style-asian="normal" style:font-name="Verdana"/>
    </style:style>
    <style:style style:name="T5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Verdana" style:font-name-complex="Verdana" style:font-size-asian="11pt" style:font-size-complex="11pt" style:font-weight-asian="normal" style:font-weight-complex="normal" style:font-style-asian="normal" style:font-name="Verdana" fo:color="#0d47a1"/>
    </style:style>
    <style:style style:name="T5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Verdana" style:font-name-complex="Verdana" style:font-size-asian="11pt" style:font-size-complex="11pt" style:font-weight-asian="normal" style:font-weight-complex="normal" style:font-style-asian="normal" style:font-name="Verdana" fo:color="#000000"/>
    </style:style>
    <style:style style:name="T52" style:family="text">
      <style:text-properties fo:color="#d84315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53" style:family="text">
      <style:text-properties fo:color="#1b5e2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54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fo:color="#d84315" style:text-outline="false" fo:font-style="normal" style:text-line-through-type="none" style:text-underline-style="none" style:text-underline-color="font-color" fo:font-weight="normal" fo:font-size="10pt" fo:text-shadow="none"/>
    </style:style>
    <style:style style:name="T55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style:text-outline="false" fo:font-style="normal" style:text-line-through-type="none" style:text-underline-style="none" style:text-underline-color="font-color" fo:font-weight="normal" fo:font-size="10pt" fo:text-shadow="none" fo:color="#000000"/>
    </style:style>
    <style:style style:name="T56" style:family="text">
      <style:text-properties fo:color="#00000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57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inherit" style:font-name-complex="inherit" style:font-size-asian="10pt" style:font-size-complex="10pt" style:font-weight-asian="normal" style:font-weight-complex="normal" style:font-style-asian="normal" style:font-name="inherit"/>
    </style:style>
    <style:style style:name="T58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inherit" style:font-name-complex="inherit" style:font-size-asian="10pt" style:font-size-complex="10pt" style:font-weight-asian="normal" style:font-weight-complex="normal" style:font-style-asian="normal" style:font-name="inherit" fo:color="#d84315"/>
    </style:style>
    <style:style style:name="T59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inherit" style:font-name-complex="inherit" style:font-size-asian="10pt" style:font-size-complex="10pt" style:font-weight-asian="normal" style:font-weight-complex="normal" style:font-style-asian="normal" style:font-name="inherit" fo:color="#000000"/>
    </style:style>
    <style:style style:name="T60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61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070c0"/>
    </style:style>
    <style:style style:name="T62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00000"/>
    </style:style>
    <style:style style:name="T63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d47a1"/>
    </style:style>
    <style:style style:name="T64" style:family="text">
      <style:text-properties fo:color="#ff0000" style:font-name="Verdana" fo:font-size="10pt" fo:font-weight="bold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bold" style:font-weight-complex="bold" style:font-style-asian="normal" style:font-style-complex="normal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color="#c9211e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67" style:family="text">
      <style:text-properties style:font-style-complex="normal" style:font-name="Verdana" style:font-style-asian="normal" style:font-weight-complex="normal" style:font-weight-asian="normal" style:font-size-complex="10pt" style:font-size-asian="10pt" style:font-name-complex="Verdana" style:font-name-asian="Verdana" fo:color="#000000" style:text-outline="false" fo:font-style="normal" style:text-line-through-type="none" style:text-underline-style="none" style:text-underline-color="font-color" fo:font-weight="normal" fo:font-size="10pt" fo:text-shadow="none"/>
    </style:style>
    <style:style style:name="T68" style:family="text">
      <style:text-properties style:font-style-complex="normal" style:font-name="Verdana" style:font-style-asian="normal" style:font-weight-complex="normal" style:font-weight-asian="normal" style:font-size-complex="10pt" style:font-size-asian="10pt" style:font-name-complex="Verdana" style:font-name-asian="Verdana" style:text-outline="false" fo:font-style="normal" style:text-line-through-type="none" style:text-underline-style="none" style:text-underline-color="font-color" fo:font-weight="normal" fo:font-size="10pt" fo:text-shadow="none" fo:color="#c9211e"/>
    </style:style>
    <style:style style:name="T69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Verdana" style:font-name-complex="Verdana" style:font-size-asian="10pt" style:font-size-complex="10pt" style:font-weight-asian="normal" style:font-weight-complex="normal" style:font-style-asian="normal" style:font-name="Verdana"/>
    </style:style>
    <style:style style:name="T70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Verdana" style:font-name-complex="Verdana" style:font-size-asian="10pt" style:font-size-complex="10pt" style:font-weight-asian="normal" style:font-weight-complex="normal" style:font-style-asian="normal" style:font-name="Verdana" fo:color="#0070c0"/>
    </style:style>
    <style:style style:name="T71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Verdana" style:font-name-complex="Verdana" style:font-size-asian="10pt" style:font-size-complex="10pt" style:font-weight-asian="normal" style:font-weight-complex="normal" style:font-style-asian="normal" style:font-name="Verdana" fo:color="#000000"/>
    </style:style>
    <style:style style:name="T72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normal" style:font-weight-complex="normal" style:font-style-asian="normal" style:font-name="Liberation Sans" fo:color="#d84315"/>
    </style:style>
    <style:style style:name="T73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normal" style:font-weight-complex="normal" style:font-style-asian="normal" style:font-name="Liberation Sans" fo:color="#000000"/>
    </style:style>
    <style:style style:name="T74" style:family="text">
      <style:text-properties fo:color="#242729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75" style:family="text">
      <style:text-properties fo:color="#4a148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7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7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0000"/>
    </style:style>
    <style:style style:name="T7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7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8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838f"/>
    </style:style>
    <style:style style:name="T81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82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d47a1"/>
    </style:style>
    <style:style style:name="T83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6a1b9a"/>
    </style:style>
    <style:style style:name="T84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33691e"/>
    </style:style>
    <style:style style:name="T85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86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d47a1"/>
    </style:style>
    <style:style style:name="T87" style:family="text">
      <style:text-properties fo:color="#0097a7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88" style:family="text">
      <style:text-properties fo:color="#388e3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89" style:family="text">
      <style:text-properties style:font-name="Liberation Sans" fo:color="#4a148c" fo:font-size="11pt" fo:font-weight="normal" style:text-underline-style="none" style:text-underline-color="font-color" style:text-line-through-type="none" fo:font-style="normal" style:text-outline="false" fo:text-shadow="none" style:font-name-complex="Liberation Sans" style:font-size-asian="11pt" style:font-size-complex="11pt" style:font-weight-asian="normal" style:font-weight-complex="normal" style:font-style-asian="normal" style:font-style-complex="normal" style:font-name-asian="Liberation Sans"/>
    </style:style>
    <style:style style:name="T90" style:family="text">
      <style:text-properties style:text-outline="false" style:font-style-asian="normal" style:font-weight-complex="normal" style:font-weight-asian="normal" style:font-size-complex="11pt" style:font-size-asian="11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1pt" style:font-name="Liberation Sans" fo:color="#e64a19"/>
    </style:style>
    <style:style style:name="T91" style:family="text">
      <style:text-properties style:text-outline="false" style:font-style-asian="normal" style:font-weight-complex="normal" style:font-weight-asian="normal" style:font-size-complex="11pt" style:font-size-asian="11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1pt" style:font-name="Liberation Sans" fo:color="#33691e"/>
    </style:style>
    <style:style style:name="T92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fo:color="#7030a0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9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c62828"/>
    </style:style>
    <style:style style:name="T9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7030a0"/>
    </style:style>
    <style:style style:name="T9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33691e"/>
    </style:style>
    <style:style style:name="T9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000000"/>
    </style:style>
    <style:style style:name="T97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98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36dfe"/>
    </style:style>
    <style:style style:name="T99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7030a0"/>
    </style:style>
    <style:style style:name="T100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58b2f"/>
    </style:style>
    <style:style style:name="T101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0000"/>
    </style:style>
    <style:style style:name="T102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2e7d32"/>
    </style:style>
    <style:style style:name="T10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0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33691e"/>
    </style:style>
    <style:style style:name="T10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0000"/>
    </style:style>
    <style:style style:name="T106" style:family="text">
      <style:text-properties fo:color="#7030a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07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4a148c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08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3691e"/>
    </style:style>
    <style:style style:name="T109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4a148c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10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7030a0"/>
    </style:style>
    <style:style style:name="T111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33691e"/>
    </style:style>
    <style:style style:name="T112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4a148c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13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b71c1c"/>
    </style:style>
    <style:style style:name="T114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6064"/>
    </style:style>
    <style:style style:name="T115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33691e"/>
    </style:style>
    <style:style style:name="T116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color="#4a148c" fo:text-shadow="none" style:font-size-asian="11pt"/>
    </style:style>
    <style:style style:name="T117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text-shadow="none" style:font-size-asian="11pt" fo:color="#7030a0"/>
    </style:style>
    <style:style style:name="T118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text-shadow="none" style:font-size-asian="11pt" fo:color="#006064"/>
    </style:style>
    <style:style style:name="T119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color="#000000" style:font-size-complex="6pt" style:font-size-asian="6pt" fo:font-size="6pt"/>
    </style:style>
    <style:style style:name="T120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color="#ff0000" fo:font-size="11pt" style:font-size-asian="11pt" style:font-size-complex="11pt"/>
    </style:style>
    <style:style style:name="T121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font-size="11pt" style:font-size-asian="11pt" style:font-size-complex="11pt" fo:color="#7030a0"/>
    </style:style>
    <style:style style:name="T122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font-size="11pt" style:font-size-asian="11pt" style:font-size-complex="11pt" fo:color="#33691e"/>
    </style:style>
    <style:style style:name="T123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bold" fo:font-size="11pt" fo:text-shadow="none"/>
    </style:style>
    <style:style style:name="T124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bold" fo:font-size="11pt" fo:text-shadow="none" fo:color="#00838f"/>
    </style:style>
    <style:style style:name="T12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838f"/>
    </style:style>
    <style:style style:name="T126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0000"/>
    </style:style>
    <style:style style:name="T127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c62828"/>
    </style:style>
    <style:style style:name="T128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838f"/>
    </style:style>
    <style:style style:name="T129" style:family="text">
      <style:text-properties fo:color="#000000"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/>
    </style:style>
    <style:style style:name="T130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0d47a1"/>
    </style:style>
    <style:style style:name="T131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000000"/>
    </style:style>
    <style:style style:name="T132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e64a19"/>
    </style:style>
    <style:style style:name="T133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d84315"/>
    </style:style>
    <style:style style:name="T134" style:family="text">
      <style:text-properties style:font-relief="none" style:text-emphasize="none" style:font-style-complex="normal" style:font-style-asian="normal" style:font-weight-complex="normal" style:font-weight-asian="normal" style:font-size-complex="11pt" style:font-size-asian="11pt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33691e" style:font-name="Calibri" style:font-name-asian="Calibri" style:font-name-complex="Calibri"/>
    </style:style>
    <style:style style:name="T135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55308d"/>
    </style:style>
    <style:style style:name="T136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/>
    </style:style>
    <style:style style:name="T137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ed4c05"/>
    </style:style>
    <style:style style:name="T138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127622"/>
    </style:style>
    <style:style style:name="T139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000000"/>
    </style:style>
    <style:style style:name="T140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fo:color="#006064" style:font-name="Calibri" fo:font-weight="normal" style:font-name-asian="Calibri" style:font-name-complex="Calibri" style:font-weight-asian="normal" style:font-weight-complex="normal"/>
    </style:style>
    <style:style style:name="T141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style:font-name="Liberation Sans" fo:color="#000000" fo:font-weight="bold" style:font-name-asian="Liberation Sans" style:font-name-complex="Liberation Sans" style:font-weight-asian="bold" style:font-weight-complex="bold"/>
    </style:style>
    <style:style style:name="T142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fo:font-weight="bold" fo:color="#33691e" style:font-name="Calibri" style:font-name-asian="Calibri" style:font-name-complex="Calibri" style:font-weight-asian="normal" style:font-weight-complex="normal"/>
    </style:style>
    <style:style style:name="T143" style:family="text">
      <style:text-properties style:font-style-complex="normal" fo:color="#000000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144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0d47a1"/>
    </style:style>
    <style:style style:name="T145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000000"/>
    </style:style>
    <style:style style:name="T146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e64a19"/>
    </style:style>
    <style:style style:name="T147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d84315"/>
    </style:style>
    <style:style style:name="T148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49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558b2f"/>
    </style:style>
    <style:style style:name="T150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e65100"/>
    </style:style>
    <style:style style:name="T151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152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ff4081"/>
    </style:style>
    <style:style style:name="T15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7030a0"/>
    </style:style>
    <style:style style:name="T15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558b2f"/>
    </style:style>
    <style:style style:name="T15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e65100"/>
    </style:style>
    <style:style style:name="T156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57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c2185b"/>
    </style:style>
    <style:style style:name="T158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838f"/>
    </style:style>
    <style:style style:name="T159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ff0000"/>
    </style:style>
    <style:style style:name="T160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00838f"/>
    </style:style>
    <style:style style:name="T161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ff0000"/>
    </style:style>
    <style:style style:name="T162" style:family="text">
      <style:text-properties style:font-name="Calibri" fo:color="#7030a0" style:font-weight-complex="normal" style:font-style-complex="normal" style:font-style-asian="normal" style:font-size-complex="11pt" style:font-size-asian="11pt" style:font-weight-asian="normal" style:font-name-asian="Calibri" style:font-name-complex="Calibri" fo:text-shadow="none" style:text-underline-style="none" style:text-underline-color="font-color" fo:font-size="11pt" fo:font-weight="normal" style:text-outline="false" style:text-line-through-type="none" fo:font-style="normal"/>
    </style:style>
    <style:style style:name="T163" style:family="text">
      <style:text-properties style:font-style-asian="normal" style:font-name-complex="Calibri" style:font-weight-asian="normal" style:font-name-asian="Calibri" style:font-size-asian="11pt" fo:text-shadow="none" style:text-line-through-type="none" fo:font-weight="normal" style:font-size-complex="11pt" style:font-weight-complex="normal" style:font-style-complex="normal" fo:font-style="normal" style:text-outline="false" fo:font-size="11pt" fo:color="#00838f" style:text-underline-style="none" style:text-underline-color="font-color" style:font-name="Calibri"/>
    </style:style>
    <style:style style:name="T164" style:family="text">
      <style:text-properties style:font-name="Calibri" fo:font-size="11pt" fo:font-weight="normal" style:text-underline-style="none" style:text-underline-color="font-color" style:text-line-through-type="none" fo:font-style="normal" fo:text-shadow="none" fo:color="#000000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/>
    </style:style>
    <style:style style:name="T165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style:font-name-asian="Calibri" fo:text-shadow="none" fo:font-style="normal" style:text-line-through-type="none" style:text-underline-style="none" style:text-underline-color="font-color" fo:font-weight="normal" fo:font-size="11pt" style:font-name="Calibri" fo:color="#000000" style:text-outline="false"/>
    </style:style>
    <style:style style:name="T166" style:family="text">
      <style:text-properties fo:text-shadow="none" style:font-name-asian="Calibri" style:font-name-complex="Calibri" style:font-size-asian="11pt" style:font-size-complex="11pt" style:font-weight-asian="normal" style:font-weight-complex="normal" fo:font-style="normal" style:font-style-asian="normal" style:font-style-complex="normal" style:text-outline="false" fo:color="#000000" style:font-name="Calibri" fo:font-size="11pt" fo:font-weight="normal" style:text-underline-style="none" style:text-underline-color="font-color" style:text-line-through-type="none"/>
    </style:style>
    <style:style style:name="T167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68" style:family="text">
      <style:text-properties style:font-weight-complex="normal" style:font-name-complex="Calibri" style:font-size-asian="11pt" style:font-size-complex="11pt" style:font-style-asian="normal" style:font-style-complex="normal" style:font-weight-asian="normal" fo:text-shadow="none" style:font-name-asian="Calibri" style:text-outline="false" fo:font-weight="normal" fo:font-style="normal" style:text-line-through-type="none" style:text-underline-style="none" style:text-underline-color="font-color" fo:font-size="11pt" style:font-name="Calibri" fo:color="#000000"/>
    </style:style>
    <style:style style:name="T169" style:family="text">
      <style:text-properties style:text-line-through-type="none" style:text-underline-style="none" style:text-underline-color="font-color" fo:font-weight="normal" fo:font-size="11pt" style:font-name="Calibri" fo:color="#000000" fo:text-shadow="none" style:text-outline="false" fo:font-style="normal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70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ff0000"/>
    </style:style>
    <style:style style:name="T171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000000"/>
    </style:style>
    <style:style style:name="T172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17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000000"/>
    </style:style>
    <style:style style:name="T17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d500f9"/>
    </style:style>
    <style:style style:name="T175" style:family="text">
      <style:text-properties style:font-name-asian="Calibri" style:text-underline-style="none" style:text-underline-color="font-color" style:font-size-asian="11pt" style:font-name-complex="Calibri" style:font-name="Calibri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/>
    </style:style>
    <style:style style:name="T176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asian="Liberation Sans" style:font-name="Liberation Sans" style:font-name-complex="Liberation Sans"/>
    </style:style>
    <style:style style:name="T177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Calibri" style:font-name-asian="Calibri" style:font-name-complex="Calibri"/>
    </style:style>
    <style:style style:name="T178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Liberation Sans" style:font-name-complex="Liberation Sans" style:font-name-asian="Liberation Sans"/>
    </style:style>
    <style:style style:name="T179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asian="Calibri" style:font-name="Calibri" style:font-name-complex="Calibri"/>
    </style:style>
    <style:style style:name="T180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complex="Liberation Sans" style:font-name-asian="Liberation Sans" style:font-name="Liberation Sans"/>
    </style:style>
    <style:style style:name="T181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Liberation Sans" style:font-name-asian="Liberation Sans" style:font-name-complex="Liberation Sans"/>
    </style:style>
    <style:style style:name="T18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8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5d4037"/>
    </style:style>
    <style:style style:name="T184" style:family="text">
      <style:text-properties fo:color="#7030a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85" style:family="text">
      <style:text-properties style:font-name="Calibri" fo:color="#7030a0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style:font-name-asian="Calibri"/>
    </style:style>
    <style:style style:name="T186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7030a0"/>
    </style:style>
    <style:style style:name="T187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ff0000"/>
    </style:style>
    <style:style style:name="T188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89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00838f"/>
    </style:style>
    <style:style style:name="T190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191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c62828"/>
    </style:style>
    <style:style style:name="T192" style:family="text">
      <style:text-properties fo:color="#00838f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93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4527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94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195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ad1457"/>
    </style:style>
    <style:style style:name="T196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558b2f"/>
    </style:style>
    <style:style style:name="T197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838f"/>
    </style:style>
    <style:style style:name="T198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7030a0"/>
    </style:style>
    <style:style style:name="T199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97a7"/>
    </style:style>
    <style:style style:name="T200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1b5e20"/>
    </style:style>
    <style:style style:name="T201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88e3c"/>
    </style:style>
    <style:style style:name="T202" style:family="text">
      <style:text-properties fo:color="#0070c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03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ff0000"/>
    </style:style>
    <style:style style:name="T204" style:family="text">
      <style:text-properties fo:color="#d84315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05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000000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06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-complex="Calibri" fo:color="#ff0000" style:font-name="Calibri" style:font-name-asian="Calibri"/>
    </style:style>
    <style:style style:name="T207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Liberation Sans" style:font-name-asian="Liberation Sans" style:font-name-complex="Liberation Sans"/>
    </style:style>
    <style:style style:name="T208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838f" style:font-name="Calibri" style:font-name-asian="Calibri" style:font-name-complex="Calibri"/>
    </style:style>
    <style:style style:name="T209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6a1b9a" fo:text-shadow="none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210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="Liberation Sans" style:font-name-asian="Liberation Sans" style:font-name-complex="Liberation Sans" fo:color="#000000"/>
    </style:style>
    <style:style style:name="T211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6a1b9a" style:font-name="Calibri" style:font-name-asian="Calibri" style:font-name-complex="Calibri"/>
    </style:style>
    <style:style style:name="T212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Calibri" style:font-name-asian="Calibri" style:font-name-complex="Calibri"/>
    </style:style>
    <style:style style:name="T213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fo:text-shadow="none"/>
    </style:style>
    <style:style style:name="T214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000000"/>
    </style:style>
    <style:style style:name="T215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7030a0"/>
    </style:style>
    <style:style style:name="T216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33691e"/>
    </style:style>
    <style:style style:name="T217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6a1b9a"/>
    </style:style>
    <style:style style:name="T218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19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220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style-complex="normal" fo:color="#6a1b9a"/>
    </style:style>
    <style:style style:name="T221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7030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2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558b2f"/>
    </style:style>
    <style:style style:name="T223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b71c1c"/>
    </style:style>
    <style:style style:name="T224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fo:font-weight="normal" fo:font-size="11pt" style:font-style-complex="normal" fo:color="#558b2f" style:text-underline-style="solid" style:text-underline-width="auto" style:text-underline-color="font-color"/>
    </style:style>
    <style:style style:name="T225" style:family="text">
      <style:text-properties fo:color="#000000" style:font-name="Liberation Sans" fo:font-size="16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6pt" style:font-size-complex="16pt" style:font-weight-asian="bold" style:font-weight-complex="bold" style:font-style-asian="normal" style:font-style-complex="normal"/>
    </style:style>
    <style:style style:name="T226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27" style:family="text">
      <style:text-properties fo:color="#242729" style:font-name="inherit" fo:font-size="11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1pt" style:font-size-complex="11pt" style:font-weight-asian="normal" style:font-weight-complex="normal" style:font-style-asian="normal" style:font-style-complex="normal"/>
    </style:style>
    <style:style style:name="T228" style:family="text">
      <style:text-properties style:font-size-asian="11pt" fo:font-style="normal" style:font-name-complex="inherit" fo:text-shadow="none" style:font-style-complex="normal" fo:font-size="11pt" fo:font-weight="normal" style:text-underline-style="none" style:text-underline-color="font-color" style:text-line-through-type="none" style:font-weight-asian="normal" style:font-weight-complex="normal" style:font-style-asian="normal" style:font-name="inherit" style:font-name-asian="inherit" fo:color="#242729" style:text-outline="false" style:font-size-complex="11pt"/>
    </style:style>
    <style:style style:name="T229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size-complex="10pt" style:font-name-asian="Liberation Sans" fo:font-size="10pt" style:font-name-complex="Liberation Sans" style:font-size-asian="10pt" style:font-name="Liberation Sans"/>
    </style:style>
    <style:style style:name="T230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name="inherit" fo:font-size="11pt" style:font-name-asian="inherit" style:font-name-complex="inherit" style:font-size-asian="11pt" style:font-size-complex="11pt"/>
    </style:style>
    <style:style style:name="T23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232" style:family="text">
      <style:text-properties fo:color="#e64a19" style:font-name="Liberation Sans" fo:font-size="11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33" style:family="text">
      <style:text-properties fo:color="#0d47a1" style:font-name="Liberation Sans" fo:font-size="11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3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33444d"/>
    </style:style>
    <style:style style:name="T235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36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838f"/>
    </style:style>
    <style:style style:name="T237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38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23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4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32f2f"/>
    </style:style>
    <style:style style:name="T241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d84315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4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7030a0"/>
    </style:style>
    <style:style style:name="T24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ef6c00"/>
    </style:style>
    <style:style style:name="T244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245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ff4081"/>
    </style:style>
    <style:style style:name="T246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e65100"/>
    </style:style>
    <style:style style:name="T24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880e4f"/>
    </style:style>
    <style:style style:name="T24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c2185b"/>
    </style:style>
    <style:style style:name="T249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5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ff4081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5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500f9"/>
    </style:style>
    <style:style style:name="T252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5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fo:color="#d32f2f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25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ef6c00"/>
    </style:style>
    <style:style style:name="T255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5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c62828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57" style:family="text">
      <style:text-properties fo:color="#b71c1c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58" style:family="text">
      <style:text-properties fo:color="#1b5e20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59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7030a0"/>
    </style:style>
    <style:style style:name="T260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Liberation Sans1" style:font-relief="none" style:text-emphasize="none" style:font-style-complex="normal" style:font-style-asian="normal" style:font-weight-complex="normal" style:font-weight-asian="normal" style:font-size-complex="11pt" style:font-size-asian="11pt" style:font-name-complex="Liberation Sans1" style:font-name="Liberation Sans1"/>
    </style:style>
    <style:style style:name="T261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1" style:font-relief="none" style:text-emphasize="none" style:font-style-complex="normal" style:font-style-asian="normal" style:font-size-complex="11pt" style:font-size-asian="11pt" style:font-name-complex="Liberation Sans1" style:font-name="Liberation Sans1" fo:font-weight="bold" style:font-weight-asian="bold" style:font-weight-complex="bold"/>
    </style:style>
    <style:style style:name="T262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1" style:font-relief="none" style:text-emphasize="none" style:font-style-complex="normal" style:font-style-asian="normal" style:font-size-complex="11pt" style:font-size-asian="11pt" style:font-name-complex="Liberation Sans1" style:font-name="Liberation Sans1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nux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column table:style-name="co4" table:number-columns-repeated="960" table:default-cell-style-name="ce1"/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tutorials.ubuntu.com/tutorial/command-line-for-beginners" xlink:type="simple">https://tutorials.ubuntu.com/tutorial/command-line-for-beginners</text:a></text:p>
          </table:table-cell>
          <table:table-cell table:style-name="ce2" office:value-type="string" calcext:value-type="string">
            <text:p>The Linux command line for beginn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youtube.com/playlist?list=PLT98CRl2KxKEKvszPW-d4wYLo2fxEJYK" xlink:type="simple">https://www.youtube.com/playlist?list=PLT98CRl2KxKEKvszPW-d4wYLo2fxEJYK</text:a></text:p>
          </table:table-cell>
          <table:table-cell table:style-name="ce2" office:value-type="string" calcext:value-type="string">
            <text:p>Ubuntu Server 18.04 Essentials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УСТАНОВКА И ДЕИНСТАЛЛЯЦИЯ ПАКЕТОВ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2" office:value-type="string" calcext:value-type="string">
            <text:p>sudo apt update</text:p>
            <text:p>sudo apt upgrade</text:p>
            <text:p>sudo apt-get install &lt;name of module&gt;</text:p>
            <text:p>sudo apt-get remove &lt;name of module&gt;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2" office:value-type="string" calcext:value-type="string">
            <text:p>/var/log</text:p>
          </table:table-cell>
          <table:table-cell table:style-name="ce2" office:value-type="string" calcext:value-type="string">
            <text:p>место хранения логов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mesg</text:p>
          </table:table-cell>
          <table:table-cell table:style-name="ce2" office:value-type="string" calcext:value-type="string">
            <text:p>лог Линуксовского ядра, хранится в памяти, пока комп работает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ТЕРМИНАЛ</text:p>
          </table:table-cell>
          <table:table-cell table:style-name="ce4" office:value-type="string" calcext:value-type="string">
            <text:p>ИСПОЛЬЗУЕМ TAB для автозаполнения команд!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!!</text:p>
          </table:table-cell>
          <table:table-cell table:style-name="ce2" office:value-type="string" calcext:value-type="string">
            <text:p>Повторить последнюю комнаду, но с sud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trl+'+' <text:s/>или Ctrl+9</text:p>
          </table:table-cell>
          <table:table-cell table:style-name="ce2" office:value-type="string" calcext:value-type="string">
            <text:p>Масштаб (change font size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hift+C</text:p>
          </table:table-cell>
          <table:table-cell table:style-name="ce2" office:value-type="string" calcext:value-type="string">
            <text:p>Копировать (Copy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hift+Insert</text:p>
          </table:table-cell>
          <table:table-cell table:style-name="ce2" office:value-type="string" calcext:value-type="string">
            <text:p>Вставить скопированную строку в терминал <text:s/>(Paste)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trl+Alt+F3</text:p>
          </table:table-cell>
          <table:table-cell table:style-name="ce2" office:value-type="string" calcext:value-type="string">
            <text:p>переход в текстовый интерфейс. Можно переключаться между терминалами, проставляя третьей кнопкой F4, F5, F6…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trl+Alt+F1</text:p>
          </table:table-cell>
          <table:table-cell table:style-name="ce2" office:value-type="string" calcext:value-type="string">
            <text:p>Вернуться обратно в GUI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lear</text:p>
          </table:table-cell>
          <table:table-cell table:style-name="ce2" office:value-type="string" calcext:value-type="string">
            <text:p>очистить экран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xrandr</text:p>
          </table:table-cell>
          <table:table-cell table:style-name="ce2" office:value-type="string" calcext:value-type="string">
            <text:p>вывести поддерживаемые разрешения экран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xrandr -s 1024x768</text:p>
          </table:table-cell>
          <table:table-cell table:style-name="ce2" office:value-type="string" calcext:value-type="string">
            <text:p>установить разрешение экрана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sudo</text:p>
          </table:table-cell>
          <table:table-cell table:style-name="ce2" office:value-type="string" calcext:value-type="string">
            <text:p>сделать что-то с правами суперюзера (надо будет ввести пароль)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echo</text:p>
          </table:table-cell>
          <table:table-cell table:style-name="ce2" office:value-type="string" calcext:value-type="string">
            <text:p>напечатать что-то на экране или в файл, если после указать "&gt;" и имя файла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 text:c="2"/>|</text:p>
          </table:table-cell>
          <table:table-cell table:style-name="ce2" office:value-type="string" calcext:value-type="string">
            <text:p>разделитель комманд, сначала будет выполнена левая, потом правая. Выход левой комманды будет входом для правой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man -k &lt;интересующая команда keyword или её кусок&gt;</text:p>
          </table:table-cell>
          <table:table-cell table:style-name="ce2" office:value-type="string" calcext:value-type="string">
            <text:p>получить мануал (инструкцию) по команде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hatis &lt;интересующая команда или её кусок&gt;</text:p>
          </table:table-cell>
          <table:table-cell table:style-name="ce2" office:value-type="string" calcext:value-type="string">
            <text:p>почти то же самое.</text:p>
          </table:table-cell>
          <table:table-cell table:number-columns-repeated="1022"/>
        </table:table-row>
        <table:table-row table:style-name="ro1" table:number-rows-repeated="5">
          <table:table-cell table:style-name="ce2" table:number-columns-repeated="2"/>
          <table:table-cell table:number-columns-repeated="1022"/>
        </table:table-row>
        <table:table-row table:style-name="ro5">
          <table:table-cell table:style-name="ce6" office:value-type="string" calcext:value-type="string">
            <text:p>ПАМЯТЬ И ПРОЦЕССЫ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5" office:value-type="string" calcext:value-type="string">
            <text:p>ps</text:p>
          </table:table-cell>
          <table:table-cell table:style-name="ce2" office:value-type="string" calcext:value-type="string">
            <text:p>показать текущие процесс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s x</text:p>
          </table:table-cell>
          <table:table-cell table:style-name="ce2" office:value-type="string" calcext:value-type="string">
            <text:p>более подробное описание процессов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s &lt;имя пользователя&gt;</text:p>
          </table:table-cell>
          <table:table-cell table:style-name="ce2" office:value-type="string" calcext:value-type="string">
            <text:p>показать процессы другого пользовател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s -aux</text:p>
          </table:table-cell>
          <table:table-cell table:style-name="ce2" office:value-type="string" calcext:value-type="string">
            <text:p>подробные данные по процессам юзеров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s -aux | grep denis</text:p>
          </table:table-cell>
          <table:table-cell table:style-name="ce2" office:value-type="string" calcext:value-type="string">
            <text:p>все процессы пользователя Денис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ill</text:p>
          </table:table-cell>
          <table:table-cell table:style-name="ce2" office:value-type="string" calcext:value-type="string">
            <text:p>посылает сигнал процессу остановитьс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illall &lt;имя процесса&gt;</text:p>
          </table:table-cell>
          <table:table-cell table:style-name="ce2" office:value-type="string" calcext:value-type="string">
            <text:p>терминирует ВСЕ процессы по указанному имени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ill <text:span text:style-name="T1">-STOP</text:span> &lt;имя процесса&gt;</text:p>
          </table:table-cell>
          <table:table-cell table:style-name="ce2" office:value-type="string" calcext:value-type="string">
            <text:p>приостанавливает процесс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ill <text:span text:style-name="T1">-CONT</text:span> &lt;имя процесса&gt;</text:p>
          </table:table-cell>
          <table:table-cell table:style-name="ce2" office:value-type="string" calcext:value-type="string">
            <text:p>возобновляет процесс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fg</text:p>
          </table:table-cell>
          <table:table-cell table:style-name="ce2" office:value-type="string" calcext:value-type="string">
            <text:p>перевести на foregrond (лицевую сторону) фоновый процесс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trl+С</text:p>
          </table:table-cell>
          <table:table-cell table:style-name="ce2" office:value-type="string" calcext:value-type="string">
            <text:p>остановить процесс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trl+Z</text:p>
          </table:table-cell>
          <table:table-cell table:style-name="ce2" office:value-type="string" calcext:value-type="string">
            <text:p>перевести процесс в фоновый режим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top</text:p>
          </table:table-cell>
          <table:table-cell table:style-name="ce2" office:value-type="string" calcext:value-type="string">
            <text:p>Task Manager, диспетчер задач в Linux, можем видеть процессы, память используемую и т. д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hift+P</text:p>
          </table:table-cell>
          <table:table-cell table:style-name="ce2" office:value-type="string" calcext:value-type="string">
            <text:p>отфильтровать по CPU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hift+M</text:p>
          </table:table-cell>
          <table:table-cell table:style-name="ce2" office:value-type="string" calcext:value-type="string">
            <text:p>отфильтровать по памяти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ree -h</text:p>
          </table:table-cell>
          <table:table-cell table:style-name="ce2" office:value-type="string" calcext:value-type="string">
            <text:p>показать наличие памяти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shutdown</text:p>
          </table:table-cell>
          <table:table-cell table:style-name="ce2" office:value-type="string" calcext:value-type="string">
            <text:p>останавливает или перезагружает систем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reboot now</text:p>
          </table:table-cell>
          <table:table-cell table:style-name="ce2" office:value-type="string" calcext:value-type="string">
            <text:p>перезапустить сейчас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6" office:value-type="string" calcext:value-type="string">
            <text:p>СЛУЖБЫ (скрытые фоновые процессы)</text:p>
          </table:table-cell>
          <table:table-cell table:style-name="ce46"/>
          <table:table-cell table:number-columns-repeated="1022"/>
        </table:table-row>
        <table:table-row table:style-name="ro2">
          <table:table-cell table:style-name="ce47" office:value-type="string" calcext:value-type="string">
            <text:p>systemctl <text:span text:style-name="T2">опции</text:span> <text:span text:style-name="T3">команда</text:span> <text:span text:style-name="T4">служба служба</text:span></text:p>
          </table:table-cell>
          <table:table-cell table:style-name="ce47" office:value-type="string" calcext:value-type="string">
            <text:p><text:a xlink:href="https://losst.ru/upravlenie-sluzhbami-linux" xlink:type="simple">https://losst.ru/upravlenie-sluzhbami-linux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ystemctl stop predictive</text:p>
          </table:table-cell>
          <table:table-cell table:style-name="ce2" office:value-type="string" calcext:value-type="string">
            <text:p>остановить службу предсказаний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5">systemctl </text:span>list-units</text:p>
          </table:table-cell>
          <table:table-cell table:style-name="ce2" office:value-type="string" calcext:value-type="string">
            <text:p>посмотреть все службы (юниты), аналог опции -t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systemctl list-units --type service</text:p>
          </table:table-cell>
          <table:table-cell table:style-name="Default" office:value-type="string" calcext:value-type="string">
            <text:p><text:span text:style-name="T5">посмотреть </text:span>только программы, а не все эти дополнительные компоненты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5">systemctl </text:span>start service</text:p>
          </table:table-cell>
          <table:table-cell table:style-name="ce2" office:value-type="string" calcext:value-type="string">
            <text:p>запустить служб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5">systemctl </text:span>restart …</text:p>
          </table:table-cell>
          <table:table-cell table:style-name="ce2" office:value-type="string" calcext:value-type="string">
            <text:p>перезапустить служб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5">systemctl </text:span>try-restart …</text:p>
          </table:table-cell>
          <table:table-cell table:style-name="ce2" office:value-type="string" calcext:value-type="string">
            <text:p>перезапустить службу, только если она запущена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5">systemctl </text:span>reload-or-restart …</text:p>
          </table:table-cell>
          <table:table-cell table:style-name="ce2" office:value-type="string" calcext:value-type="string">
            <text:p>обновить конфигурацию затем выполнить перезапуск службы linux, если не поддерживается - только перезапустить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5">systemctl </text:span>enable …</text:p>
          </table:table-cell>
          <table:table-cell table:style-name="ce2" office:value-type="string" calcext:value-type="string">
            <text:p>добавить службу в автозагрузк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5">systemctl </text:span>disable …</text:p>
          </table:table-cell>
          <table:table-cell table:style-name="ce2" office:value-type="string" calcext:value-type="string">
            <text:p>удалить службу из автозагрузк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5">systemctl </text:span>is-enabled </text:p>
          </table:table-cell>
          <table:table-cell table:style-name="ce2" office:value-type="string" calcext:value-type="string">
            <text:p>проверить если ли уже служба в автозагрузке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5">systemctl </text:span>snapsot</text:p>
          </table:table-cell>
          <table:table-cell table:style-name="ce2" office:value-type="string" calcext:value-type="string">
            <text:p>сохранить состояние служб, чтобы потом восстановить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5">systemctl </text:span>daemon-reload</text:p>
          </table:table-cell>
          <table:table-cell table:style-name="ce2" office:value-type="string" calcext:value-type="string">
            <text:p>обновить конфигурацию всех служб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7" office:value-type="string" calcext:value-type="string">
            <text:p>Units (юниты)</text:p>
          </table:table-cell>
          <table:table-cell table:style-name="ce47" office:value-type="string" calcext:value-type="string">
            <text:p><text:a xlink:href="https://linux-notes.org/pishem-systemd-unit-fajl/" xlink:type="simple">https://linux-notes.org/pishem-systemd-unit-fajl/</text:a></text:p>
          </table:table-cell>
          <table:table-cell table:number-columns-repeated="1022"/>
        </table:table-row>
        <table:table-row table:style-name="ro1" table:number-rows-repeated="9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НАВИГАЦИЯ И ПОИСК.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5" office:value-type="string" calcext:value-type="string">
            <text:p>cd</text:p>
          </table:table-cell>
          <table:table-cell table:style-name="ce2" office:value-type="string" calcext:value-type="string">
            <text:p>перейти в папк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d .</text:p>
          </table:table-cell>
          <table:table-cell table:style-name="ce2" office:value-type="string" calcext:value-type="string">
            <text:p>Текущая папк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d ..</text:p>
          </table:table-cell>
          <table:table-cell table:style-name="ce2" office:value-type="string" calcext:value-type="string">
            <text:p>перейти в папку выше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d ../..</text:p>
          </table:table-cell>
          <table:table-cell table:style-name="ce2" office:value-type="string" calcext:value-type="string">
            <text:p>перейти на 2 папки выше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d ~</text:p>
          </table:table-cell>
          <table:table-cell table:style-name="ce2" office:value-type="string" calcext:value-type="string">
            <text:p>перейти в папку home текущего пользователя, то же самое, что cd home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pwd</text:p>
          </table:table-cell>
          <table:table-cell table:style-name="ce2" office:value-type="string" calcext:value-type="string">
            <text:p>показать путь текущей папки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ls</text:p>
          </table:table-cell>
          <table:table-cell table:style-name="ce2" office:value-type="string" calcext:value-type="string">
            <text:p>показать сожержимое текущей папки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ls -la</text:p>
          </table:table-cell>
          <table:table-cell table:style-name="ce2" office:value-type="string" calcext:value-type="string">
            <text:p>показать сожержимое текущей папки, l - длинно, a - включая скрытые папки и файлы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ls -la -R /</text:p>
          </table:table-cell>
          <table:table-cell table:style-name="ce2" office:value-type="string" calcext:value-type="string">
            <text:p>показать сожержимое корневой папки рекурсивно (с просмотром в поддиректориях). Бежать данные по экрану будут очень долго ))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ocate &lt;имя файла/папки&gt;</text:p>
          </table:table-cell>
          <table:table-cell table:style-name="ce2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hereis &lt;имя файла/папки&gt;</text:p>
          </table:table-cell>
          <table:table-cell table:style-name="ce2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ind /home -name "&lt;имя файла/папки&gt;"</text:p>
          </table:table-cell>
          <table:table-cell table:style-name="ce2" office:value-type="string" calcext:value-type="string">
            <text:p>найти файл/папку, атрибут -name указывает, что ищем по имени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-i</text:p>
          </table:table-cell>
          <table:table-cell table:style-name="ce2" office:value-type="string" calcext:value-type="string">
            <text:p>атрибут игнорирования keysensitive - различия больших и маленьких букв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d /media/cdrom</text:p>
          </table:table-cell>
          <table:table-cell table:style-name="ce2" office:value-type="string" calcext:value-type="string">
            <text:p>перейти в сд-ром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РАБОТА С ФАЙЛАМИ И ПАПКАМИ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5" office:value-type="string" calcext:value-type="string">
            <text:p>mkdir</text:p>
          </table:table-cell>
          <table:table-cell table:style-name="ce2" office:value-type="string" calcext:value-type="string">
            <text:p>создать папк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kdir -p Dir4/Dir5</text:p>
          </table:table-cell>
          <table:table-cell table:style-name="ce2" office:value-type="string" calcext:value-type="string">
            <text:p>с атрибутом parent создает сразу родительскую и дочернюю папки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touch</text:p>
          </table:table-cell>
          <table:table-cell table:style-name="ce2" office:value-type="string" calcext:value-type="string">
            <text:p>создать файл, либо обновить время последней активности у существующего файла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rm</text:p>
          </table:table-cell>
          <table:table-cell table:style-name="ce2" office:value-type="string" calcext:value-type="string">
            <text:p>удалить файл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mdir</text:p>
          </table:table-cell>
          <table:table-cell table:style-name="ce2" office:value-type="string" calcext:value-type="string">
            <text:p>удалить папку пустую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mdir -p dir1/dir2/dir3</text:p>
          </table:table-cell>
          <table:table-cell table:style-name="ce2" office:value-type="string" calcext:value-type="string">
            <text:p>удалить указанное дерево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-i</text:p>
          </table:table-cell>
          <table:table-cell table:style-name="ce2" office:value-type="string" calcext:value-type="string">
            <text:p>(interactive) option to rm, which will prompt you to confirm the deletion of each file;</text:p>
          </table:table-cell>
          <table:table-cell table:number-columns-repeated="1022"/>
        </table:table-row>
        <table:table-row table:style-name="ro4">
          <table:table-cell table:style-name="ce7" office:value-type="string" calcext:value-type="string">
            <text:p>rm -R</text:p>
          </table:table-cell>
          <table:table-cell table:style-name="ce2" office:value-type="string" calcext:value-type="string">
            <text:p>удалить папку рекурсивно со всем её содержимым. ОПАСНО! <text:s/>Лучше удалять содержимое вручную, потом .. и удалять папку обычным rmdir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udo rm -R /</text:p>
          </table:table-cell>
          <table:table-cell table:style-name="ce2" office:value-type="string" calcext:value-type="string">
            <text:p>удалить всё с машины, начиная с корня, включая саму систему Linux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cat</text:p>
          </table:table-cell>
          <table:table-cell table:style-name="ce2" office:value-type="string" calcext:value-type="string">
            <text:p>ПРОСМОТРЕТЬ ФАЙЛ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more</text:p>
          </table:table-cell>
          <table:table-cell table:style-name="ce2" office:value-type="string" calcext:value-type="string">
            <text:p>тоже просмотреть файл, но по кнопке Enter читается по строкам. q - для выхода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less</text:p>
          </table:table-cell>
          <table:table-cell table:style-name="ce2" office:value-type="string" calcext:value-type="string">
            <text:p>тоже просмотреть файл, но работают ещё PgDown и PgUp, по кнопке / работает поиск. q - для выход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6">cp</text:span> &lt;название файла&gt; &lt;путь, куда копируем&gt;</text:p>
          </table:table-cell>
          <table:table-cell table:style-name="ce2" office:value-type="string" calcext:value-type="string">
            <text:p>скопировать файл/папку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p hello*.*</text:p>
          </table:table-cell>
          <table:table-cell table:style-name="ce2" office:value-type="string" calcext:value-type="string">
            <text:p>скопировать ВСЕ файлы с "hello" в начале названия, любым продолжением названия, с любым расширением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p hello?.*</text:p>
          </table:table-cell>
          <table:table-cell table:style-name="ce2" office:value-type="string" calcext:value-type="string">
            <text:p>скопировать ВСЕ файлы с "hello" в начале названия и с любым 1 символом после этого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p -R Dir2 Dir 4</text:p>
          </table:table-cell>
          <table:table-cell table:style-name="ce2" office:value-type="string" calcext:value-type="string">
            <text:p>скопировать папку Dir2 со всем сожержимым в папку Dir4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-v</text:p>
          </table:table-cell>
          <table:table-cell table:style-name="ce2" office:value-type="string" calcext:value-type="string">
            <text:p>атрибут verbose, который на экране покажет процесс выполнения команды, например копирования файлов.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mv</text:p>
          </table:table-cell>
          <table:table-cell table:style-name="ce2" office:value-type="string" calcext:value-type="string">
            <text:p>переместить файл ИЛИ переименовать, если остваить файл в той же директории (mv text.txt rename.txt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v text.txt .text.txt</text:p>
          </table:table-cell>
          <table:table-cell table:style-name="ce2" office:value-type="string" calcext:value-type="string">
            <text:p>сделать файл скрытым, если поставить точку в начале имен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v &lt;file name&gt; &lt;folder name&gt;/</text:p>
          </table:table-cell>
          <table:table-cell table:style-name="ce2" office:value-type="string" calcext:value-type="string">
            <text:p>move file to folde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v &lt;file name&gt; ..</text:p>
          </table:table-cell>
          <table:table-cell table:style-name="ce2" office:value-type="string" calcext:value-type="string">
            <text:p>move file one level up to parent folder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df /work</text:p>
          </table:table-cell>
          <table:table-cell table:style-name="ce2" office:value-type="string" calcext:value-type="string">
            <text:p>df - команда, показывающая, на каком диске находится папк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f /root</text:p>
          </table:table-cell>
          <table:table-cell table:style-name="ce2" office:value-type="string" calcext:value-type="string">
            <text:p>узнать, где зранится корень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f -Th | grep "^/dev"</text:p>
          </table:table-cell>
          <table:table-cell table:style-name="ce2" office:value-type="string" calcext:value-type="string">
            <text:p>Использование дискового пространств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sblk -f</text:p>
          </table:table-cell>
          <table:table-cell table:style-name="ce2" office:value-type="string" calcext:value-type="string">
            <text:p>Показать дерево дисков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ЗАПИСЬ В ФАЙЛЫ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gedit</text:p>
          </table:table-cell>
          <table:table-cell table:style-name="ce2" office:value-type="string" calcext:value-type="string">
            <text:p>открытие простого блокнота в GUI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2">
          <table:table-cell table:style-name="ce5" office:value-type="string" calcext:value-type="string">
            <text:p>nano</text:p>
          </table:table-cell>
          <table:table-cell table:style-name="ce2" office:value-type="string" calcext:value-type="string">
            <text:p>текстовый редактор прямо в терминале</text:p>
          </table:table-cell>
          <table:table-cell table:number-columns-repeated="1022"/>
        </table:table-row>
        <table:table-row table:style-name="ro6">
          <table:table-cell table:style-name="ce2" office:value-type="string" calcext:value-type="string">
            <text:p>сначала отмечается начало выделение: Alt-A или Ctrl-^</text:p>
            <text:p>Далее следует навигация — и до момента выполнения действия над текстом в буффере, выделение сохраняется</text:p>
            <text:p>(обратите внимание, выделение сохраняется даже при вводе текста, в этом оно сильно отличается от выделения в gui-приложениях windows и ближе к persistent blocks в TurboC, DN и соответствующей опции Far Manager'а).</text:p>
            <text:p>применимы все функции навигации, включая переход по номеру строки или поиск</text:p>
          </table:table-cell>
          <table:table-cell table:style-name="ce2" office:value-type="string" calcext:value-type="string">
            <text:p>ВЫДЕЛЕНИЕ ТЕКСТ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trl-K (или F9)</text:p>
          </table:table-cell>
          <table:table-cell table:style-name="ce2" office:value-type="string" calcext:value-type="string">
            <text:p>Далее выделенный текст можно удалить или скопировать в буффер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комбинация Alt-6</text:p>
          </table:table-cell>
          <table:table-cell table:style-name="ce2" office:value-type="string" calcext:value-type="string">
            <text:p>Выделенный текст можно скопировать в буффер обмена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trl-U или F10</text:p>
          </table:table-cell>
          <table:table-cell table:style-name="ce2" office:value-type="string" calcext:value-type="string">
            <text:p>вставить текст из буффера обмена. в подсказке снизу написана неправда, это не отмена удаления, это вставка.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pico</text:p>
          </table:table-cell>
          <table:table-cell table:style-name="ce2" office:value-type="string" calcext:value-type="string">
            <text:p>Тот же nano, но версия постарше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vi</text:p>
          </table:table-cell>
          <table:table-cell table:style-name="ce2" office:value-type="string" calcext:value-type="string">
            <text:p>древний редактор, он же vim, не дай Бог с ним работать. Имеет 2 режима и НЕ говорит, в каком он сейчас.</text:p>
          </table:table-cell>
          <table:table-cell table:number-columns-repeated="1022"/>
        </table:table-row>
        <table:table-row table:style-name="ro7">
          <table:table-cell table:style-name="ce2" office:value-type="string" calcext:value-type="string">
            <text:p>sed</text:p>
          </table:table-cell>
          <table:table-cell table:style-name="ce2" office:value-type="string" calcext:value-type="string">
            <text:p>Заменяет строки pattern_string → replace_string в файлах текущей папки, не открывая файлы.</text:p>
            <text:p>-n, --quiet - не выводить содержимое буфера шаблона в конце каждой итерации;</text:p>
            <text:p>-e - команды, которые надо выполнить для редактирования;</text:p>
            <text:p>-f - прочитать команды редактирования из файла;</text:p>
            <text:p>-i - сделать резервную копию файла перед редактированием;</text:p>
            <text:p>-l - указать свою длину строки;</text:p>
            <text:p>-r - включить поддержку расширенного синтаксиса регулярных выражений;</text:p>
            <text:p>-s - если передано несколько файлов, рассматривать их как отдельные потоки, а не как один длинный.</text:p>
            <text:p/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ЯРЛЫКИ, СОРТИНГ, РЕГУЛЯРНЫЕ ВЫРАЖЕНИЯ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ln -s</text:p>
          </table:table-cell>
          <table:table-cell table:style-name="ce2" office:value-type="string" calcext:value-type="string">
            <text:p>создать ярлык на файл/папку</text:p>
          </table:table-cell>
          <table:table-cell table:number-columns-repeated="1022"/>
        </table:table-row>
        <table:table-row table:style-name="ro8">
          <table:table-cell table:style-name="ce5" office:value-type="string" calcext:value-type="string">
            <text:p>ln</text:p>
          </table:table-cell>
          <table:table-cell table:style-name="ce2" office:value-type="string" calcext:value-type="string">
            <text:p>создать ссылку-клон (как в Python вторая переменная, указывающая на тот же объект в памяти),</text:p>
            <text:p>менять можно любой из них - второй изменится тоже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wc &lt;имя файла&gt;</text:p>
          </table:table-cell>
          <table:table-cell table:style-name="ce2" office:value-type="string" calcext:value-type="string">
            <text:p>(word count) выдаёт информацию о файле: количество строк, слов, символов (байтов)</text:p>
            <text:p>атрибуты: -w - выдать кол-во слов, -l — строк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ort &lt;имя файла с данными&gt;</text:p>
          </table:table-cell>
          <table:table-cell table:style-name="ce2" office:value-type="string" calcext:value-type="string">
            <text:p>возвращает данные в файле, сортированные по алфавит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-n</text:p>
          </table:table-cell>
          <table:table-cell table:style-name="ce2" office:value-type="string" calcext:value-type="string">
            <text:p>атрибут для сортировки чисел по возрастанию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ut -d "&lt;символ-резделитель&gt;" -f 3 &lt;имя файла, в который это записать&gt;</text:p>
          </table:table-cell>
          <table:table-cell table:style-name="ce2" office:value-type="string" calcext:value-type="string">
            <text:p>разрезает строку по делиметеру -d, как split в Python, выдает массив кусочков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атрибут -f 3</text:p>
          </table:table-cell>
          <table:table-cell table:style-name="ce2" office:value-type="string" calcext:value-type="string">
            <text:p>(field) выбирает не весь массив, а только указанный элемент.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6">grep</text:span> &lt;искомый текст&gt; &lt;папка/файл&gt;</text:p>
          </table:table-cell>
          <table:table-cell table:style-name="ce2" office:value-type="string" calcext:value-type="string">
            <text:p>ищет определённый текст в файлах/папках/выходных данных pipelin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rep -E "[A-Za-z].gov" mydatafile.txt</text:p>
          </table:table-cell>
          <table:table-cell table:style-name="ce2" office:value-type="string" calcext:value-type="string">
            <text:p>ищем все вхождения с любой 1 буквой в любом регистре перед <text:s/>".gov"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rep -E "[A-Za-z]*.gov" mydatafile.txt</text:p>
          </table:table-cell>
          <table:table-cell table:style-name="ce2" office:value-type="string" calcext:value-type="string">
            <text:p>ищем все вхождения с любым количеством букв перед <text:s/>".gov"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rep -E "(kgb.gov|intel.com)"</text:p>
          </table:table-cell>
          <table:table-cell table:style-name="ce2" office:value-type="string" calcext:value-type="string">
            <text:p>ищем (или то, или другое) через разделитель |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ПЕРЕНАПРАВЛЕНИЕ ВЫВОДА/ВВОДА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read</text:p>
          </table:table-cell>
          <table:table-cell table:style-name="ce2" office:value-type="string" calcext:value-type="string">
            <text:p>прочитать вводимую строк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ad &lt;имя переменной&gt;</text:p>
          </table:table-cell>
          <table:table-cell table:style-name="ce2" office:value-type="string" calcext:value-type="string">
            <text:p>прочитать строку и присвоить её как значение переменной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ort names.txt</text:p>
          </table:table-cell>
          <table:table-cell table:style-name="ce2" office:value-type="string" calcext:value-type="string">
            <text:p>выведет отсортированное содержимое на экран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sort names.txt &gt; sorted.txt</text:p>
          </table:table-cell>
          <table:table-cell table:style-name="ce2" office:value-type="string" calcext:value-type="string">
            <text:p>выведет отсортированное содержимое в файл sorted.txt (если такой файл что-то содержал, сначала он затрётся!)</text:p>
            <text:p>Выдаёт только хорошие результаты, за исключением ошибок!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»</text:p>
          </table:table-cell>
          <table:table-cell table:style-name="ce2" office:value-type="string" calcext:value-type="string">
            <text:p>append, добваить данные в конец файла, аналогично комманде append в Python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2&gt;</text:p>
          </table:table-cell>
          <table:table-cell table:style-name="ce2" office:value-type="string" calcext:value-type="string">
            <text:p>перенаправить данные, выдавшие ошибки в... <text:s/>вникуда в данном случае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2&gt; errors.txt</text:p>
          </table:table-cell>
          <table:table-cell table:style-name="ce2" office:value-type="string" calcext:value-type="string">
            <text:p>перенаправить плохие ответы в файл errors.tx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rep anton /etc/* 2&gt; /dev/null</text:p>
          </table:table-cell>
          <table:table-cell table:style-name="ce2" office:value-type="string" calcext:value-type="string">
            <text:p>перенаправить плохие ответы в девайс "вникуда"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rep anton /etc/* &gt; good.txt 2&gt; errors.txt</text:p>
          </table:table-cell>
          <table:table-cell table:style-name="ce2" office:value-type="string" calcext:value-type="string">
            <text:p>разделили по 2 файлам хорошие ответы и плохие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rep anton /etc/* &amp;&gt; allresults.txt</text:p>
          </table:table-cell>
          <table:table-cell table:style-name="ce2" office:value-type="string" calcext:value-type="string">
            <text:p>вывести ВСЕ результаты, и плохие, и хорошие, в файл</text:p>
          </table:table-cell>
          <table:table-cell table:number-columns-repeated="1022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АРХИВИРОВАНИЕ И КОМПРЕССИЯ ДАННЫХ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tar</text:p>
          </table:table-cell>
          <table:table-cell table:style-name="ce2" office:value-type="string" calcext:value-type="string">
            <text:p>tape archive - объединяет несколько файлов/папок в один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6">tar</text:span> cvf mytar.tar Folder1</text:p>
          </table:table-cell>
          <table:table-cell table:style-name="ce2" office:value-type="string" calcext:value-type="string">
            <text:p>запихнуть в файл mytar.tar всё содержимой папки Folder1, буква f должна быть последним атрибутом перед именем файл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r tf mytar.tar</text:p>
          </table:table-cell>
          <table:table-cell table:style-name="ce2" office:value-type="string" calcext:value-type="string">
            <text:p>посмотреть внутрь файл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r xvf mytar.tar</text:p>
          </table:table-cell>
          <table:table-cell table:style-name="ce2" office:value-type="string" calcext:value-type="string">
            <text:p>распаковать, показывая действия (v)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8">
          <table:table-cell table:style-name="ce2" office:value-type="string" calcext:value-type="string">
            <text:p><text:span text:style-name="T6">gzip</text:span> mytar.tar</text:p>
          </table:table-cell>
          <table:table-cell table:style-name="ce2" office:value-type="string" calcext:value-type="string">
            <text:p>скомпрессировать 1 файл! <text:s/>Файл получает новое расширение .gz и уменьшеается в размере. Получаем архив. Исходный большой файл исчезает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unzip mytar.tar.gz</text:p>
          </table:table-cell>
          <table:table-cell table:style-name="ce2" office:value-type="string" calcext:value-type="string">
            <text:p>раскомпрессировать файл gz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6">bzip2</text:span> mytar.tar</text:p>
          </table:table-cell>
          <table:table-cell table:style-name="ce2" office:value-type="string" calcext:value-type="string">
            <text:p>скомпрессировать более мощным методом в формат .bz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unzip2 mytar.tar.bz2</text:p>
          </table:table-cell>
          <table:table-cell table:style-name="ce2" office:value-type="string" calcext:value-type="string">
            <text:p>раскопрессировать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6">xz</text:span> и unxz</text:p>
          </table:table-cell>
          <table:table-cell table:style-name="ce2" office:value-type="string" calcext:value-type="string">
            <text:p>скомпрессовать и раскомпрессовать в формат .xz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tar cvzf mytar.tar Folder1</text:p>
          </table:table-cell>
          <table:table-cell table:style-name="ce44" office:value-type="string" calcext:value-type="string">
            <text:p>закинуть в 1 файл и СРАЗУ скопрессировать. z - по методу gzip, <text:s text:c="2"/>j - по методу bzip2, J - по методу xz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44"/>
          <table:table-cell table:number-columns-repeated="1022"/>
        </table:table-row>
        <table:table-row table:style-name="ro4">
          <table:table-cell table:style-name="ce5" office:value-type="string" calcext:value-type="string">
            <text:p>zip -r myZIP.zip Folder1</text:p>
          </table:table-cell>
          <table:table-cell table:style-name="ce44" office:value-type="string" calcext:value-type="string">
            <text:p>закинуть рекурсивно папку и всё её содержимое в архив zip? который откроется и на Windows легко (степень сжатия самая слабая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nzip myZIP.zip</text:p>
          </table:table-cell>
          <table:table-cell table:style-name="ce2" office:value-type="string" calcext:value-type="string">
            <text:p>распаковать zip-файл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ПОЛЬЗОВАТЕЛИ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cat /etc/passwd</text:p>
          </table:table-cell>
          <table:table-cell table:style-name="ce2" office:value-type="string" calcext:value-type="string">
            <text:p>открыть файл с данными всех аккаунтов пользователей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hoami</text:p>
          </table:table-cell>
          <table:table-cell table:style-name="ce2" office:value-type="string" calcext:value-type="string">
            <text:p>показывает, какой юзер сейчас активен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6">su</text:span> &lt;имя юзера&gt;</text:p>
          </table:table-cell>
          <table:table-cell table:style-name="ce2" office:value-type="string" calcext:value-type="string">
            <text:p>switch user, меняет текущего юзера на указанного, попросит ввести пароль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xit</text:p>
          </table:table-cell>
          <table:table-cell table:style-name="ce2" office:value-type="string" calcext:value-type="string">
            <text:p>выйти из временно примеренного юзера )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ogout</text:p>
          </table:table-cell>
          <table:table-cell table:style-name="ce2" office:value-type="string" calcext:value-type="string">
            <text:p>выйти из текущего пользователя (root, например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d &lt;имя юзера&gt;</text:p>
          </table:table-cell>
          <table:table-cell table:style-name="ce2" office:value-type="string" calcext:value-type="string">
            <text:p>показывает группы пользовател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st</text:p>
          </table:table-cell>
          <table:table-cell table:style-name="ce2" office:value-type="string" calcext:value-type="string">
            <text:p>показывает крайние логины в систем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ho</text:p>
          </table:table-cell>
          <table:table-cell table:style-name="ce2" office:value-type="string" calcext:value-type="string">
            <text:p>показывает, кто сейчас залогинен в систему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w</text:p>
          </table:table-cell>
          <table:table-cell table:style-name="ce2" office:value-type="string" calcext:value-type="string">
            <text:p>всё то же самое, но ещё показывает и текущий работающий процесс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<text:span text:style-name="T6">useradd</text:span> -m &lt;имя пользователя&gt;</text:p>
          </table:table-cell>
          <table:table-cell table:style-name="ce2" office:value-type="string" calcext:value-type="string">
            <text:p>создаем нового юзера. -m создает ему папку в /hom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passwd &lt;имя пользователя&gt;</text:p>
          </table:table-cell>
          <table:table-cell table:style-name="ce2" office:value-type="string" calcext:value-type="string">
            <text:p>установить пароль пользователю, чтобы он мог залогиниться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/etc/skel/</text:p>
          </table:table-cell>
          <table:table-cell table:style-name="ce2" office:value-type="string" calcext:value-type="string">
            <text:p>папка-скелет, которая сожержит всё, что будет создаваться для нового пользовател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userdel -r &lt;имя пользователя&gt;</text:p>
          </table:table-cell>
          <table:table-cell table:style-name="ce2" office:value-type="string" calcext:value-type="string">
            <text:p>удалить пользователя и все его данные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groupadd &lt;имя группы&gt;</text:p>
          </table:table-cell>
          <table:table-cell table:style-name="ce2" office:value-type="string" calcext:value-type="string">
            <text:p>создать группу с указанным именем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groupdel &lt;имя группы&gt;</text:p>
          </table:table-cell>
          <table:table-cell table:style-name="ce2" office:value-type="string" calcext:value-type="string">
            <text:p>удалить группу (пользователи сохраняются, просто выходят из этой группы)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<text:span text:style-name="T6">usermod</text:span> <text:span text:style-name="T1">-aG</text:span> &lt;имя группы&gt; &lt;имя пользователя&gt;</text:p>
          </table:table-cell>
          <table:table-cell table:style-name="ce2" office:value-type="string" calcext:value-type="string">
            <text:p>добавить в группу пользовател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deluser &lt;имя группы&gt; &lt;имя пользователя&gt;</text:p>
          </table:table-cell>
          <table:table-cell table:style-name="ce2" office:value-type="string" calcext:value-type="string">
            <text:p>удалить из группы пользователя</text:p>
          </table:table-cell>
          <table:table-cell table:number-columns-repeated="1022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СЕТЬ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env | grep proxy</text:p>
          </table:table-cell>
          <table:table-cell table:style-name="ce2" office:value-type="string" calcext:value-type="string">
            <text:p>узнать свой proxy-сервер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ifconfig</text:p>
          </table:table-cell>
          <table:table-cell table:style-name="ce2" office:value-type="string" calcext:value-type="string">
            <text:p>узнать ip-адрес сервера</text:p>
            <text:p>если команда не найдена, то sudo apt install net-tools (https://losst.ru/oshibka-ifconfig-komanda-ne-najdena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etstat -antu</text:p>
          </table:table-cell>
          <table:table-cell table:style-name="ce2" office:value-type="string" calcext:value-type="string">
            <text:p>увидеть занятые порты на локальной машине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ifconfig</text:p>
          </table:table-cell>
          <table:table-cell table:style-name="ce2" office:value-type="string" calcext:value-type="string">
            <text:p>данные о сет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p addr show</text:p>
          </table:table-cell>
          <table:table-cell table:style-name="ce2" office:value-type="string" calcext:value-type="string">
            <text:p>другой вариант данных о сет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oute</text:p>
          </table:table-cell>
          <table:table-cell table:style-name="ce2" office:value-type="string" calcext:value-type="string">
            <text:p>адреса пересылки пакетов в разных странах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ping</text:p>
          </table:table-cell>
          <table:table-cell table:style-name="ce2" office:value-type="string" calcext:value-type="string">
            <text:p>отослать пакеты на адрес, проверить ответ (пропинговать)</text:p>
          </table:table-cell>
          <table:table-cell table:number-columns-repeated="1022"/>
        </table:table-row>
        <table:table-row table:style-name="ro1" table:number-rows-repeated="2">
          <table:table-cell table:style-name="ce5"/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ПРАВА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rwx</text:p>
          </table:table-cell>
          <table:table-cell table:style-name="ce2" office:value-type="string" calcext:value-type="string">
            <text:p>права на чтение, запись, исполнение файла (или вход в папку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--</text:p>
          </table:table-cell>
          <table:table-cell table:style-name="ce2" office:value-type="string" calcext:value-type="string">
            <text:p>право только на чтение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chown &lt;имя пользователя&gt; &lt;имя файла/папки&gt;</text:p>
          </table:table-cell>
          <table:table-cell table:style-name="ce2" office:value-type="string" calcext:value-type="string">
            <text:p>поменять владельца файла/папк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chgrp &lt;имя группы&gt; &lt;имя файла/папки&gt;</text:p>
          </table:table-cell>
          <table:table-cell table:style-name="ce2" office:value-type="string" calcext:value-type="string">
            <text:p>поменять доступ групп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chmod o+x &lt;имя файла/папки&gt;</text:p>
          </table:table-cell>
          <table:table-cell table:style-name="ce2" office:value-type="string" calcext:value-type="string">
            <text:p>добавить право others (o) на запуск файла (x)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chmod u+x, g-w, o+r &lt;имя файла/папки&gt;</text:p>
          </table:table-cell>
          <table:table-cell table:style-name="ce2" office:value-type="string" calcext:value-type="string">
            <text:p>у юзера доавляем право запускать, у группы убираем право писать, у остальных добавляем право читать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hmod ugo=r &lt;имя файла/папки&gt;</text:p>
          </table:table-cell>
          <table:table-cell table:style-name="ce2" office:value-type="string" calcext:value-type="string">
            <text:p>юзеру, группе и остальным - всем поставить толкьо право read, остальные права отключить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 = 4, w = 2, x = 1</text:p>
          </table:table-cell>
          <table:table-cell table:style-name="ce2"/>
          <table:table-cell table:number-columns-repeated="1022"/>
        </table:table-row>
        <table:table-row table:style-name="ro4">
          <table:table-cell table:style-name="ce2" office:value-type="string" calcext:value-type="string">
            <text:p>rwx = 7, rw- = 6, r-x = 5, r-- = 4, -wx = 3, -w- = 2, --x = 1, --- = 0</text:p>
          </table:table-cell>
          <table:table-cell table:style-name="ce2"/>
          <table:table-cell table:number-columns-repeated="1022"/>
        </table:table-row>
        <table:table-row table:style-name="ro4">
          <table:table-cell table:style-name="ce2" office:value-type="string" calcext:value-type="string">
            <text:p>chmod 777 &lt;имя файла/папки&gt;</text:p>
          </table:table-cell>
          <table:table-cell table:style-name="ce2" office:value-type="string" calcext:value-type="string">
            <text:p>дать полные права всем. Первая 7 - пользователю, вторая - группе, третья — остальным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chmod o+t &lt;имя папки&gt;</text:p>
          </table:table-cell>
          <table:table-cell table:style-name="ce2" office:value-type="string" calcext:value-type="string">
            <text:p>сделать sticky beat для папки, запретить удалять файлы не владельцам файла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chmod 1777 &lt;имя папки&gt;</text:p>
          </table:table-cell>
          <table:table-cell table:style-name="ce2" office:value-type="string" calcext:value-type="string">
            <text:p>сделать в папке полные права. Первая цифра - sticky beat. 1 включает, 0 выключает</text:p>
          </table:table-cell>
          <table:table-cell table:number-columns-repeated="1022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УСТРОЙСТВА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lsusb</text:p>
          </table:table-cell>
          <table:table-cell table:style-name="ce2" office:value-type="string" calcext:value-type="string">
            <text:p>Показывает подключенные по USB устройств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canimage -L</text:p>
          </table:table-cell>
          <table:table-cell table:style-name="ce2" office:value-type="string" calcext:value-type="string">
            <text:p>Показывает установленные сканеры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ubuntu-drivers devices</text:p>
          </table:table-cell>
          <table:table-cell table:style-name="ce2" office:value-type="string" calcext:value-type="string">
            <text:p>Вывести список девайсов.</text:p>
            <text:p>Например, видеокарту и ее драйверы.</text:p>
          </table:table-cell>
          <table:table-cell table:number-columns-repeated="1022"/>
        </table:table-row>
        <table:table-row table:style-name="ro1" table:number-rows-repeated="4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brscan-skey <text:s/>-l</text:p>
          </table:table-cell>
          <table:table-cell table:style-name="ce2" office:value-type="string" calcext:value-type="string">
            <text:p>Показать список установленных устройств фирмы Brother</text:p>
          </table:table-cell>
          <table:table-cell table:number-columns-repeated="1022"/>
        </table:table-row>
        <table:table-row table:style-name="ro1" table:number-rows-repeated="5">
          <table:table-cell table:style-name="ce2" table:number-columns-repeated="2"/>
          <table:table-cell table:number-columns-repeated="1022"/>
        </table:table-row>
        <table:table-row table:style-name="ro1" table:number-rows-repeated="8">
          <table:table-cell table:style-name="Default" table:number-columns-repeated="2"/>
          <table:table-cell table:number-columns-repeated="1022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BASH SCRIPTS</text:p>
          </table:table-cell>
          <table:table-cell table:style-name="ce6"/>
          <table:table-cell table:number-columns-repeated="1022"/>
        </table:table-row>
        <table:table-row table:style-name="ro3">
          <table:table-cell table:style-name="ce2"/>
          <table:table-cell table:style-name="ce2" office:value-type="string" calcext:value-type="string">
            <text:p>Формат файлов .sh</text:p>
            <text:p>Начинается всегда с</text:p>
            <text:p>#!/bin/bash</text:p>
            <text:p>а ниже обычные команды линукса, разделённые Enter или ;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hmod a+x myscript.sh</text:p>
          </table:table-cell>
          <table:table-cell table:style-name="ce2" office:value-type="string" calcext:value-type="string">
            <text:p>файлу скрипта надо дать возможность запускаться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./myscript.sh</text:p>
          </table:table-cell>
          <table:table-cell table:style-name="ce2" office:value-type="string" calcext:value-type="string">
            <text:p>запустить скрипт с именем myscript.sh, если мы в его директории</text:p>
            <text:p/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$0</text:p>
          </table:table-cell>
          <table:table-cell table:style-name="ce2" office:value-type="string" calcext:value-type="string">
            <text:p>переменные пишутся в кавычках и со знаком $, затем пишется порядковый номер переменной.</text:p>
            <text:p>$0 - название файла со скриптом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$1</text:p>
          </table:table-cell>
          <table:table-cell table:style-name="ce2" office:value-type="string" calcext:value-type="string">
            <text:p>первая переменная и т. д.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if [ "$1" == "Vasya" ]; then</text:p>
            <text:p>echo "Privet $1"</text:p>
            <text:p>elif [ "$1" == "Trump" ]; then</text:p>
            <text:p>echo "Hello $1"</text:p>
            <text:p>else echo "Zdarova, neznakomez, $1"</text:p>
            <text:p>fi</text:p>
          </table:table-cell>
          <table:table-cell table:style-name="ce2" office:value-type="string" calcext:value-type="string">
            <text:p>Обычный if.</text:p>
            <text:p/>
            <text:p>конец if, тот же if, но наоборот… получается fi</text:p>
          </table:table-cell>
          <table:table-cell table:number-columns-repeated="1022"/>
        </table:table-row>
        <table:table-row table:style-name="ro10">
          <table:table-cell table:style-name="ce2" office:value-type="string" calcext:value-type="string">
            <text:p>read -p "Please, enter something: " x</text:p>
            <text:p>echo "Starting CASE selection..."</text:p>
            <text:p>case $x in</text:p>
            <text:p>1) echo "This is one";;</text:p>
            <text:p>[2-9]) echo "From two to nine";;</text:p>
            <text:p>"Petya") echo "Privet, $x";;</text:p>
            <text:p>*) echo "Parametr unknown"</text:p>
            <text:p>esac</text:p>
          </table:table-cell>
          <table:table-cell table:style-name="ce2" office:value-type="string" calcext:value-type="string">
            <text:p>case</text:p>
            <text:p>варианты значения переменной слева за скобкой, через скобку — действия</text:p>
          </table:table-cell>
          <table:table-cell table:number-columns-repeated="1022"/>
        </table:table-row>
        <table:table-row table:style-name="ro11">
          <table:table-cell table:style-name="ce2" office:value-type="string" calcext:value-type="string">
            <text:p>COUNTER=0</text:p>
            <text:p>while [ $COUNTER -lt 10 ]; do</text:p>
            <text:p>echo "Current counter is $COUNTER"</text:p>
            <text:p>COUNTER=$(($COUNTER+1))</text:p>
            <text:p># let COUNTER+=1</text:p>
          </table:table-cell>
          <table:table-cell table:style-name="ce2" office:value-type="string" calcext:value-type="string">
            <text:p>while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for myfile in `ls *.txt`; do</text:p>
            <text:p>cat $myfile</text:p>
            <text:p>done</text:p>
          </table:table-cell>
          <table:table-cell table:style-name="ce2" office:value-type="string" calcext:value-type="string">
            <text:p>for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for x in {1...10}; do</text:p>
            <text:p>echo "X = $x"</text:p>
            <text:p>done</text:p>
          </table:table-cell>
          <table:table-cell table:style-name="ce2" office:value-type="string" calcext:value-type="string">
            <text:p>for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for (( i=1; i&lt;=10; i++ )); do</text:p>
            <text:p>echo "Nomer I = $i"</text:p>
            <text:p>done</text:p>
          </table:table-cell>
          <table:table-cell table:style-name="ce2" office:value-type="string" calcext:value-type="string">
            <text:p>fo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mma=0</text:p>
          </table:table-cell>
          <table:table-cell table:style-name="ce2" office:value-type="string" calcext:value-type="string">
            <text:p>задаем переменную, в которую функция будет выдавать результат.</text:p>
            <text:p>т.к. функция в bash не может возвращать рещультат просто так</text:p>
          </table:table-cell>
          <table:table-cell table:number-columns-repeated="1022"/>
        </table:table-row>
        <table:table-row table:style-name="ro12">
          <table:table-cell table:style-name="ce2" office:value-type="string" calcext:value-type="string">
            <text:p>myFunction()</text:p>
            <text:p>{</text:p>
            <text:p>echo "This is a text from Function!"</text:p>
            <text:p>echo "First parametr is $1"</text:p>
            <text:p>echo "Second parametr is $2"</text:p>
            <text:p>summa=$(($1+$2))</text:p>
            <text:p>}</text:p>
          </table:table-cell>
          <table:table-cell table:style-name="ce2" office:value-type="string" calcext:value-type="string">
            <text:p>задаём функцию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yFunction 50 vasya</text:p>
          </table:table-cell>
          <table:table-cell table:style-name="ce2" office:value-type="string" calcext:value-type="string">
            <text:p>вызываем функцию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"Summa = $summa"</text:p>
          </table:table-cell>
          <table:table-cell table:style-name="ce2" office:value-type="string" calcext:value-type="string">
            <text:p>выводим изменившуюся переменную</text:p>
          </table:table-cell>
          <table:table-cell table:number-columns-repeated="1022"/>
        </table:table-row>
        <table:table-row table:style-name="ro1" table:number-rows-repeated="52">
          <table:table-cell table:style-name="ce2" table:number-columns-repeated="2"/>
          <table:table-cell table:number-columns-repeated="1022"/>
        </table:table-row>
        <table:table-row table:style-name="ro1" table:number-rows-repeated="10482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2">
        <table:table-column table:style-name="co5" table:default-cell-style-name="ce3"/>
        <table:table-column table:style-name="co6" table:default-cell-style-name="ce3"/>
        <table:table-column table:style-name="co3" table:number-columns-repeated="62" table:default-cell-style-name="ce3"/>
        <table:table-column table:style-name="co4" table:number-columns-repeated="960" table:default-cell-style-name="ce68"/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8" office:value-type="string" calcext:value-type="string">
            <text:p>КОММИТ, ПУШ и ПУЛЛ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">git </text:span><text:span text:style-name="T8">add</text:span><text:span text:style-name="T9"> .</text:span></text:p>
          </table:table-cell>
          <table:table-cell table:style-name="ce2" office:value-type="string" calcext:value-type="string">
            <text:p>добавить в список назначенных к выгрузке ВСЕ файлы и папки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10">git </text:span><text:span text:style-name="T11">commit</text:span><text:span text:style-name="T12"> -m "README file was changed"</text:span></text:p>
          </table:table-cell>
          <table:table-cell table:style-name="ce2" office:value-type="string" calcext:value-type="string">
            <text:p>НАЗНАЧИТЬ к выгрузке в ЛОКАЛЬНЫЙ репозиторий файлы и <text:s/>дать комментарий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git <text:span text:style-name="T13">push</text:span> -u <text:span text:style-name="T14">origin master</text:span></text:p>
          </table:table-cell>
          <table:table-cell table:style-name="ce2" office:value-type="string" calcext:value-type="string">
            <text:p><text:span text:style-name="T60">из локального выгрузить ветку главную в репозиторий, подключенный как </text:span><text:span text:style-name="T61">origin</text:span><text:span text:style-name="T62">, в ветку </text:span><text:span text:style-name="T63">master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git <text:span text:style-name="T15">diff</text:span> --stat --cached<text:span text:style-name="T16"> origin/master</text:span></text:p>
          </table:table-cell>
          <table:table-cell table:style-name="ce2" office:value-type="string" calcext:value-type="string">
            <text:p>Посмотреть, какие файлы затронет коммит. </text:p>
            <text:p>Перед пушем полезно глянуть, что не изменил конфиг, например.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git rm --cached blog/blog.php</text:p>
          </table:table-cell>
          <table:table-cell table:style-name="ce2" office:value-type="string" calcext:value-type="string">
            <text:p>исключить из назначенных к выгрузке конкретный файл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it push</text:p>
          </table:table-cell>
          <table:table-cell table:style-name="ce2" office:value-type="string" calcext:value-type="string">
            <text:p>краткая команда выгрузить из локалки в репозиторий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PS D:\Python\aanikin\Python&gt; git <text:span text:style-name="T1">add</text:span> Practice/a.makarov/test.py</text:p>
          </table:table-cell>
          <table:table-cell table:style-name="ce2" office:value-type="string" calcext:value-type="string">
            <text:p>добавление к коммиту папки, либо можно добавить всё указав точку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git <text:span text:style-name="T17">pull</text:span> aanikin master –allow-unrelated-histories</text:p>
          </table:table-cell>
          <table:table-cell table:style-name="ce2" office:value-type="string" calcext:value-type="string">
            <text:p>скачать данные с репозитория, обновив свою папку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PS D:\Python\aanikin\Python&gt; git <text:span text:style-name="T17">push</text:span> -u aanikin --all</text:p>
          </table:table-cell>
          <table:table-cell table:style-name="ce2" office:value-type="string" calcext:value-type="string">
            <text:p>ПОСЛЕ pull <text:s/>можно изменять файлы и делать push — закинуть измененные свои файл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18">git </text:span><text:span text:style-name="T19">clone</text:span><text:span text:style-name="T20"> </text:span>https://github.com/aanikin/Python</text:p>
          </table:table-cell>
          <table:table-cell table:style-name="ce2" office:value-type="string" calcext:value-type="string">
            <text:p>скачать содержимое репозитория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8">
          <table:table-cell table:style-name="ce2" office:value-type="string" calcext:value-type="string">
            <text:p>git clean -df</text:p>
            <text:p>git reset --hard</text:p>
            <text:p>git pull <text:span text:style-name="T16">origin master</text:span></text:p>
          </table:table-cell>
          <table:table-cell table:style-name="ce2" office:value-type="string" calcext:value-type="string">
            <text:p>Запуллить репозиторий, стирая изменения в локальной папке (отменяя их)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51" office:value-type="string" calcext:value-type="string">
            <text:p>ТЭГИ</text:p>
          </table:table-cell>
          <table:table-cell table:style-name="ce51"/>
          <table:table-cell table:number-columns-repeated="1022"/>
        </table:table-row>
        <table:table-row table:style-name="ro13">
          <table:table-cell table:style-name="ce10" office:value-type="string" calcext:value-type="string">
            <text:p>git tag stable-1</text:p>
          </table:table-cell>
          <table:table-cell table:style-name="ce2" office:value-type="string" calcext:value-type="string">
            <text:p><text:span text:style-name="T36">создать «легковесный» тэг, связанный с последним</text:span></text:p>
            <text:p><text:span text:style-name="T36">коммитом. Если тэг уже есть, то еще один создан не будет.</text:span>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tag stable-2 f292ef5</text:p>
          </table:table-cell>
          <table:table-cell table:style-name="ce10" office:value-type="string" calcext:value-type="string">
            <text:p>пометить тэгом определенный коммит.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51" office:value-type="string" calcext:value-type="string">
            <text:p>БЭКАП</text:p>
          </table:table-cell>
          <table:table-cell table:style-name="ce51"/>
          <table:table-cell table:number-columns-repeated="1022"/>
        </table:table-row>
        <table:table-row table:style-name="ro1">
          <table:table-cell table:style-name="ce10" office:value-type="string" calcext:value-type="string">
            <text:p>git reset</text:p>
          </table:table-cell>
          <table:table-cell table:style-name="ce10" office:value-type="string" calcext:value-type="string">
            <text:p>Отмена слеанного git add</text:p>
          </table:table-cell>
          <table:table-cell table:number-columns-repeated="1022"/>
        </table:table-row>
        <table:table-row table:style-name="ro14">
          <table:table-cell table:style-name="ce11" office:value-type="string" calcext:value-type="string">
            <text:p>git <text:span text:style-name="T21">reset</text:span> --soft <text:span text:style-name="T14">origin feature</text:span></text:p>
          </table:table-cell>
          <table:table-cell table:style-name="ce2" office:value-type="string" calcext:value-type="string">
            <text:p><text:span text:style-name="T64">Главная команда!</text:span></text:p>
            <text:p><text:span text:style-name="T36">Отменяет сделанный коммит, если он ещё не запушен. Вместо origin ставьте свой репозиторий и ветку можно ещё добавить.</text:span>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git <text:span text:style-name="T21">checkout</text:span> &lt;hello.html&gt;</text:p>
          </table:table-cell>
          <table:table-cell table:style-name="ce2" office:value-type="string" calcext:value-type="string">
            <text:p>отбэкапиться на версию до коммита с hello.html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git reset &lt;кусок изменённого объекта, например HEAD hello.html&gt;</text:p>
          </table:table-cell>
          <table:table-cell table:style-name="ce2" office:value-type="string" calcext:value-type="string">
            <text:p>убрать из индексации часть изменений (после случайного git add .)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0" office:value-type="string" calcext:value-type="string">
            <text:p>git revert 7f6b500</text:p>
          </table:table-cell>
          <table:table-cell table:style-name="ce10" office:value-type="string" calcext:value-type="string">
            <text:p>отменить коммит с указанным ID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reset 9cf99cc —hard</text:p>
          </table:table-cell>
          <table:table-cell table:style-name="ce10" office:value-type="string" calcext:value-type="string">
            <text:p>нормально отбэкапиться к ID версии</text:p>
          </table:table-cell>
          <table:table-cell table:number-columns-repeated="1022"/>
        </table:table-row>
        <table:table-row table:style-name="ro1" table:number-rows-repeated="4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51" office:value-type="string" calcext:value-type="string">
            <text:p>АНАЛИЗ</text:p>
          </table:table-cell>
          <table:table-cell table:style-name="ce51"/>
          <table:table-cell table:number-columns-repeated="1022"/>
        </table:table-row>
        <table:table-row table:style-name="ro2">
          <table:table-cell table:style-name="ce2" office:value-type="string" calcext:value-type="string">
            <text:p>git log —oneline</text:p>
          </table:table-cell>
          <table:table-cell table:style-name="ce2" office:value-type="string" calcext:value-type="string">
            <text:p>посмотреть лог по 1 строчке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status <text:s/></text:p>
          </table:table-cell>
          <table:table-cell table:style-name="ce10" office:value-type="string" calcext:value-type="string">
            <text:p>посмотреть, что назначено к выгрузке в Локалку (перед add)</text:p>
          </table:table-cell>
          <table:table-cell table:number-columns-repeated="1022"/>
        </table:table-row>
        <table:table-row table:style-name="ro13">
          <table:table-cell table:style-name="ce2" office:value-type="string" calcext:value-type="string">
            <text:p>git <text:span text:style-name="T15">diff</text:span> --stat --cached<text:span text:style-name="T16"> origin/master</text:span></text:p>
          </table:table-cell>
          <table:table-cell table:style-name="ce10" office:value-type="string" calcext:value-type="string">
            <text:p>Посмотреть, какие файлы затронет подготовленный коммит (перед push). </text:p>
            <text:p>Перед пушем полезно глянуть, что не изменил конфиг, например.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<text:span text:style-name="T22">git </text:span><text:span text:style-name="T23">remote</text:span><text:span text:style-name="T24"> </text:span><text:span text:style-name="T25">show </text:span><text:span text:style-name="T26">origin</text:span></text:p>
          </table:table-cell>
          <table:table-cell table:style-name="ce10" office:value-type="string" calcext:value-type="string">
            <text:p><text:span text:style-name="T37">то же самое</text:span>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remote -v</text:p>
          </table:table-cell>
          <table:table-cell table:style-name="ce10" office:value-type="string" calcext:value-type="string">
            <text:p>узнать, к каким репозиториям подключен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config --get remote.origin.url</text:p>
          </table:table-cell>
          <table:table-cell table:style-name="ce10" office:value-type="string" calcext:value-type="string">
            <text:p>увидеть, какой онлайн-репозиторий выбран как origin</text:p>
          </table:table-cell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">
          <table:table-cell table:style-name="ce10" office:value-type="string" calcext:value-type="string">
            <text:p>git branch -a</text:p>
          </table:table-cell>
          <table:table-cell table:style-name="ce10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log —pretty=oneline</text:p>
          </table:table-cell>
          <table:table-cell table:style-name="ce10" office:value-type="string" calcext:value-type="string">
            <text:p>Вывести историю коммитов</text:p>
          </table:table-cell>
          <table:table-cell table:number-columns-repeated="1022"/>
        </table:table-row>
        <table:table-row table:style-name="ro15">
          <table:table-cell table:style-name="ce10" office:value-type="string" calcext:value-type="string">
            <text:p>git tag</text:p>
          </table:table-cell>
          <table:table-cell table:style-name="ce2" office:value-type="string" calcext:value-type="string">
            <text:p><text:span text:style-name="T36">Посмотреть список имеющихся тегов</text:span></text:p>
            <text:p/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8" office:value-type="string" calcext:value-type="string">
            <text:p>НАСТРОЙКИ ПОДКЛЮЧЕНИЯ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2" office:value-type="string" calcext:value-type="string">
            <text:p>git config --global user.name <text:span text:style-name="T27">"AntAlMakarov"</text:span></text:p>
          </table:table-cell>
          <table:table-cell table:style-name="ce2" office:value-type="string" calcext:value-type="string">
            <text:p>установить имя своего юзер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it config --global user.password "your password"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28">git config --global user.email </text:span><text:span text:style-name="T29">"</text:span>AntAlMakarov@greenatom.ru<text:span text:style-name="T30">"</text:span></text:p>
          </table:table-cell>
          <table:table-cell table:style-name="ce2" office:value-type="string" calcext:value-type="string">
            <text:p><text:span text:style-name="T37">установить email своего юзера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5">
          <table:table-cell table:style-name="ce2" office:value-type="string" calcext:value-type="string">
            <text:p><text:span text:style-name="T31">git </text:span><text:span text:style-name="T32">remote </text:span><text:span text:style-name="T33">add</text:span><text:span text:style-name="T34"> </text:span><text:span text:style-name="T33">origin</text:span><text:span text:style-name="T35"> </text:span>https://gitlab.com/dev/name_repo<text:span text:style-name="T36">/</text:span></text:p>
          </table:table-cell>
          <table:table-cell table:style-name="ce2" office:value-type="string" calcext:value-type="string">
            <text:p>подключиться к репозиторию "dev/name_repo", созданному на гит</text:p>
          </table:table-cell>
          <table:table-cell table:number-columns-repeated="1022"/>
        </table:table-row>
        <table:table-row table:style-name="ro15">
          <table:table-cell table:style-name="ce2" office:value-type="string" calcext:value-type="string">
            <text:p><text:span text:style-name="T37">git remote add origin </text:span>https://github.com/Antohnio123/Antohnio.git</text:p>
          </table:table-cell>
          <table:table-cell table:style-name="ce2" office:value-type="string" calcext:value-type="string">
            <text:p>подключиться к моему репозиторию на GitHub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git <text:span text:style-name="T38">remote </text:span><text:span text:style-name="T39">set-url</text:span><text:span text:style-name="T40"> </text:span><text:span text:style-name="T39">origin</text:span><text:span text:style-name="T40"> </text:span>new.git.url/here</text:p>
          </table:table-cell>
          <table:table-cell table:style-name="ce2" office:value-type="string" calcext:value-type="string">
            <text:p>Переключиться на другой репозиторий</text:p>
          </table:table-cell>
          <table:table-cell table:number-columns-repeated="1022"/>
        </table:table-row>
        <table:table-row table:style-name="ro16">
          <table:table-cell table:style-name="ce2" office:value-type="string" calcext:value-type="string">
            <text:p><text:span text:style-name="T41">git remote set-url origin https://&lt;MYNAME&gt;</text:span>:&lt;MYTOKEN&gt;@github.com/scuzzlebuzzle/ol3-1.git</text:p>
          </table:table-cell>
          <table:table-cell table:style-name="ce2" office:value-type="string" calcext:value-type="string">
            <text:p>установить удалённый репозиторий и вписать токен в ссылку</text:p>
          </table:table-cell>
          <table:table-cell table:number-columns-repeated="1022"/>
        </table:table-row>
        <table:table-row table:style-name="ro8">
          <table:table-cell table:style-name="ce56" office:value-type="string" calcext:value-type="string">
            <text:p>git push origin master</text:p>
            <text:p>  Username: your_token</text:p>
            <text:p>  Password:</text:p>
          </table:table-cell>
          <table:table-cell table:style-name="ce56" office:value-type="string" calcext:value-type="string">
            <text:p>Запушить с токеном вместо пароля. Ставим вместо имени!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37">git remote add aanikin </text:span>https://github.com/aanikin/Python</text:p>
          </table:table-cell>
          <table:table-cell table:style-name="ce2" office:value-type="string" calcext:value-type="string">
            <text:p>подключение к репозиторию АА Аникина, где перед адресом стоит устанавливаемое ему ИМЯ!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8">
          <table:table-cell table:style-name="ce2" office:value-type="string" calcext:value-type="string">
            <text:p>git config --global credential.helper store</text:p>
          </table:table-cell>
          <table:table-cell table:style-name="ce2" office:value-type="string" calcext:value-type="string">
            <text:p><text:span text:style-name="T65">Сохраняет токен при СЛЕДУЮЩЕМ ВВОДЕ!</text:span></text:p>
            <text:p>т. е. следущий раз входим ещё вводя токен, но на второй и дальше — уже всё будет сохранено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it config --global --unset credential.helper</text:p>
          </table:table-cell>
          <table:table-cell table:style-name="ce2" office:value-type="string" calcext:value-type="string">
            <text:p>очистить сохранённый пароль / токен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m ~/.git-credentials</text:p>
          </table:table-cell>
          <table:table-cell table:style-name="ce2" office:value-type="string" calcext:value-type="string">
            <text:p>то же самое, но работает и для множественных сохранений креденшиалов</text:p>
          </table:table-cell>
          <table:table-cell table:number-columns-repeated="1022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8" office:value-type="string" calcext:value-type="string">
            <text:p>ВЕТКИ: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12" office:value-type="string" calcext:value-type="string">
            <text:p>git branch -a</text:p>
          </table:table-cell>
          <table:table-cell table:style-name="ce10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5">
          <table:table-cell table:style-name="ce10" office:value-type="string" calcext:value-type="string">
            <text:p>git checkout -b admin</text:p>
          </table:table-cell>
          <table:table-cell table:style-name="ce2" office:value-type="string" calcext:value-type="string">
            <text:p><text:span text:style-name="T36">создать ветку admin и сразу на неё переключиться</text:span></text:p>
            <text:p/>
          </table:table-cell>
          <table:table-cell table:number-columns-repeated="1022"/>
        </table:table-row>
        <table:table-row table:style-name="ro1">
          <table:table-cell table:style-name="ce58" office:value-type="string" calcext:value-type="string">
            <text:p>git checkout forum</text:p>
          </table:table-cell>
          <table:table-cell table:style-name="ce10" office:value-type="string" calcext:value-type="string">
            <text:p>переключиться на ветку форума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checkout 2a36c1b</text:p>
          </table:table-cell>
          <table:table-cell table:style-name="ce10" office:value-type="string" calcext:value-type="string">
            <text:p>переключиться на версию с указанным ID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0" office:value-type="string" calcext:value-type="string">
            <text:p>git merge forum</text:p>
          </table:table-cell>
          <table:table-cell table:style-name="ce10" office:value-type="string" calcext:value-type="string">
            <text:p>слить текущую ветку и указанную (forum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3">
          <table:table-cell table:style-name="ce10" office:value-type="string" calcext:value-type="string">
            <text:p>git branch --set-upstream-to=master tocheck</text:p>
          </table:table-cell>
          <table:table-cell table:style-name="ce10" office:value-type="string" calcext:value-type="string">
            <text:p>ветка tocheck теперь тречит ветку master (нужно для оттречивания веток на сторонних ресурсах)</text:p>
          </table:table-cell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7">
          <table:table-cell table:style-name="ce10" office:value-type="string" calcext:value-type="string">
            <text:p>$ git checkout &lt;feature&gt;</text:p>
            <text:p>$ git <text:span text:style-name="T1">merge</text:span> master</text:p>
            <text:p>(or)</text:p>
            <text:p>$ git <text:span text:style-name="T1">merge</text:span> master &lt;feature&gt;</text:p>
          </table:table-cell>
          <table:table-cell table:style-name="ce10" office:value-type="string" calcext:value-type="string">
            <text:p>Merge (слияние веток)</text:p>
          </table:table-cell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1">
          <table:table-cell table:style-name="ce10" office:value-type="string" calcext:value-type="string">
            <text:p>git checkout &lt;feature&gt;</text:p>
            <text:p>git <text:span text:style-name="T42">rebase</text:span> -i master</text:p>
          </table:table-cell>
          <table:table-cell table:style-name="ce10" office:value-type="string" calcext:value-type="string">
            <text:p>Перебазирвоание одной ветки в другую (мастера в &lt;feature&gt;). ОСТОРОЖНО! Перезаписывает историю, срывает связи с удаленными ветками (требуется новый пуш)</text:p>
            <text:p>Это откроет редактор, перечислив все коммиты, которые будут перемещены. Это точно определяет, как будет выглядеть ветка после выполнения перемещения.</text:p>
            <text:p>Упорядочивая объекты, вы можете сделать историю такой, как захотите. Вы можете использовать команды fixup, squash, edit, и так далее</text:p>
          </table:table-cell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3">
          <table:table-cell table:style-name="ce10" office:value-type="string" calcext:value-type="string">
            <text:p>git <text:span text:style-name="T43">stash</text:span></text:p>
          </table:table-cell>
          <table:table-cell table:style-name="ce10" office:value-type="string" calcext:value-type="string">
            <text:p>Спрятать свои изменения, сделанные в ветке.  </text:p>
            <text:p>Чтобы, например, переключиться с нее на другую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<text:span text:style-name="T43">stash</text:span> save "Какое-нибудь сообщение"</text:p>
          </table:table-cell>
          <table:table-cell table:style-name="ce10" office:value-type="string" calcext:value-type="string">
            <text:p>Сохранить с сообщением</text:p>
          </table:table-cell>
          <table:table-cell table:number-columns-repeated="1022"/>
        </table:table-row>
        <table:table-row table:style-name="ro13">
          <table:table-cell table:style-name="ce10" office:value-type="string" calcext:value-type="string">
            <text:p>git <text:span text:style-name="T43">stash</text:span> save <text:span text:style-name="T44">-u</text:span></text:p>
          </table:table-cell>
          <table:table-cell table:style-name="ce10" office:value-type="string" calcext:value-type="string">
            <text:p>Git stash не прячет файлы, которые не добавлены в репозиторий. Чтобы их спрятать с остальными изменениями используется опция --include-untracked (или -u)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<text:span text:style-name="T43">stash</text:span> list</text:p>
          </table:table-cell>
          <table:table-cell table:style-name="ce10" office:value-type="string" calcext:value-type="string">
            <text:p>Выводит список всего, что спрятано</text:p>
          </table:table-cell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3">
          <table:table-cell table:style-name="ce10" office:value-type="string" calcext:value-type="string">
            <text:p>git <text:span text:style-name="T43">push -d</text:span> origin &lt;branch_name&gt;</text:p>
          </table:table-cell>
          <table:table-cell table:style-name="ce10" office:value-type="string" calcext:value-type="string">
            <text:p><text:span text:style-name="T65">Удаление ветки на удаленном репозитории  И локально: </text:span></text:p>
            <text:p>https://stackoverflow.com/questions/2003505/how-do-i-delete-a-git-branch-locally-and-remotely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git branch -d &lt;имя ветки&gt;</text:p>
          </table:table-cell>
          <table:table-cell table:style-name="ce10" office:value-type="string" calcext:value-type="string">
            <text:p>удалить ветку только ЛОКАЛЬНО за ненадобностью или после merge с другой.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git <text:span text:style-name="T45">stash</text:span> <text:span text:style-name="T46">clear</text:span></text:p>
          </table:table-cell>
          <table:table-cell table:style-name="ce10" office:value-type="string" calcext:value-type="string">
            <text:p>очистить спрятанные изменения разом все</text:p>
          </table:table-cell>
          <table:table-cell table:number-columns-repeated="1022"/>
        </table:table-row>
        <table:table-row table:style-name="ro14">
          <table:table-cell table:style-name="ce10" office:value-type="string" calcext:value-type="string">
            <text:p>git <text:span text:style-name="T43">stash</text:span></text:p>
            <text:p>git checkout branch123</text:p>
            <text:p>git <text:span text:style-name="T43">stash apply</text:span></text:p>
          </table:table-cell>
          <table:table-cell table:style-name="ce10" office:value-type="string" calcext:value-type="string">
            <text:p>Работал не в той ветке. Перенести наработки в другую ветку.</text:p>
            <text:p>Перед этим stash очистить</text:p>
          </table:table-cell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">
          <table:table-cell table:style-name="ce10" office:value-type="string" calcext:value-type="string">
            <text:p>git branch -m &lt;oldname&gt; &lt;newname&gt;</text:p>
          </table:table-cell>
          <table:table-cell table:style-name="ce10" office:value-type="string" calcext:value-type="string">
            <text:p>переименовать ветку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branch -m &lt;newname&gt;</text:p>
          </table:table-cell>
          <table:table-cell table:style-name="ce10" office:value-type="string" calcext:value-type="string">
            <text:p>переименовать ТЕКУЩУЮ ветку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config --global alias.rename 'branch -m'</text:p>
          </table:table-cell>
          <table:table-cell table:style-name="ce10" office:value-type="string" calcext:value-type="string">
            <text:p>Добавить псевдоним ветке</text:p>
          </table:table-cell>
          <table:table-cell table:number-columns-repeated="1022"/>
        </table:table-row>
        <table:table-row table:style-name="ro13">
          <table:table-cell table:style-name="ce10" office:value-type="string" calcext:value-type="string">
            <text:p>git branch -M &lt;newname&gt;</text:p>
          </table:table-cell>
          <table:table-cell table:style-name="ce10" office:value-type="string" calcext:value-type="string">
            <text:p>Переиеновать ветку, если в новом имени изменения только case sensitive. Без этого гит скажет, что такая ветка уже существует</text:p>
          </table:table-cell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3">
          <table:table-cell table:style-name="ce14" office:value-type="string" calcext:value-type="string">
            <text:p>ВЕТКИ в Gitlab - правильное создание issue и их мерджевание</text:p>
          </table:table-cell>
          <table:table-cell table:style-name="ce14"/>
          <table:table-cell table:number-columns-repeated="1022"/>
        </table:table-row>
        <table:table-row table:style-name="ro12">
          <table:table-cell office:value-type="string" calcext:value-type="string">
            <text:p>В Gitlab создаёшь Issues - New issue,</text:p>
            <text:p>В ней делаешь Merge request - таким образом создаешь новую ветку под это задание от master!</text:p>
            <text:p>В ней работаешь. Когда работа сделана, отмечаешь ее как ready (Mark as ready/Mark as draft кнопка) и мердж реквест оформляешь на проверяющего</text:p>
          </table:table-cell>
          <table:table-cell table:style-name="ce10" office:value-type="string" calcext:value-type="string">
            <text:p>Когда дают новое задание. Как сделать его в отдельной ветке.</text:p>
          </table:table-cell>
          <table:table-cell table:number-columns-repeated="1022"/>
        </table:table-row>
        <table:table-row table:style-name="ro18">
          <table:table-cell table:style-name="ce10" office:value-type="string" calcext:value-type="string">
            <text:p>Ну а если хочешь продолжить в "working"-ветке работать, то</text:p>
            <text:p>бренчуешься от мастера в новую ветку "migration", </text:p>
            <text:p>пулишь "issue-40", делаешь миграции, накатываешь их, делаешь мержреквест на эту ветку. </text:p>
            <text:p>Ну а потом либо эту ветку пулишь в свою "working", либо ждёшь, пока миграции в мастер не вольются, а потом тупо в "working" пулишь мастер.</text:p>
          </table:table-cell>
          <table:table-cell table:style-name="ce10" office:value-type="string" calcext:value-type="string">
            <text:p>Как сделать быстрые изменения (миграцию) и залить свои же изменения в одной ветке в другую</text:p>
          </table:table-cell>
          <table:table-cell table:number-columns-repeated="1022"/>
        </table:table-row>
        <table:table-row table:style-name="ro1" table:number-rows-repeated="9">
          <table:table-cell table:style-name="ce10" table:number-columns-repeated="2"/>
          <table:table-cell table:number-columns-repeated="1022"/>
        </table:table-row>
        <table:table-row table:style-name="ro1">
          <table:table-cell table:style-name="ce60" office:value-type="string" calcext:value-type="string">
            <text:p>Мердж / <text:s/>Пул реквест</text:p>
          </table:table-cell>
          <table:table-cell table:style-name="ce60"/>
          <table:table-cell table:style-name="ce16" table:number-columns-repeated="62"/>
          <table:table-cell table:style-name="ce69" table:number-columns-repeated="960"/>
        </table:table-row>
        <table:table-row table:style-name="ro13">
          <table:table-cell table:style-name="ce10" office:value-type="string" calcext:value-type="string">
            <text:p>git checkout aq</text:p>
            <text:p>git rebase master</text:p>
          </table:table-cell>
          <table:table-cell table:style-name="ce10" office:value-type="string" calcext:value-type="string">
            <text:p>Обновить ветку новыми изменениями, произошедшими в мастере</text:p>
          </table:table-cell>
          <table:table-cell table:number-columns-repeated="1022"/>
        </table:table-row>
        <table:table-row table:style-name="ro13">
          <table:table-cell table:style-name="ce10" office:value-type="string" calcext:value-type="string">
            <text:p>git checkout aq</text:p>
            <text:p>git merge origin/master</text:p>
          </table:table-cell>
          <table:table-cell table:style-name="ce10" office:value-type="string" calcext:value-type="string">
            <text:p>То же самое, обновление ветки, отмердженой от мастера последними изменениями мастера</text:p>
          </table:table-cell>
          <table:table-cell table:number-columns-repeated="1022"/>
        </table:table-row>
        <table:table-row table:style-name="ro1" table:number-rows-repeated="2">
          <table:table-cell table:style-name="ce10" table:number-columns-repeated="2"/>
          <table:table-cell table:number-columns-repeated="1022"/>
        </table:table-row>
        <table:table-row table:style-name="ro1">
          <table:table-cell table:style-name="ce61" office:value-type="string" calcext:value-type="string">
            <text:p>Ошибки</text:p>
          </table:table-cell>
          <table:table-cell table:style-name="ce61"/>
          <table:table-cell table:number-columns-repeated="1022"/>
        </table:table-row>
        <table:table-row table:style-name="ro13">
          <table:table-cell table:style-name="ce10" office:value-type="string" calcext:value-type="string">
            <text:p>! [remote rejected] dt_api -&gt; dt_api (pre-receive hook declined)</text:p>
          </table:table-cell>
          <table:table-cell table:style-name="ce10" office:value-type="string" calcext:value-type="string">
            <text:p>В первую очередь проверьте, какие у Вас права в репо. </text:p>
            <text:p>Скорее всего, ваших прав "Developer" не хватает, нужен, например, "Maintainer"</text:p>
          </table:table-cell>
          <table:table-cell table:number-columns-repeated="1022"/>
        </table:table-row>
        <table:table-row table:style-name="ro1">
          <table:table-cell table:style-name="ce10"/>
          <table:table-cell table:style-name="ce2"/>
          <table:table-cell table:number-columns-repeated="1022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63" office:value-type="string" calcext:value-type="string">
            <text:p>SSH-key</text:p>
          </table:table-cell>
          <table:table-cell table:style-name="ce51"/>
          <table:table-cell table:number-columns-repeated="1022"/>
        </table:table-row>
        <table:table-row table:style-name="ro19">
          <table:table-cell table:style-name="ce62" office:value-type="string" calcext:value-type="string" table:number-columns-spanned="2" table:number-rows-spanned="1">
            <text:p><text:span text:style-name="T36">Open a terminal on Linux or macOS, or Git Bash / WSL on Windows.</text:span></text:p>
            <text:p><text:span text:style-name="T36">Generate a new ED25519 SSH key pair:</text:span></text:p>
            <text:p><text:span text:style-name="T36">ssh-keygen -t ed25519 -C "email@example.com"</text:span></text:p>
            <text:p/>
            <text:p><text:span text:style-name="T36">Or, if you want to use RSA:</text:span></text:p>
            <text:p><text:span text:style-name="T36">ssh-keygen -t rsa -b 4096 -C "email@example.com"</text:span></text:p>
            <text:p/>
            <text:p><text:span text:style-name="T36">It will generate the key in =&gt; C:\Users\yourname.ssh directory.</text:span></text:p>
            <text:p><text:span text:style-name="T36">Copy the public key and paste in the gitlab location.</text:span></text:p>
            <text:p/>
            <text:p><text:span text:style-name="T36">ssh-agent $(ssh-add C:\Users\youname\.ssh\id_rsa; git clone </text:span>git@gitlab.com<text:span text:style-name="T36">:xyz/SpringBootStarter.git)</text:span></text:p>
          </table:table-cell>
          <table:covered-table-cell/>
          <table:table-cell table:number-columns-repeated="1022"/>
        </table:table-row>
        <table:table-row table:style-name="ro13">
          <table:table-cell table:style-name="ce10" office:value-type="string" calcext:value-type="string">
            <text:p>В Винде надо удалить старый пароль и логин в Windows Credentials</text:p>
          </table:table-cell>
          <table:table-cell table:style-name="ce2"/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66" office:value-type="string" calcext:value-type="string">
            <text:p>.gitignore</text:p>
          </table:table-cell>
          <table:table-cell table:style-name="ce63"/>
          <table:table-cell table:number-columns-repeated="1022"/>
        </table:table-row>
        <table:table-row table:style-name="ro13">
          <table:table-cell table:style-name="ce10" office:value-type="string" calcext:value-type="string">
            <text:p>.gitignore</text:p>
          </table:table-cell>
          <table:table-cell table:style-name="ce10" office:value-type="string" calcext:value-type="string">
            <text:p><text:span text:style-name="T37">Файл должен иметь формат «.gitignore» без имени. Винда не даст такой создать, но можно сделать «.gitignore.» с точкой в конце, которая исчезнет автоматически.</text:span></text:p>
          </table:table-cell>
          <table:table-cell table:number-columns-repeated="1022"/>
        </table:table-row>
        <table:table-row table:style-name="ro20">
          <table:table-cell table:style-name="ce10" office:value-type="string" calcext:value-type="string">
            <text:p>/</text:p>
          </table:table-cell>
          <table:table-cell table:style-name="ce2" office:value-type="string" calcext:value-type="string">
            <text:p><text:span text:style-name="T36">Если шаблон начинается со слеша, то он соответствует файлам и каталогам только в корне хранилища. ???</text:span></text:p>
            <text:p/>
            <text:p><text:span text:style-name="T66">Если шаблон не начинается со слэша, он соответствует файлам и каталогам в любом каталоге или подкаталоге. ???</text:span>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*</text:p>
          </table:table-cell>
          <table:table-cell table:style-name="ce10" office:value-type="string" calcext:value-type="string">
            <text:p>Символ звездочки соответствует нулю или более символам</text:p>
          </table:table-cell>
          <table:table-cell table:number-columns-repeated="1022"/>
        </table:table-row>
        <table:table-row table:style-name="ro13">
          <table:table-cell table:style-name="ce19" office:value-type="string" calcext:value-type="string">
            <text:p>**</text:p>
          </table:table-cell>
          <table:table-cell table:style-name="ce10" office:value-type="string" calcext:value-type="string">
            <text:p>Два соседних символа звездочки соответствуют любому файлу или нулю или более каталогам. Когда за ним следует косая черта (/), она соответствует только каталогам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?</text:p>
          </table:table-cell>
          <table:table-cell table:style-name="ce10" office:value-type="string" calcext:value-type="string">
            <text:p>Вопросительный знак соответствует любому отдельному символу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[…]</text:p>
          </table:table-cell>
          <table:table-cell table:style-name="ce10" office:value-type="string" calcext:value-type="string">
            <text:p>Любой ИЗ символов в скобках</text:p>
          </table:table-cell>
          <table:table-cell table:number-columns-repeated="1022"/>
        </table:table-row>
        <table:table-row table:style-name="ro21">
          <table:table-cell table:style-name="ce10" office:value-type="string" calcext:value-type="string">
            <text:p>*.[oa]</text:p>
          </table:table-cell>
          <table:table-cell table:style-name="ce2" office:value-type="string" calcext:value-type="string">
            <text:p><text:span text:style-name="T36">file.o</text:span></text:p>
            <text:p><text:span text:style-name="T36">file.a</text:span></text:p>
            <text:p><text:span text:style-name="T36">dsfgfdg.o</text:span></text:p>
            <text:p/>
          </table:table-cell>
          <table:table-cell table:number-columns-repeated="1022"/>
        </table:table-row>
        <table:table-row table:style-name="ro22">
          <table:table-cell table:style-name="ce10" office:value-type="string" calcext:value-type="string">
            <text:p>*.[!oa]</text:p>
          </table:table-cell>
          <table:table-cell table:style-name="ce2" office:value-type="string" calcext:value-type="string">
            <text:p><text:span text:style-name="T36">Если первым знаком стоит восклицательный, он зачит отрицание - любой символ КРОМЕ указанных в скобках</text:span></text:p>
            <text:p><text:span text:style-name="T36">file.s</text:span></text:p>
            <text:p><text:span text:style-name="T36">file.1</text:span></text:p>
            <text:p><text:span text:style-name="T36">file.0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4">
          <table:table-cell table:style-name="ce2" office:value-type="string" calcext:value-type="string">
            <text:p><text:span text:style-name="T36">!.gitignore</text:span></text:p>
            <text:p><text:span text:style-name="T36">!script.pl</text:span></text:p>
            <text:p><text:span text:style-name="T36">!template.latex</text:span></text:p>
          </table:table-cell>
          <table:table-cell table:style-name="ce10" office:value-type="string" calcext:value-type="string">
            <text:p>…But not these files…</text:p>
          </table:table-cell>
          <table:table-cell table:number-columns-repeated="1022"/>
        </table:table-row>
        <table:table-row table:style-name="ro15">
          <table:table-cell table:style-name="ce10" office:value-type="string" calcext:value-type="string">
            <text:p>!*/</text:p>
          </table:table-cell>
          <table:table-cell table:style-name="ce2" office:value-type="string" calcext:value-type="string">
            <text:p><text:span text:style-name="T36">...even if they are in subdirectories</text:span></text:p>
            <text:p/>
          </table:table-cell>
          <table:table-cell table:number-columns-repeated="1022"/>
        </table:table-row>
        <table:table-row table:style-name="ro15">
          <table:table-cell table:style-name="ce2" office:value-type="string" calcext:value-type="string">
            <text:p><text:span text:style-name="T36">!*/a/b/file1.txt</text:span></text:p>
            <text:p><text:span text:style-name="T36">!*/a/b/c/*</text:span></text:p>
          </table:table-cell>
          <table:table-cell table:style-name="ce2" office:value-type="string" calcext:value-type="string">
            <text:p><text:span text:style-name="T36">if the files to be tracked are in subdirectories</text:span></text:p>
            <text:p/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4">
          <table:table-cell table:style-name="ce2" office:value-type="string" calcext:value-type="string">
            <text:p><text:span text:style-name="T36">/files/data.zip</text:span></text:p>
            <text:p><text:span text:style-name="T36">/server.log</text:span></text:p>
            <text:p><text:span text:style-name="T36">/uploads/users/data/info.xls</text:span></text:p>
          </table:table-cell>
          <table:table-cell table:style-name="ce2" office:value-type="string" calcext:value-type="string">
            <text:p><text:span text:style-name="T36">Конкретные файлы</text:span></text:p>
            <text:p/>
          </table:table-cell>
          <table:table-cell table:number-columns-repeated="1022"/>
        </table:table-row>
        <table:table-row table:style-name="ro23">
          <table:table-cell table:style-name="ce2" office:value-type="string" calcext:value-type="string">
            <text:p><text:span text:style-name="T36">*.zip</text:span></text:p>
            <text:p><text:span text:style-name="T36">*.log</text:span></text:p>
            <text:p><text:span text:style-name="T36">*.pdf</text:span></text:p>
            <text:p><text:span text:style-name="T36">*.xls</text:span></text:p>
          </table:table-cell>
          <table:table-cell table:style-name="ce2" office:value-type="string" calcext:value-type="string">
            <text:p><text:span text:style-name="T36">Игнорирование по типу файла, будут игнорироваться в АБСОЛЮТНО всех директориях</text:span></text:p>
            <text:p/>
          </table:table-cell>
          <table:table-cell table:number-columns-repeated="1022"/>
        </table:table-row>
        <table:table-row table:style-name="ro14">
          <table:table-cell table:style-name="ce10" office:value-type="string" calcext:value-type="string">
            <text:p>config.php</text:p>
          </table:table-cell>
          <table:table-cell table:style-name="ce2" office:value-type="string" calcext:value-type="string">
            <text:p><text:span text:style-name="T67">Игнорирование конкретного файла </text:span><text:span text:style-name="T68">ТОЛЬКО в корне проекта</text:span></text:p>
            <text:p><text:span text:style-name="T66">(корнём считается расположение файла .gitignore)</text:span></text:p>
            <text:p><text:span text:style-name="T66">Например НЕ БУДЕТ проигнорирован файл /db/config.php ???</text:span></text:p>
          </table:table-cell>
          <table:table-cell table:number-columns-repeated="1022"/>
        </table:table-row>
        <table:table-row table:style-name="ro15">
          <table:table-cell table:style-name="ce10" office:value-type="string" calcext:value-type="string">
            <text:p>/params/config.php</text:p>
          </table:table-cell>
          <table:table-cell table:style-name="ce2" office:value-type="string" calcext:value-type="string">
            <text:p><text:span text:style-name="T36">Игнорирование конкретного файла ТОЛЬКО в указанной директории</text:span></text:p>
            <text:p/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3">
          <table:table-cell table:style-name="ce10" office:value-type="string" calcext:value-type="string">
            <text:p>/images/*</text:p>
          </table:table-cell>
          <table:table-cell table:style-name="ce2" office:value-type="string" calcext:value-type="string">
            <text:p><text:span text:style-name="T69">Игнорирование всех файлов и папок ТОЛЬКО в конкретной директории </text:span><text:span text:style-name="T70">корень/</text:span><text:span text:style-name="T71">images</text:span></text:p>
            <text:p><text:span text:style-name="T36">(включая поддиректории и файлы в них)</text:span></text:p>
            <text:p><text:span text:style-name="T36">Например /images/user.jpg, /images/company/logo.png</text:span></text:p>
            <text:p><text:span text:style-name="T36"># НЕ БУДУТ проигнорированы файлы и папки /prod/images/user.jpg</text:span></text:p>
          </table:table-cell>
          <table:table-cell table:number-columns-repeated="1022"/>
        </table:table-row>
        <table:table-row table:style-name="ro23">
          <table:table-cell table:style-name="ce10" office:value-type="string" calcext:value-type="string">
            <text:p>/private/*.html</text:p>
          </table:table-cell>
          <table:table-cell table:style-name="ce2" office:value-type="string" calcext:value-type="string">
            <text:p><text:span text:style-name="T36">Игнорирование ВСЕХ html-файлов в ОДНОЙ КОНКРЕТНОЙ директории(НЕ ВКЛЮЧАЯ поддиректории)</text:span></text:p>
            <text:p><text:span text:style-name="T36"># Например /private/index.html</text:span></text:p>
            <text:p><text:span text:style-name="T36"># НЕ БУДУТ проигнорированы файлы в /private/ivan/index.html</text:span></text:p>
          </table:table-cell>
          <table:table-cell table:number-columns-repeated="1022"/>
        </table:table-row>
        <table:table-row table:style-name="ro13">
          <table:table-cell table:style-name="ce10" office:value-type="string" calcext:value-type="string">
            <text:p>/private/**/*.html</text:p>
          </table:table-cell>
          <table:table-cell table:style-name="ce2" office:value-type="string" calcext:value-type="string">
            <text:p><text:span text:style-name="T36">Игнорирование ВСЕХ html-файлов в КОНКРЕТНОЙ директории ВКЛЮЧАЯ поддиректории</text:span></text:p>
            <text:p><text:span text:style-name="T36"># Например /private/info.html, /private/users/ivan/info.html</text:span></text:p>
          </table:table-cell>
          <table:table-cell table:number-columns-repeated="1022"/>
        </table:table-row>
        <table:table-row table:style-name="ro14">
          <table:table-cell table:style-name="ce2" office:value-type="string" calcext:value-type="string">
            <text:p><text:span text:style-name="T36">/secret/*</text:span></text:p>
            <text:p><text:span text:style-name="T36">!/secret/free.txt</text:span></text:p>
          </table:table-cell>
          <table:table-cell table:style-name="ce2" office:value-type="string" calcext:value-type="string">
            <text:p><text:span text:style-name="T36">Исключение из игнорирования</text:span></text:p>
            <text:p><text:span text:style-name="T36"># Игнорирование ВСЕХ файлов и папок внутри директории /secret,</text:span></text:p>
            <text:p><text:span text:style-name="T36"># за исключением файла /secret/free.txt, он не будет проигнорирован</text:span>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<text:span text:style-name="T37">\!readme!.txt</text:span></text:p>
          </table:table-cell>
          <table:table-cell table:style-name="ce10" office:value-type="string" calcext:value-type="string">
            <text:p>Игнорирование файла с именем, содержащим спецсимволы</text:p>
          </table:table-cell>
          <table:table-cell table:number-columns-repeated="1022"/>
        </table:table-row>
        <table:table-row table:style-name="ro14">
          <table:table-cell table:style-name="ce10" office:value-type="string" calcext:value-type="string">
            <text:p>/images/h?/*.jp?g</text:p>
          </table:table-cell>
          <table:table-cell table:style-name="ce2" office:value-type="string" calcext:value-type="string">
            <text:p><text:span text:style-name="T36">Игнорирование всех JPG и JPEG файлов внутри директорий,</text:span></text:p>
            <text:p><text:span text:style-name="T36">которые начинаются на "h" и МОГУТ содержать ещё один символ после</text:span></text:p>
            <text:p><text:span text:style-name="T36"># Например /images/h4/user.jpg, /images/h/company.jpeg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63" office:value-type="string" calcext:value-type="string">
            <text:p>CI/CD</text:p>
          </table:table-cell>
          <table:table-cell table:style-name="ce63"/>
          <table:table-cell table:number-columns-repeated="1022"/>
        </table:table-row>
        <table:table-row table:style-name="ro13">
          <table:table-cell table:style-name="ce10" office:value-type="string" calcext:value-type="string">
            <text:p>https://youtu.be/jkwJCR0rqDc</text:p>
            <text:p/>
          </table:table-cell>
          <table:table-cell table:style-name="ce10" office:value-type="string" calcext:value-type="string">
            <text:p>Доки</text:p>
          </table:table-cell>
          <table:table-cell table:number-columns-repeated="1022"/>
        </table:table-row>
        <table:table-row table:style-name="ro13">
          <table:table-cell table:style-name="ce10" office:value-type="string" calcext:value-type="string">
            <text:p>https://docs.gitlab.com/ee/ci/yaml/</text:p>
            <text:p/>
          </table:table-cell>
          <table:table-cell table:style-name="ce10" office:value-type="string" calcext:value-type="string">
            <text:p>Доки по написанию yml-файлов</text:p>
          </table:table-cell>
          <table:table-cell table:number-columns-repeated="1022"/>
        </table:table-row>
        <table:table-row table:style-name="ro8">
          <table:table-cell table:style-name="ce20" office:value-type="string" calcext:value-type="string">
            <text:p>https://docs.gitlab.com/ee/ci/variables/predefined_variables.html</text:p>
            <text:p/>
          </table:table-cell>
          <table:table-cell table:style-name="ce10" office:value-type="string" calcext:value-type="string">
            <text:p>Набор предопределённых переменных в CI/CD.</text:p>
            <text:p>Можно вводить и свои дополнительно!</text:p>
          </table:table-cell>
          <table:table-cell table:number-columns-repeated="1022"/>
        </table:table-row>
        <table:table-row table:style-name="ro1">
          <table:table-cell table:style-name="ce20"/>
          <table:table-cell table:style-name="ce10"/>
          <table:table-cell table:number-columns-repeated="1022"/>
        </table:table-row>
        <table:table-row table:style-name="ro9">
          <table:table-cell table:style-name="ce2" office:value-type="string" calcext:value-type="string">
            <text:p>image: docker:stableservices: <text:s/>- docker:dind <text:s/>stages: <text:s/>- pre-build <text:s/>- build</text:p>
          </table:table-cell>
          <table:table-cell table:style-name="ce2" office:value-type="string" calcext:value-type="string">
            <text:p/>
            <text:p/>
            <text:p># Это сервис, позволяющий запускать докер внутри докера внутри докера...Git Runner бежит в докере, а внутри мы билдим свой докер имадж. Получается матрёшка докеров. dind позволяет это.</text:p>
            <text:p/>
          </table:table-cell>
          <table:table-cell table:number-columns-repeated="1022"/>
        </table:table-row>
        <table:table-row table:style-name="ro12">
          <table:table-cell table:style-name="ce2" office:value-type="string" calcext:value-type="string">
            <text:p>.base:# <text:s/>tags:# <text:s text:c="3"/>- docker-shell <text:s/>before_script: <text:s text:c="3"/>- docker login -u gitlab-ci-token -p $CI_JOB_TOKEN $CI_REGISTRY <text:s/>script: <text:s text:c="3"/>- BRANCH_TAG=$CI_COMMIT_REF_NAME <text:s text:c="3"/></text:p>
          </table:table-cell>
          <table:table-cell table:style-name="ce2" office:value-type="string" calcext:value-type="string">
            <text:p>Модуль с данным нами именем base, который можно будет расширять</text:p>
            <text:p/>
            <text:p/>
            <text:p/>
            <text:p/>
            <text:p/>
            <text:p>Главный раздел yml-файла — скрипт, который будет исполнять CI/CD Джоба</text:p>
          </table:table-cell>
          <table:table-cell table:number-columns-repeated="1022"/>
        </table:table-row>
        <table:table-row table:style-name="ro24">
          <table:table-cell table:style-name="ce2" office:value-type="string" calcext:value-type="string">
            <text:p>- docker pull $CI_REGISTRY_IMAGE:latest || true <text:s text:c="3"/>- docker pull $CI_REGISTRY_IMAGE:$BRANCH_TAG || true <text:s/># Сделано для того, чтобы не подтягивать каждый раз предыдущие коммиты <text:s text:c="3"/>- docker build --cache-from $CI_REGISTRY_IMAGE:$BRANCH_TAG --tag $CI_REGISTRY_IMAGE:$CI_COMMIT_REF_SLUG . #$CI_REGISTRY_IMAGE:$BRANCH_TAG . <text:s text:c="3"/>#- docker-compose up -d <text:s text:c="3"/>#- docker push $CI_REGISTRY_IMAGE/$FOLDER:$BRANCH_TAG <text:s text:c="3"/>- docker push $CI_REGISTRY_IMAGE:$CI_COMMIT_REF_SLUG</text:p>
          </table:table-cell>
          <table:table-cell table:style-name="ce2" office:value-type="string" calcext:value-type="string">
            <text:p>...Продолжение срипта...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build:master: <text:s/>extends: .base <text:s/>stage: build <text:s/>variables: <text:s text:c="5"/>CI_COMMIT_REF_NAME: latest <text:s/>only: <text:s text:c="3"/>- masterpre_build:features: <text:s/>when: manual <text:s/>extends: .base <text:s/>stage: pre-build <text:s/>except: <text:s text:c="3"/>- master</text:p>
          </table:table-cell>
          <table:table-cell table:style-name="ce2" office:value-type="string" calcext:value-type="string">
            <text:p>Модули, расширяющие .base</text:p>
          </table:table-cell>
          <table:table-cell table:number-columns-repeated="1022"/>
        </table:table-row>
        <table:table-row table:style-name="ro2">
          <table:table-cell table:style-name="ce21" office:value-type="string" calcext:value-type="string">
            <text:p>$CI_REGISTRY</text:p>
          </table:table-cell>
          <table:table-cell table:style-name="ce2" office:value-type="string" calcext:value-type="string">
            <text:p>путь к registry — хранилищу образов</text:p>
          </table:table-cell>
          <table:table-cell table:number-columns-repeated="1022"/>
        </table:table-row>
        <table:table-row table:style-name="ro2">
          <table:table-cell table:style-name="ce21" office:value-type="string" calcext:value-type="string">
            <text:p>$CI_REGISTRY_IMAGE</text:p>
          </table:table-cell>
          <table:table-cell table:style-name="ce10" office:value-type="string" calcext:value-type="string">
            <text:p>Докер-имадж в GitLab registry</text:p>
          </table:table-cell>
          <table:table-cell table:number-columns-repeated="1022"/>
        </table:table-row>
        <table:table-row table:style-name="ro2">
          <table:table-cell table:style-name="ce21" office:value-type="string" calcext:value-type="string">
            <text:p>$CI_COMMIT_REF_NAME</text:p>
          </table:table-cell>
          <table:table-cell table:style-name="ce10" office:value-type="string" calcext:value-type="string">
            <text:p>Название ветки или тэга. <text:s text:c="2"/>The branch or tag name for which project is built.</text:p>
          </table:table-cell>
          <table:table-cell table:number-columns-repeated="1022"/>
        </table:table-row>
        <table:table-row table:style-name="ro25">
          <table:table-cell table:style-name="ce2" office:value-type="string" calcext:value-type="string">
            <text:p><text:span text:style-name="T47">$CI_COMMIT_REF_SLUG</text:span></text:p>
          </table:table-cell>
          <table:table-cell table:style-name="ce2" office:value-type="string" calcext:value-type="string">
            <text:p><text:span text:style-name="T36">CI_COMMIT_REF_NAME in lowercase, shortened to 63 bytes, and with everything except 0-9 and a-z replaced with -. No leading / trailing -. Use in URLs, host names and domain names.</text:span></text:p>
            <text:p/>
          </table:table-cell>
          <table:table-cell table:number-columns-repeated="1022"/>
        </table:table-row>
        <table:table-row table:style-name="ro13">
          <table:table-cell table:style-name="ce21" office:value-type="string" calcext:value-type="string">
            <text:p><text:span text:style-name="T48">$CI_JOB_TOKEN</text:span></text:p>
          </table:table-cell>
          <table:table-cell table:style-name="ce10" office:value-type="string" calcext:value-type="string">
            <text:p>A token to authenticate with certain API endpoints. The token is valid as long as the job is running.</text:p>
          </table:table-cell>
          <table:table-cell table:number-columns-repeated="1022"/>
        </table:table-row>
        <table:table-row table:style-name="ro2">
          <table:table-cell table:style-name="ce21" office:value-type="string" calcext:value-type="string">
            <text:p>$CI_JOB_STAGE</text:p>
          </table:table-cell>
          <table:table-cell table:style-name="ce10" office:value-type="string" calcext:value-type="string">
            <text:p>текущий стейдж джобы (stage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49">- </text:span><text:span text:style-name="T50">echo</text:span><text:span text:style-name="T51"> "$CI_JOB_STAGE"</text:span></text:p>
          </table:table-cell>
          <table:table-cell table:style-name="ce10" office:value-type="string" calcext:value-type="string">
            <text:p>вывести в консоль сообщение со значением переменной</text:p>
          </table:table-cell>
          <table:table-cell table:number-columns-repeated="1022"/>
        </table:table-row>
        <table:table-row table:style-name="ro26">
          <table:table-cell table:style-name="ce2" office:value-type="string" calcext:value-type="string">
            <text:p><text:span text:style-name="T52">.deploy_common:</text:span></text:p>
            <text:p><text:span text:style-name="T53"># common config HERE</text:span></text:p>
            <text:p/>
            <text:p><text:span text:style-name="T54">deploy_master_CD</text:span><text:span text:style-name="T55">:</text:span></text:p>
            <text:p><text:span text:style-name="T54">extends</text:span><text:span text:style-name="T55">: .deploy_common</text:span></text:p>
            <text:p><text:span text:style-name="T54">only</text:span><text:span text:style-name="T55">:</text:span></text:p>
            <text:p><text:span text:style-name="T54">refs</text:span><text:span text:style-name="T55">:</text:span></text:p>
            <text:p><text:span text:style-name="T56">- master</text:span></text:p>
            <text:p/>
            <text:p><text:span text:style-name="T54">deploy_manual</text:span><text:span text:style-name="T55">:</text:span></text:p>
            <text:p><text:span text:style-name="T54">extends</text:span><text:span text:style-name="T55">: .deploy_common</text:span></text:p>
            <text:p><text:span text:style-name="T54">when</text:span><text:span text:style-name="T55">: manual</text:span></text:p>
          </table:table-cell>
          <table:table-cell table:style-name="ce2" office:value-type="string" calcext:value-type="string">
            <text:p>Способ назначить джобу ТОЛЬКО на ручной запуск или при пушах в ветку «мастер»</text:p>
            <text:p>https://stackoverflow.com/questions/47651769/gitlab-ci-run-build-job-when-manual-or-when-master-only</text:p>
          </table:table-cell>
          <table:table-cell table:number-columns-repeated="1022"/>
        </table:table-row>
        <table:table-row table:style-name="ro23">
          <table:table-cell table:style-name="ce2" office:value-type="string" calcext:value-type="string">
            <text:p><text:span text:style-name="T54">deploy</text:span><text:span text:style-name="T55">:</text:span></text:p>
            <text:p><text:span text:style-name="T54">rules</text:span><text:span text:style-name="T55">:</text:span></text:p>
            <text:p><text:span text:style-name="T57">- </text:span><text:span text:style-name="T58">if</text:span><text:span text:style-name="T59">: '$CI_COMMIT_REF_NAME == "master"'</text:span></text:p>
            <text:p><text:span text:style-name="T57">- </text:span><text:span text:style-name="T58">when</text:span><text:span text:style-name="T59">: manual</text:span></text:p>
          </table:table-cell>
          <table:table-cell table:style-name="ce10" office:value-type="string" calcext:value-type="string">
            <text:p><text:span text:style-name="T18">УСЛОВИЯ запуска лучше ставить через </text:span><text:span text:style-name="T72">rules</text:span><text:span text:style-name="T73">, НЕ через only/except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51" table:number-columns-repeated="2"/>
          <table:table-cell table:number-columns-repeated="1022"/>
        </table:table-row>
        <table:table-row table:style-name="ro1" table:number-rows-repeated="26">
          <table:table-cell table:style-name="ce2" table:number-columns-repeated="2"/>
          <table:table-cell table:number-columns-repeated="1022"/>
        </table:table-row>
        <table:table-row table:style-name="ro1" table:number-rows-repeated="10483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ker" table:style-name="ta2">
        <table:table-column table:style-name="co7" table:default-cell-style-name="ce3"/>
        <table:table-column table:style-name="co8" table:default-cell-style-name="ce3"/>
        <table:table-column table:style-name="co3" table:number-columns-repeated="62" table:default-cell-style-name="ce3"/>
        <table:table-column table:style-name="co4" table:number-columns-repeated="960" table:default-cell-style-name="ce1"/>
        <table:table-row table:style-name="ro27">
          <table:table-cell table:style-name="ce24" office:value-type="string" calcext:value-type="string">
            <text:p>https://habr.com/ru/post/310460</text:p>
            <text:p/>
          </table:table-cell>
          <table:table-cell table:style-name="ce24" office:value-type="string" calcext:value-type="string">
            <text:p><text:span text:style-name="T225">отличное пособие</text:span></text:p>
          </table:table-cell>
          <table:table-cell table:number-columns-repeated="1022"/>
        </table:table-row>
        <table:table-row table:style-name="ro4">
          <table:table-cell table:style-name="ce25" office:value-type="string" calcext:value-type="string">
            <text:p><text:a xlink:href="https://rominirani.com/docker-tutorial-series-writing-a-dockerfile-ce5746617cd%22%20%5Ct%20%22_blank" xlink:type="simple">https://rominirani.com/docker-tutorial-series-writing-a-dockerfile-ce5746617cd</text:a></text:p>
          </table:table-cell>
          <table:table-cell table:style-name="ce26" office:value-type="string" calcext:value-type="string">
            <text:p>Getting started - официальная документация Docker - больше деталей #2</text:p>
          </table:table-cell>
          <table:table-cell table:number-columns-repeated="1022"/>
        </table:table-row>
        <table:table-row table:style-name="ro4">
          <table:table-cell table:style-name="ce25" office:value-type="string" calcext:value-type="string">
            <text:p><text:a xlink:href="https://www.docker.com/101-tutorial%22%20%5Ct%20%22_blank" xlink:type="simple">https://www.docker.com/101-tutorial</text:a></text:p>
          </table:table-cell>
          <table:table-cell table:style-name="ce26" office:value-type="string" calcext:value-type="string">
            <text:p>Getting started - официальная документация Docker - больше деталей #1</text:p>
          </table:table-cell>
          <table:table-cell table:number-columns-repeated="1022"/>
        </table:table-row>
        <table:table-row table:style-name="ro8">
          <table:table-cell table:style-name="ce27"/>
          <table:table-cell table:style-name="ce26" office:value-type="string" calcext:value-type="string">
            <text:p><text:span text:style-name="T226">Docker Desktop</text:span> разворачивает приложения по умолчанию на адресе localhost</text:p>
            <text:p><text:span text:style-name="T226">Docker Toolbox</text:span> — на 192.168.99.100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/>
            <text:p>winpty docker exec -it //bin//sh</text:p>
          </table:table-cell>
          <table:table-cell table:style-name="ce27" office:value-type="string" calcext:value-type="string">
            <text:p>Для запуска на windows в git bash используй пред-комманду winpty и двойные слеши!</text:p>
          </table:table-cell>
          <table:table-cell table:number-columns-repeated="1022"/>
        </table:table-row>
        <table:table-row table:style-name="ro28">
          <table:table-cell table:style-name="ce28" office:value-type="string" calcext:value-type="string">
            <text:p>sudo groupadd docker</text:p>
            <text:p/>
            <text:p><text:span text:style-name="T74">sudo gpasswd -a $USER docker</text:span></text:p>
          </table:table-cell>
          <table:table-cell table:style-name="ce26" office:value-type="string" calcext:value-type="string">
            <text:p><text:span text:style-name="T227">To run docker without sudo:</text:span></text:p>
            <text:p><text:span text:style-name="T227">Add the docker group if it doesn't already exist.</text:span></text:p>
            <text:p><text:span text:style-name="T227">Add the connected user "$USER" to the docker group.</text:span></text:p>
            <text:p/>
            <text:p><text:span text:style-name="T227">Change the user name to match your preferred user if you do not want to use your current user:</text:span></text:p>
            <text:p/>
            <text:p><text:span text:style-name="T228">Either do a </text:span><text:span text:style-name="T229">newgrp docker</text:span><text:span text:style-name="T230"> or log out/in to activate the changes to groups.</text:span></text:p>
            <text:p><text:span text:style-name="T227">You can use</text:span></text:p>
            <text:p><text:span text:style-name="T74">docker run hello-world</text:span></text:p>
            <text:p><text:span text:style-name="T227">to check if you can run docker without sudo.</text:span></text:p>
            <text:p><text:span text:style-name="T74">sudo setfacl -m user:$USER:rw /var/run/docker.sock</text:span></text:p>
          </table:table-cell>
          <table:table-cell table:number-columns-repeated="1022"/>
        </table:table-row>
        <table:table-row table:style-name="ro2">
          <table:table-cell table:style-name="ce29" office:value-type="string" calcext:value-type="string">
            <text:p>Анализ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30" office:value-type="string" calcext:value-type="string">
            <text:p>docker <text:span text:style-name="T6">ps</text:span></text:p>
          </table:table-cell>
          <table:table-cell table:style-name="ce2" office:value-type="string" calcext:value-type="string">
            <text:p>показать РАБОТАЮЩИЕ контейнер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5">docker ps --all</text:span></text:p>
          </table:table-cell>
          <table:table-cell table:style-name="ce2" office:value-type="string" calcext:value-type="string">
            <text:p>показать ВСЕ контейнера, когда либо работавшие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ocker ps -a</text:p>
          </table:table-cell>
          <table:table-cell table:style-name="ce2" office:value-type="string" calcext:value-type="string">
            <text:p>увидеть контейнеры работающие и отработавшие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76">docker ps</text:span><text:span text:style-name="T77"> </text:span><text:span text:style-name="T78">-a -q</text:span></text:p>
          </table:table-cell>
          <table:table-cell table:style-name="ce2" office:value-type="string" calcext:value-type="string">
            <text:p><text:span text:style-name="T231">увидеть </text:span><text:span text:style-name="T78">только ID всех</text:span><text:span text:style-name="T77"> существующих контейнеров</text:span>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6">docker</text:span><text:span text:style-name="T77"> </text:span><text:span text:style-name="T78">images</text:span></text:p>
          </table:table-cell>
          <table:table-cell table:style-name="ce2" office:value-type="string" calcext:value-type="string">
            <text:p>посмотреть установленные имадж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9">docker logs</text:span><text:span text:style-name="T77"> </text:span><text:span text:style-name="T80">&lt;container ID&gt;</text:span></text:p>
          </table:table-cell>
          <table:table-cell table:style-name="ce2" office:value-type="string" calcext:value-type="string">
            <text:p>shows all logs of a container even daemon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6" office:value-type="string" calcext:value-type="string">
            <text:p><text:span text:style-name="T81">docker </text:span><text:span text:style-name="T82">run</text:span><text:span text:style-name="T83"> -it </text:span><text:span text:style-name="T84">&lt;image name or ID&gt; </text:span><text:span text:style-name="T82">sh</text:span></text:p>
          </table:table-cell>
          <table:table-cell table:style-name="ce2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6" office:value-type="string" calcext:value-type="string">
            <text:p><text:span text:style-name="T85">docker </text:span><text:span text:style-name="T86">volume ls</text:span></text:p>
          </table:table-cell>
          <table:table-cell table:style-name="ce26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2">
          <table:table-cell table:style-name="ce31" office:value-type="string" calcext:value-type="string">
            <text:p>docker <text:span text:style-name="T1">search</text:span> tomcat</text:p>
          </table:table-cell>
          <table:table-cell table:style-name="ce2" office:value-type="string" calcext:value-type="string">
            <text:p>Найти имадж в репозитории DockerHub</text:p>
          </table:table-cell>
          <table:table-cell table:number-columns-repeated="1022"/>
        </table:table-row>
        <table:table-row table:style-name="ro1" table:number-rows-repeated="2">
          <table:table-cell table:style-name="ce26"/>
          <table:table-cell table:style-name="ce2"/>
          <table:table-cell table:number-columns-repeated="1022"/>
        </table:table-row>
        <table:table-row table:style-name="ro2">
          <table:table-cell table:style-name="ce29" office:value-type="string" calcext:value-type="string">
            <text:p>ТЭГИ</text:p>
          </table:table-cell>
          <table:table-cell table:style-name="ce29"/>
          <table:table-cell table:number-columns-repeated="1022"/>
        </table:table-row>
        <table:table-row table:style-name="ro29">
          <table:table-cell table:style-name="ce2"/>
          <table:table-cell table:style-name="ce2" office:value-type="string" calcext:value-type="string">
            <text:p><text:span text:style-name="T6">Создают доп. ссылку на имадж.</text:span></text:p>
            <text:p><text:span text:style-name="T6">Старая ссылка, если была, то остается, и получается 2 ссылки на 1 имадж.</text:span></text:p>
            <text:p><text:span text:style-name="T6">Получается, как в Python, несколько ссылок (имен с тэгом) на один объект, имеющий один и тот же ID</text:span></text:p>
          </table:table-cell>
          <table:table-cell table:number-columns-repeated="1022"/>
        </table:table-row>
        <table:table-row table:style-name="ro4">
          <table:table-cell table:style-name="ce26" office:value-type="string" calcext:value-type="string">
            <text:p>docker <text:span text:style-name="T1">tag</text:span> <text:span text:style-name="T87">0e5574283393</text:span> <text:span text:style-name="T27">fedora</text:span>/<text:span text:style-name="T27">httpd</text:span>:<text:span text:style-name="T88">version1.0</text:span></text:p>
          </table:table-cell>
          <table:table-cell table:style-name="ce2" office:value-type="string" calcext:value-type="string">
            <text:p>Поставить тэг на имадж с <text:s/>ID “0e5574283393”: “fedora” репозиторий, имя «httpd», тэг “version1.0”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ocker tag httpd:test fedora/httpd:version1.0.test</text:p>
          </table:table-cell>
          <table:table-cell table:style-name="ce2"/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9" office:value-type="string" calcext:value-type="string">
            <text:p>Построение образа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32" office:value-type="string" calcext:value-type="string">
            <text:p>docker build .</text:p>
          </table:table-cell>
          <table:table-cell table:style-name="ce2" office:value-type="string" calcext:value-type="string">
            <text:p>build from a dockerfile from build context = current directory</text:p>
          </table:table-cell>
          <table:table-cell table:number-columns-repeated="1022"/>
        </table:table-row>
        <table:table-row table:style-name="ro30">
          <table:table-cell table:style-name="ce2" office:value-type="string" calcext:value-type="string">
            <text:p><text:span text:style-name="T89">docker build</text:span> <text:span text:style-name="T90">-t </text:span><text:span text:style-name="T91">&lt;имя имаджа&gt;</text:span>:<text:span text:style-name="T27">&lt;тэг&gt;</text:span> . <text:span text:style-name="T1">--no-cache</text:span></text:p>
          </table:table-cell>
          <table:table-cell table:style-name="ce5" office:value-type="string" calcext:value-type="string">
            <text:p>остроить имадж <text:span text:style-name="T232">с указанием имени и тэга</text:span>, <text:span text:style-name="T233">не используя кэш</text:span>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<text:span text:style-name="T92">docker build </text:span><text:span text:style-name="T93">-f Dockerfile</text:span><text:span text:style-name="T94"> -t </text:span><text:span text:style-name="T95">&lt;имя имаджа&gt;</text:span><text:span text:style-name="T96">:&lt;тэг&gt; </text:span><text:span text:style-name="T94">.</text:span></text:p>
          </table:table-cell>
          <table:table-cell table:style-name="ce2" office:value-type="string" calcext:value-type="string">
            <text:p><text:span text:style-name="T167">(точка в конце) создание имаджа с указанием в текущей папке (pwd) конкретного Docker-file как инструкции по сборке.</text:span></text:p>
          </table:table-cell>
          <table:table-cell table:number-columns-repeated="1022"/>
        </table:table-row>
        <table:table-row table:style-name="ro31">
          <table:table-cell table:style-name="ce26" office:value-type="string" calcext:value-type="string">
            <text:p><text:span text:style-name="T97">docker build -t </text:span><text:span text:style-name="T98">&lt;DockerHub account name&gt;</text:span><text:span text:style-name="T99">/</text:span><text:span text:style-name="T100">&lt;New Image name&gt;</text:span><text:span text:style-name="T101">:</text:span><text:span text:style-name="T102">&lt;Tag of version&gt;</text:span><text:span text:style-name="T99"> .</text:span></text:p>
          </table:table-cell>
          <table:table-cell table:style-name="ce2" office:value-type="string" calcext:value-type="string">
            <text:p><text:span text:style-name="T167">(dot in the end!) create an image for your DockerHub</text:span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-t</text:p>
          </table:table-cell>
          <table:table-cell table:style-name="ce2" office:value-type="string" calcext:value-type="string">
            <text:p>Флаг ставит на образ имя и тэг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-p</text:p>
          </table:table-cell>
          <table:table-cell table:style-name="ce2" office:value-type="string" calcext:value-type="string">
            <text:p>флаг пробрасывает порты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-d</text:p>
          </table:table-cell>
          <table:table-cell table:style-name="ce2" office:value-type="string" calcext:value-type="string">
            <text:p><text:span text:style-name="T231">запускает образ в </text:span><text:span text:style-name="T234">detached режиме (</text:span><text:span text:style-name="T77">демоном), оставляя консоль совбодной для использования</text:span>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--no-cache</text:p>
          </table:table-cell>
          <table:table-cell table:style-name="ce2" office:value-type="string" calcext:value-type="string">
            <text:p>собирает образ заново не используя кэш (сохраненные данные в памяти о предыдущем образе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docs.docker.com/engine/reference/commandline/build/" xlink:type="simple">https://docs.docker.com/engine/reference/commandline/build/</text:a></text:p>
          </table:table-cell>
          <table:table-cell table:style-name="ce2" office:value-type="string" calcext:value-type="string">
            <text:p>Варианты флагов для docker build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6" office:value-type="string" calcext:value-type="string">
            <text:p><text:span text:style-name="T103">docker run -it </text:span><text:span text:style-name="T104">&lt;image name or ID&gt; </text:span><text:span text:style-name="T105">sh</text:span></text:p>
          </table:table-cell>
          <table:table-cell table:style-name="ce2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9" office:value-type="string" calcext:value-type="string">
            <text:p>Запуск</text:p>
          </table:table-cell>
          <table:table-cell table:style-name="ce29"/>
          <table:table-cell table:number-columns-repeated="1022"/>
        </table:table-row>
        <table:table-row table:style-name="ro2">
          <table:table-cell table:style-name="ce33" office:value-type="string" calcext:value-type="string">
            <text:p>run <text:span text:style-name="T106">= docker create + docker start</text:span></text:p>
          </table:table-cell>
          <table:table-cell table:style-name="ce2"/>
          <table:table-cell table:number-columns-repeated="1022"/>
        </table:table-row>
        <table:table-row table:style-name="ro8">
          <table:table-cell table:style-name="ce26" office:value-type="string" calcext:value-type="string">
            <text:p><text:span text:style-name="T107">docker run </text:span><text:span text:style-name="T108">&lt;имя имаджа&gt;</text:span></text:p>
          </table:table-cell>
          <table:table-cell table:style-name="ce2" office:value-type="string" calcext:value-type="string">
            <text:p><text:span text:style-name="T167">запустить контейнер,</text:span></text:p>
            <text:p><text:span text:style-name="T167">если его нет, то создать из имаджа, скачав его с DockerHub, если имаджа нет на локальном компе.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6" office:value-type="string" calcext:value-type="string">
            <text:p><text:span text:style-name="T109">docker run</text:span><text:span text:style-name="T110"> </text:span><text:span text:style-name="T111">&lt;имя имаджа&gt; </text:span><text:span text:style-name="T110">command</text:span></text:p>
          </table:table-cell>
          <table:table-cell table:style-name="ce27" office:value-type="string" calcext:value-type="string">
            <text:p>запустить контейнер и сменить комманду запуска на заданную.</text:p>
          </table:table-cell>
          <table:table-cell table:number-columns-repeated="1022"/>
        </table:table-row>
        <table:table-row table:style-name="ro2">
          <table:table-cell table:style-name="ce26" office:value-type="string" calcext:value-type="string">
            <text:p><text:span text:style-name="T112">docker run</text:span><text:span text:style-name="T101"> </text:span><text:span text:style-name="T113">--name</text:span><text:span text:style-name="T101"> </text:span><text:span text:style-name="T114">&lt;имя контейнера&gt;</text:span><text:span text:style-name="T101"> </text:span><text:span text:style-name="T115">&lt;имя имаджа&gt;</text:span></text:p>
          </table:table-cell>
          <table:table-cell table:style-name="ce2" office:value-type="string" calcext:value-type="string">
            <text:p><text:span text:style-name="T235">создать и запустить контейнер, указав ему </text:span><text:span text:style-name="T236">ИМЯ</text:span></text:p>
          </table:table-cell>
          <table:table-cell table:number-columns-repeated="1022"/>
        </table:table-row>
        <table:table-row table:style-name="ro4">
          <table:table-cell table:style-name="ce84" office:value-type="string" calcext:value-type="string">
            <text:p><text:span text:style-name="T116">docker </text:span><text:span text:style-name="T117">run --name </text:span><text:span text:style-name="T118">&lt;имя контейнера&gt;</text:span><text:span text:style-name="T119"> </text:span><text:span text:style-name="T120">-d</text:span><text:span text:style-name="T121"> </text:span><text:span text:style-name="T122">&lt;имя имаджа&gt;</text:span></text:p>
          </table:table-cell>
          <table:table-cell table:style-name="ce34" office:value-type="string" calcext:value-type="string">
            <text:p>создать и запустить контейнер <text:span text:style-name="T237">фоном, ДЕМОНОМ</text:span><text:span text:style-name="T238">.</text:span>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34"/>
          <table:table-cell table:number-columns-repeated="1022"/>
        </table:table-row>
        <table:table-row table:style-name="ro4">
          <table:table-cell table:style-name="ce35" office:value-type="string" calcext:value-type="string">
            <text:p><text:span text:style-name="T123">start </text:span><text:span text:style-name="T124">&lt;container ID&gt;</text:span></text:p>
          </table:table-cell>
          <table:table-cell table:style-name="ce27" office:value-type="string" calcext:value-type="string">
            <text:p>starts a container, that was created and exited before, by ID (starts its command once again)</text:p>
          </table:table-cell>
          <table:table-cell table:number-columns-repeated="1022"/>
        </table:table-row>
        <table:table-row table:style-name="ro2">
          <table:table-cell table:style-name="ce26" office:value-type="string" calcext:value-type="string">
            <text:p><text:span text:style-name="T103">docker start</text:span><text:span text:style-name="T105"> </text:span><text:span text:style-name="T125">225824d4f37c</text:span></text:p>
          </table:table-cell>
          <table:table-cell table:style-name="ce27" office:value-type="string" calcext:value-type="string">
            <text:p>start a container with ID 225824d4f37c</text:p>
          </table:table-cell>
          <table:table-cell table:number-columns-repeated="1022"/>
        </table:table-row>
        <table:table-row table:style-name="ro31">
          <table:table-cell table:style-name="ce26" office:value-type="string" calcext:value-type="string">
            <text:p><text:span text:style-name="T81">docker start</text:span><text:span text:style-name="T126"> </text:span><text:span text:style-name="T127">-a</text:span><text:span text:style-name="T126"> </text:span><text:span text:style-name="T128">225824d4f37c</text:span></text:p>
          </table:table-cell>
          <table:table-cell table:style-name="ce26" office:value-type="string" calcext:value-type="string">
            <text:p><text:span text:style-name="T239">start a container with ID 225824d4f37c </text:span><text:span text:style-name="T240">showing</text:span><text:span text:style-name="T105"> its output in terminal</text:span></text:p>
          </table:table-cell>
          <table:table-cell table:number-columns-repeated="1022"/>
        </table:table-row>
        <table:table-row table:style-name="ro4">
          <table:table-cell table:style-name="ce91" office:value-type="string" calcext:value-type="string">
            <text:p><text:span text:style-name="T129">docker </text:span><text:span text:style-name="T130">run</text:span><text:span text:style-name="T131"> </text:span><text:span text:style-name="T132">-it</text:span><text:span text:style-name="T131"> </text:span><text:span text:style-name="T133">-p</text:span><text:span text:style-name="T131"> 1234:8080 </text:span><text:span text:style-name="T134">&lt;имя имаджа&gt;</text:span></text:p>
          </table:table-cell>
          <table:table-cell table:style-name="ce101" office:value-type="string" calcext:value-type="string">
            <text:p>Запустить контейнер из имаджа с выводом его stdOut и проставлением портов</text:p>
          </table:table-cell>
          <table:table-cell table:number-columns-repeated="1022"/>
        </table:table-row>
        <table:table-row table:style-name="ro8">
          <table:table-cell table:style-name="ce86" office:value-type="string" calcext:value-type="string">
            <text:p><text:span text:style-name="T135">sudo docker</text:span><text:span text:style-name="T136"> </text:span><text:span text:style-name="T135">run</text:span><text:span text:style-name="T136"> </text:span><text:span text:style-name="T137">-it -p</text:span><text:span text:style-name="T136"> 8080:8080 --network=</text:span><text:span text:style-name="T138">"host"</text:span><text:span text:style-name="T136"> </text:span><text:span text:style-name="T135">--name</text:span><text:span text:style-name="T139"> </text:span><text:span text:style-name="T140">&lt;имя контейнера&gt;</text:span><text:span text:style-name="T141"> </text:span><text:span text:style-name="T142">&lt;имя имаджа&gt;</text:span></text:p>
          </table:table-cell>
          <table:table-cell table:style-name="ce94" office:value-type="string" calcext:value-type="string">
            <text:p>Запустить контейнер на указанных портах, </text:p>
            <text:p>чтоб он видел loclhost, например, базу данных,</text:p>
            <text:p>и чтоб в терминале бежал его stdout</text:p>
          </table:table-cell>
          <table:table-cell table:number-columns-repeated="1022"/>
        </table:table-row>
        <table:table-row table:style-name="ro32">
          <table:table-cell table:style-name="ce87" office:value-type="string" calcext:value-type="string">
            <text:p><text:span text:style-name="T143">docker </text:span><text:span text:style-name="T144">run</text:span><text:span text:style-name="T145"> </text:span><text:span text:style-name="T146">-it</text:span><text:span text:style-name="T145"> </text:span><text:span text:style-name="T147">-p</text:span><text:span text:style-name="T145"> 1234:8080 tomcat</text:span></text:p>
          </table:table-cell>
          <table:table-cell table:style-name="ce31" office:value-type="string" calcext:value-type="string">
            <text:p><text:span text:style-name="T48">запустить Томкат</text:span></text:p>
            <text:p><text:span text:style-name="T241">-it</text:span><text:span text:style-name="T194"> - интерактивно, будем видеть, как он бежит в терминале,</text:span></text:p>
            <text:p><text:span text:style-name="T241">-p</text:span><text:span text:style-name="T194"> - порты: 1234 — наружний, тот, на который надо заходить клиенту, 8080 - порт сервера внутри контейнера</text:span></text:p>
          </table:table-cell>
          <table:table-cell table:number-columns-repeated="1022"/>
        </table:table-row>
        <table:table-row table:style-name="ro2">
          <table:table-cell table:style-name="ce31" office:value-type="string" calcext:value-type="string">
            <text:p>docker run -it -p 8888:80 nginx</text:p>
          </table:table-cell>
          <table:table-cell table:style-name="ce31" office:value-type="string" calcext:value-type="string">
            <text:p>запускает Nginx с внешним портом 8888</text:p>
          </table:table-cell>
          <table:table-cell table:number-columns-repeated="1022"/>
        </table:table-row>
        <table:table-row table:style-name="ro1" table:number-rows-repeated="3">
          <table:table-cell table:style-name="ce31" table:number-columns-repeated="2"/>
          <table:table-cell table:number-columns-repeated="1022"/>
        </table:table-row>
        <table:table-row table:style-name="ro2">
          <table:table-cell table:style-name="ce36" office:value-type="string" calcext:value-type="string">
            <text:p>С открытым терминалом внутри контейнера</text:p>
          </table:table-cell>
          <table:table-cell table:style-name="ce36"/>
          <table:table-cell table:number-columns-repeated="1022"/>
        </table:table-row>
        <table:table-row table:style-name="ro33">
          <table:table-cell table:style-name="ce26" office:value-type="string" calcext:value-type="string">
            <text:p><text:span text:style-name="T148">docker run </text:span><text:span text:style-name="T149">busybox</text:span><text:span text:style-name="T110"> </text:span><text:span text:style-name="T150">&lt;LINUX COMMAND&gt;</text:span></text:p>
          </table:table-cell>
          <table:table-cell table:style-name="ce26" office:value-type="string" calcext:value-type="string">
            <text:p><text:span text:style-name="T239">контейнер</text:span><text:span text:style-name="T242">, </text:span><text:span text:style-name="T243">позволяющий выполнять комманды Linux</text:span></text:p>
          </table:table-cell>
          <table:table-cell table:number-columns-repeated="1022"/>
        </table:table-row>
        <table:table-row table:style-name="ro34">
          <table:table-cell table:style-name="ce26" office:value-type="string" calcext:value-type="string">
            <text:p><text:span text:style-name="T151">docker run </text:span><text:span text:style-name="T152">-it</text:span><text:span text:style-name="T153"> </text:span><text:span text:style-name="T154">busybox</text:span><text:span text:style-name="T153"> </text:span><text:span text:style-name="T155">sh</text:span></text:p>
          </table:table-cell>
          <table:table-cell table:style-name="ce26" office:value-type="string" calcext:value-type="string">
            <text:p><text:span text:style-name="T244">run a container with this window </text:span><text:span text:style-name="T245">connected to STDIN</text:span><text:span text:style-name="T126"> of a container and </text:span><text:span text:style-name="T246">linux terminal opened</text:span><text:span text:style-name="T126"> inside it (Ctrl+D or ‘exit’ to exit)</text:span></text:p>
          </table:table-cell>
          <table:table-cell table:number-columns-repeated="1022"/>
        </table:table-row>
        <table:table-row table:style-name="ro2">
          <table:table-cell table:style-name="ce36" office:value-type="string" calcext:value-type="string">
            <text:p>С ПОРТАМИ</text:p>
          </table:table-cell>
          <table:table-cell table:style-name="ce36"/>
          <table:table-cell table:number-columns-repeated="1022"/>
        </table:table-row>
        <table:table-row table:style-name="ro32">
          <table:table-cell table:style-name="ce26" office:value-type="string" calcext:value-type="string">
            <text:p><text:span text:style-name="T156">docker run</text:span><text:span text:style-name="T101"> </text:span><text:span text:style-name="T157">-p</text:span><text:span text:style-name="T101"> </text:span><text:span text:style-name="T157">8080</text:span><text:span text:style-name="T101">:8080 </text:span><text:span text:style-name="T115">&lt;image name or ID&gt;</text:span></text:p>
          </table:table-cell>
          <table:table-cell table:style-name="ce26" office:value-type="string" calcext:value-type="string">
            <text:p><text:span text:style-name="T239">Порты: </text:span><text:span text:style-name="T247">СНАРУЖИ</text:span><text:span text:style-name="T105">:ВНУТРИ.</text:span></text:p>
            <text:p><text:span text:style-name="T239">run a container with </text:span><text:span text:style-name="T248">redirecting incoming fetches</text:span><text:span text:style-name="T105"> on port … to a container. Second port is a port inside of a container for inside programs to listen.</text:span></text:p>
          </table:table-cell>
          <table:table-cell table:number-columns-repeated="1022"/>
        </table:table-row>
        <table:table-row table:style-name="ro2">
          <table:table-cell table:style-name="ce36" office:value-type="string" calcext:value-type="string">
            <text:p>самоликвидация контейнера</text:p>
          </table:table-cell>
          <table:table-cell table:style-name="ce36"/>
          <table:table-cell table:number-columns-repeated="1022"/>
        </table:table-row>
        <table:table-row table:style-name="ro31">
          <table:table-cell table:style-name="ce26" office:value-type="string" calcext:value-type="string">
            <text:p><text:span text:style-name="T97">docker run --name</text:span><text:span text:style-name="T101"> </text:span><text:span text:style-name="T158">&lt;имя контейнера&gt;</text:span><text:span text:style-name="T101"> </text:span><text:span text:style-name="T159">-d</text:span><text:span text:style-name="T113"> --rm </text:span><text:span text:style-name="T102">&lt;имя имаджа&gt;</text:span></text:p>
          </table:table-cell>
          <table:table-cell table:style-name="ce26" office:value-type="string" calcext:value-type="string">
            <text:p><text:span text:style-name="T249">- создать и запустить контейнер </text:span><text:span text:style-name="T203">фоном</text:span><text:span text:style-name="T190">, </text:span><text:span text:style-name="T223">который сам удалится после выполнения</text:span>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docker run --rm --name &lt;имя контейнера&gt; -d -p 8080:8080 &lt;имя имаджа&gt;</text:p>
          </table:table-cell>
          <table:table-cell table:style-name="ce26" office:value-type="string" calcext:value-type="string">
            <text:p>то же самое с пробрасыванием порта 8080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36" office:value-type="string" calcext:value-type="string">
            <text:p>ВРЕМЕННЫЕ ЗОНЫ</text:p>
          </table:table-cell>
          <table:table-cell table:style-name="ce36"/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92">docker run --rm --name</text:span><text:span text:style-name="T96"> </text:span><text:span text:style-name="T160">&lt;имя контейнера&gt;</text:span><text:span text:style-name="T96"> -d -p 8080:8080 </text:span><text:span text:style-name="T161">-e TZ=Europe/Moscow</text:span><text:span text:style-name="T96"> &lt;имя имаджа&gt;</text:span></text:p>
          </table:table-cell>
          <table:table-cell table:style-name="ce2" office:value-type="string" calcext:value-type="string">
            <text:p><text:span text:style-name="T167">о же самое с декларацией переменной e, отвечающей за временную зону.</text:span>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9" office:value-type="string" calcext:value-type="string">
            <text:p>ХРАНЕНИЕ ДАННЫХ</text:p>
          </table:table-cell>
          <table:table-cell table:style-name="ce29"/>
          <table:table-cell table:number-columns-repeated="1022"/>
        </table:table-row>
        <table:table-row table:style-name="ro3">
          <table:table-cell table:style-name="ce37" office:value-type="string" calcext:value-type="string">
            <text:p><text:span text:style-name="T162">docker run --name</text:span> <text:span text:style-name="T163">&lt;имя контейнера&gt; </text:span>-<text:span text:style-name="T164">d</text:span> -<text:span text:style-name="T165">p</text:span> 8080:8080 -<text:span text:style-name="T166">e</text:span> <text:span text:style-name="T167">TZ</text:span>=<text:span text:style-name="T168">Europe</text:span>/<text:span text:style-name="T169">Moscow</text:span> <text:span text:style-name="T170">-v &lt;абсолютный путь на хостовой машине&gt;: &lt;абсолютный путь внутри контейнера</text:span><text:span text:style-name="T171">&gt; &lt;имя имаджа&gt;</text:span></text:p>
          </table:table-cell>
          <table:table-cell table:style-name="ce2" office:value-type="string" calcext:value-type="string">
            <text:p><text:span text:style-name="T231">монтирование папки для сохранения данных </text:span><text:span text:style-name="T78">внутри контейнера</text:span><text:span text:style-name="T77"> между запусками</text:span></text:p>
          </table:table-cell>
          <table:table-cell table:number-columns-repeated="1022"/>
        </table:table-row>
        <table:table-row table:style-name="ro29">
          <table:table-cell table:style-name="ce26" office:value-type="string" calcext:value-type="string">
            <text:p><text:span text:style-name="T172">docker run -p 3000:3000 </text:span><text:span text:style-name="T152">-v app/node_modules</text:span><text:span text:style-name="T173"> </text:span><text:span text:style-name="T174">-v $(pwd):/app</text:span><text:span text:style-name="T173"> </text:span><text:span text:style-name="T154">&lt;image ID&gt;</text:span></text:p>
          </table:table-cell>
          <table:table-cell table:style-name="ce26" office:value-type="string" calcext:value-type="string">
            <text:p><text:span text:style-name="T250">put a bookmark on a nod modules folder of a container (bookmark means «Don“t touch it, don“t reference, this folder works fine»)</text:span><text:span text:style-name="T105"> and </text:span><text:span text:style-name="T251">make reference of our (PWD — print working directory) workdir folder to a folder inside a container</text:span></text:p>
            <text:p><text:span text:style-name="T48">(we make a volume = refernce)</text:span></text:p>
          </table:table-cell>
          <table:table-cell table:number-columns-repeated="1022"/>
        </table:table-row>
        <table:table-row table:style-name="ro8">
          <table:table-cell table:style-name="ce26" office:value-type="string" calcext:value-type="string">
            <text:p><text:span text:style-name="T175">docker</text:span><text:span text:style-name="T176"> </text:span><text:span text:style-name="T177">run</text:span><text:span text:style-name="T178"> --</text:span><text:span text:style-name="T179">rm</text:span><text:span text:style-name="T180"> -</text:span><text:span text:style-name="T179">d</text:span><text:span text:style-name="T178"> -</text:span><text:span text:style-name="T177">p</text:span><text:span text:style-name="T181"> 27017: 27017 </text:span><text:span text:style-name="T177">mongo</text:span></text:p>
          </table:table-cell>
          <table:table-cell table:style-name="ce26" office:value-type="string" calcext:value-type="string">
            <text:p><text:span text:style-name="T48">запуск контейнера </text:span>Mongo из имаджа с Докер-библиотеки. <text:span text:style-name="T226">Временная</text:span> ДБ, которая <text:span text:style-name="T226">затрётся при выключении контейнера.</text:span></text:p>
          </table:table-cell>
          <table:table-cell table:number-columns-repeated="1022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style-name="ce2"/>
          <table:table-cell table:number-columns-repeated="1022"/>
        </table:table-row>
        <table:table-row table:style-name="ro2">
          <table:table-cell table:style-name="ce36" office:value-type="string" calcext:value-type="string">
            <text:p>VOLUMES</text:p>
          </table:table-cell>
          <table:table-cell table:style-name="ce36"/>
          <table:table-cell table:number-columns-repeated="1022"/>
        </table:table-row>
        <table:table-row table:style-name="ro2">
          <table:table-cell table:style-name="ce26" office:value-type="string" calcext:value-type="string">
            <text:p><text:span text:style-name="T182">docker volume create</text:span><text:span text:style-name="T105"> </text:span><text:span text:style-name="T183">&lt;имя волюма&gt;</text:span></text:p>
          </table:table-cell>
          <table:table-cell table:style-name="ce26" office:value-type="string" calcext:value-type="string">
            <text:p>создать новый волюм (папку хранения данных)</text:p>
          </table:table-cell>
          <table:table-cell table:number-columns-repeated="1022"/>
        </table:table-row>
        <table:table-row table:style-name="ro4">
          <table:table-cell table:style-name="ce26" office:value-type="string" calcext:value-type="string">
            <text:p><text:span text:style-name="T184">docker volume ls</text:span></text:p>
          </table:table-cell>
          <table:table-cell table:style-name="ce26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3">
          <table:table-cell table:style-name="ce26" office:value-type="string" calcext:value-type="string">
            <text:p><text:span text:style-name="T185">docker run --rm --name</text:span> &lt; имя контейнера &gt; <text:span text:style-name="T186">-d -p 8080:8080 -e TZ=Europe/Moscow -</text:span><text:span text:style-name="T187">v &lt;ИМЯ ВОЛЮМА&gt;: &lt;абсолютный путь внутри контейнера</text:span>&gt; &lt; имя имаджа &gt;</text:p>
          </table:table-cell>
          <table:table-cell table:style-name="ce26" office:value-type="string" calcext:value-type="string">
            <text:p>монтирование папки для сохранения данных <text:span text:style-name="T252">вне контейнера, в независимом Вольюме (папке).</text:span></text:p>
          </table:table-cell>
          <table:table-cell table:number-columns-repeated="1022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9" office:value-type="string" calcext:value-type="string">
            <text:p>Работа с функционирующим контейнером</text:p>
          </table:table-cell>
          <table:table-cell table:style-name="ce29"/>
          <table:table-cell table:number-columns-repeated="1022"/>
        </table:table-row>
        <table:table-row table:style-name="ro2">
          <table:table-cell table:style-name="ce38" office:value-type="string" calcext:value-type="string">
            <text:p>exec</text:p>
          </table:table-cell>
          <table:table-cell table:style-name="ce27" office:value-type="string" calcext:value-type="string">
            <text:p>даёт доступ к контейнеру и программам внутри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75">docker</text:span> exec -it &lt;container ID&gt; &lt;command&gt;</text:p>
          </table:table-cell>
          <table:table-cell table:style-name="ce2" office:value-type="string" calcext:value-type="string">
            <text:p><text:span text:style-name="T253">allows to provide input</text:span><text:span text:style-name="T96"> </text:span><text:span text:style-name="T93">with tips and help</text:span><text:span text:style-name="T96"> to STDIN and </text:span><text:span text:style-name="T254">send another command</text:span><text:span text:style-name="T96"> to a container</text:span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5">docker</text:span> exec -u 0 -it &lt;container ID&gt; /bin/bash</text:p>
          </table:table-cell>
          <table:table-cell table:style-name="ce2" office:value-type="string" calcext:value-type="string">
            <text:p>Подключиться к контейнеру от имени рута</text:p>
          </table:table-cell>
          <table:table-cell table:number-columns-repeated="1022"/>
        </table:table-row>
        <table:table-row table:style-name="ro4">
          <table:table-cell table:style-name="ce26" office:value-type="string" calcext:value-type="string">
            <text:p><text:span text:style-name="T188">docker exec -it </text:span><text:span text:style-name="T189">&lt;container ID&gt;</text:span><text:span text:style-name="T190"> </text:span><text:span text:style-name="T191">sh</text:span></text:p>
          </table:table-cell>
          <table:table-cell table:style-name="ce26" office:value-type="string" calcext:value-type="string">
            <text:p>opens a terminal INSIDE of a container for program to see your commands</text:p>
          </table:table-cell>
          <table:table-cell table:number-columns-repeated="1022"/>
        </table:table-row>
        <table:table-row table:style-name="ro2">
          <table:table-cell table:style-name="ce31" office:value-type="string" calcext:value-type="string">
            <text:p>docker exec -it <text:span text:style-name="T192">&lt;container ID&gt;</text:span> /bin/bash</text:p>
          </table:table-cell>
          <table:table-cell table:style-name="ce26" office:value-type="string" calcext:value-type="string">
            <text:p>то же самое: вызов баша внутри контейнер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167">Ctrl+D or ‘exit’</text:span></text:p>
          </table:table-cell>
          <table:table-cell table:style-name="ce27" office:value-type="string" calcext:value-type="string">
            <text:p>to exit this inside-terminal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35">
          <table:table-cell table:style-name="ce26" office:value-type="string" calcext:value-type="string">
            <text:p><text:span text:style-name="T193">docker </text:span><text:span text:style-name="T86">commit</text:span><text:span text:style-name="T194"> </text:span><text:span text:style-name="T195">-c</text:span><text:span text:style-name="T194"> </text:span><text:span text:style-name="T196">„CMD [«redis-server»]“</text:span><text:span text:style-name="T194"> </text:span><text:span text:style-name="T197">&lt;ID of a container&gt;</text:span></text:p>
          </table:table-cell>
          <table:table-cell table:style-name="ce26" office:value-type="string" calcext:value-type="string">
            <text:p><text:span text:style-name="T48">Создаёт имадж из выбранного контейнера.</text:span></text:p>
            <text:p><text:span text:style-name="T48">То есть можно запустить контейнер, с ним поработать, внутри что-то настроить, переписать Main-омманды… и из этого сделать имадж.</text:span></text:p>
            <text:p/>
            <text:p><text:span text:style-name="T48">Именно так на каждом шагу делают Dockerfiles</text:span></text:p>
          </table:table-cell>
          <table:table-cell table:number-columns-repeated="1022"/>
        </table:table-row>
        <table:table-row table:style-name="ro33">
          <table:table-cell table:style-name="ce26" office:value-type="string" calcext:value-type="string">
            <text:p><text:span text:style-name="T85">docker </text:span><text:span text:style-name="T86">commit</text:span><text:span text:style-name="T198"> </text:span><text:span text:style-name="T199">5267e21d140</text:span><text:span text:style-name="T198"> </text:span><text:span text:style-name="T200">denis_v2</text:span><text:span text:style-name="T198">:</text:span><text:span text:style-name="T201">latest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1">
          <table:table-cell table:style-name="ce2" office:value-type="string" calcext:value-type="string">
            <text:p><text:span text:style-name="T75">docker</text:span> <text:span text:style-name="T202">cp</text:span> foo.txt <text:span text:style-name="T88">mycontainer</text:span>:/foo.txt</text:p>
          </table:table-cell>
          <table:table-cell table:style-name="ce2" office:value-type="string" calcext:value-type="string">
            <text:p>Копировать файл В контейнер с хоста</text:p>
            <text:p/>
            <text:p>Окончания строк файла надо перевести в Unix-формат! Можно сделать в Notepad+ командой "edit→EOL Convesion → UNIX/OSX Format"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5">docker</text:span> <text:span text:style-name="T202">cp</text:span> mycontainer:/foo.txt foo.txt</text:p>
          </table:table-cell>
          <table:table-cell table:style-name="ce2" office:value-type="string" calcext:value-type="string">
            <text:p>Копировать файл ИЗ контейнера на хост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75">docker</text:span> <text:span text:style-name="T202">cp</text:span> src/. mycontainer:/target</text:p>
            <text:p><text:span text:style-name="T75">docker</text:span> <text:span text:style-name="T202">cp</text:span> mycontainer:/src/. target</text:p>
          </table:table-cell>
          <table:table-cell table:style-name="ce2" office:value-type="string" calcext:value-type="string">
            <text:p>Копировать папку с хоста В контейнер.</text:p>
            <text:p>Копировать папку ИЗ контейнера на хост</text:p>
          </table:table-cell>
          <table:table-cell table:number-columns-repeated="1022"/>
        </table:table-row>
        <table:table-row table:style-name="ro1" table:number-rows-repeated="4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9" office:value-type="string" calcext:value-type="string">
            <text:p>Остановка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31">
          <table:table-cell table:style-name="ce26" office:value-type="string" calcext:value-type="string">
            <text:p><text:span text:style-name="T148">docker </text:span><text:span text:style-name="T203">stop</text:span><text:span text:style-name="T110"> </text:span><text:span text:style-name="T189">&lt;name or ID of a container&gt;</text:span></text:p>
          </table:table-cell>
          <table:table-cell table:style-name="ce26" office:value-type="string" calcext:value-type="string">
            <text:p><text:span text:style-name="T255">stop </text:span><text:span text:style-name="T194">the work of a container giving it a time (10 seconds before kill command will come automatically) to cleanup and go to sleep</text:span></text:p>
          </table:table-cell>
          <table:table-cell table:number-columns-repeated="1022"/>
        </table:table-row>
        <table:table-row table:style-name="ro33">
          <table:table-cell table:style-name="ce26" office:value-type="string" calcext:value-type="string">
            <text:p><text:span text:style-name="T188">docker </text:span><text:span text:style-name="T191">kill</text:span><text:span text:style-name="T190"> </text:span><text:span text:style-name="T189">&lt;name or ID of a container&gt;</text:span></text:p>
          </table:table-cell>
          <table:table-cell table:style-name="ce26" office:value-type="string" calcext:value-type="string">
            <text:p><text:span text:style-name="T256">kill</text:span><text:span text:style-name="T125"> container </text:span><text:span text:style-name="T105">immediately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5">docker</text:span> <text:span text:style-name="T204">stop</text:span> $(<text:span text:style-name="T75">docker</text:span> <text:span text:style-name="T202">ps</text:span> -a -q)</text:p>
          </table:table-cell>
          <table:table-cell table:style-name="ce2" office:value-type="string" calcext:value-type="string">
            <text:p>Остановить все контейнеры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9" office:value-type="string" calcext:value-type="string">
            <text:p>Удаление</text:p>
          </table:table-cell>
          <table:table-cell table:style-name="ce29"/>
          <table:table-cell table:number-columns-repeated="1022"/>
        </table:table-row>
        <table:table-row table:style-name="ro8">
          <table:table-cell table:style-name="ce38" office:value-type="string" calcext:value-type="string">
            <text:p>system prune</text:p>
          </table:table-cell>
          <table:table-cell table:style-name="ce26" office:value-type="string" calcext:value-type="string">
            <text:p>delete all stopped containers, all networks not used, all dangling images, build cache (any image, feched from docker hub)</text:p>
          </table:table-cell>
          <table:table-cell table:number-columns-repeated="1022"/>
        </table:table-row>
        <table:table-row table:style-name="ro1">
          <table:table-cell table:style-name="ce38"/>
          <table:table-cell table:style-name="ce26"/>
          <table:table-cell table:number-columns-repeated="1022"/>
        </table:table-row>
        <table:table-row table:style-name="ro2">
          <table:table-cell table:style-name="ce31" office:value-type="string" calcext:value-type="string">
            <text:p>docker<text:span text:style-name="T205"> </text:span><text:span text:style-name="T206">rm</text:span><text:span text:style-name="T207"> </text:span><text:span text:style-name="T208">&lt;ID контейнера или имя&gt;</text:span></text:p>
          </table:table-cell>
          <table:table-cell table:style-name="ce2" office:value-type="string" calcext:value-type="string">
            <text:p><text:span text:style-name="T231">остановить выполнение контейнера и </text:span><text:span text:style-name="T78">удалить</text:span><text:span text:style-name="T77"> его</text:span></text:p>
          </table:table-cell>
          <table:table-cell table:number-columns-repeated="1022"/>
        </table:table-row>
        <table:table-row table:style-name="ro2">
          <table:table-cell table:style-name="ce31" office:value-type="string" calcext:value-type="string">
            <text:p><text:span text:style-name="T209">docker rm</text:span><text:span text:style-name="T210"> $(</text:span><text:span text:style-name="T211">docker ps</text:span><text:span text:style-name="T207"> -</text:span><text:span text:style-name="T212">qa)</text:span></text:p>
          </table:table-cell>
          <table:table-cell table:style-name="ce26" office:value-type="string" calcext:value-type="string">
            <text:p>удалим все контейнеры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213">docker</text:span><text:span text:style-name="T214"> </text:span><text:span text:style-name="T215">rmi</text:span><text:span text:style-name="T214"> </text:span><text:span text:style-name="T216">&lt;имя имаджа&gt;</text:span></text:p>
          </table:table-cell>
          <table:table-cell table:style-name="ce26" office:value-type="string" calcext:value-type="string">
            <text:p>удалить имадж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92">docker</text:span><text:span text:style-name="T96"> </text:span><text:span text:style-name="T94">rmi</text:span><text:span text:style-name="T96"> $(</text:span><text:span text:style-name="T217">docker images -q</text:span><text:span text:style-name="T96">)</text:span></text:p>
          </table:table-cell>
          <table:table-cell table:style-name="ce2" office:value-type="string" calcext:value-type="string">
            <text:p><text:span text:style-name="T167">показать ID всех имаджей и по ID все удалить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218">sudo docker rmi </text:span><text:span text:style-name="T219">$(</text:span><text:span text:style-name="T220">sudo docker images -f</text:span><text:span text:style-name="T219"> "dangling=true" -q)</text:span></text:p>
          </table:table-cell>
          <table:table-cell table:style-name="ce25" office:value-type="string" calcext:value-type="string">
            <text:p>удалить все нетегированные имаджи</text:p>
          </table:table-cell>
          <table:table-cell table:number-columns-repeated="1022"/>
        </table:table-row>
        <table:table-row table:style-name="ro1" table:number-rows-repeated="4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9" office:value-type="string" calcext:value-type="string">
            <text:p>Dockerfile</text:p>
          </table:table-cell>
          <table:table-cell table:style-name="ce29" office:value-type="string" calcext:value-type="string">
            <text:p>Файл, по которому собирается имадж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<text:span text:style-name="T106">FROM python:3.6</text:span></text:p>
            <text:p><text:span text:style-name="T221">RUN mkdir -p </text:span><text:span text:style-name="T222">/usr/src/app/</text:span></text:p>
            <text:p><text:span text:style-name="T221">WORKDIR </text:span><text:span text:style-name="T222">/usr/src/app/</text:span></text:p>
          </table:table-cell>
          <table:table-cell table:style-name="ce27"/>
          <table:table-cell table:number-columns-repeated="1022"/>
        </table:table-row>
        <table:table-row table:style-name="ro4">
          <table:table-cell table:style-name="ce26" office:value-type="string" calcext:value-type="string">
            <text:p><text:span text:style-name="T148">COPY </text:span><text:span text:style-name="T223">.</text:span><text:span text:style-name="T110"> </text:span><text:span text:style-name="T224">/usr/src/app/</text:span></text:p>
          </table:table-cell>
          <table:table-cell table:style-name="ce27" office:value-type="string" calcext:value-type="string">
            <text:p>- <text:span text:style-name="T257">a path on our computer relatively to a build context</text:span> and <text:span text:style-name="T258">a path inside a container</text:span>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RUN pip install --no-cache-dir -r requirements.txt</text:p>
            <text:p>EXPOSE 8080-декларирование порта</text:p>
          </table:table-cell>
          <table:table-cell table:style-name="ce27"/>
          <table:table-cell table:number-columns-repeated="1022"/>
        </table:table-row>
        <table:table-row table:style-name="ro4">
          <table:table-cell table:style-name="ce31" office:value-type="string" calcext:value-type="string">
            <text:p><text:span text:style-name="T48">CMD [“python”, “app.py”]</text:span></text:p>
          </table:table-cell>
          <table:table-cell table:style-name="ce2" office:value-type="string" calcext:value-type="string">
            <text:p><text:span text:style-name="T235">вместо CMD может быть </text:span><text:span text:style-name="T259">ENTRYPOINT [“python”, “app.py”]</text:span></text:p>
          </table:table-cell>
          <table:table-cell table:number-columns-repeated="1022"/>
        </table:table-row>
        <table:table-row table:style-name="ro4">
          <table:table-cell table:style-name="ce31" office:value-type="string" calcext:value-type="string">
            <text:p>ENV TZ Europe/Moscow</text:p>
          </table:table-cell>
          <table:table-cell table:style-name="ce39" office:value-type="string" calcext:value-type="string">
            <text:p>- установка временной зоны для виртуального окружения внутри контейнера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36">
          <table:table-cell table:style-name="ce2" office:value-type="string" calcext:value-type="string">
            <text:p><text:span text:style-name="T106">FROM python:3.8</text:span></text:p>
            <text:p><text:span text:style-name="T106">RUN mkdir -p /usr/src/app1/</text:span></text:p>
            <text:p><text:span text:style-name="T106">WORKDIR /usr/src/app1/</text:span></text:p>
            <text:p><text:span text:style-name="T106">COPY . /usr/src/app1/</text:span></text:p>
            <text:p><text:span text:style-name="T106">RUN pip install --no-cache-dir -r requirements.txt</text:span></text:p>
            <text:p><text:span text:style-name="T106">EXPOSE 8080</text:span></text:p>
            <text:p/>
            <text:p><text:span text:style-name="T106">ENTRYPOINT ["python"]</text:span></text:p>
            <text:p><text:span text:style-name="T106">CMD ["flask_app1.py"]</text:span></text:p>
          </table:table-cell>
          <table:table-cell table:style-name="ce2" office:value-type="string" calcext:value-type="string">
            <text:p>Сборка имаджа flask-приложения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9" office:value-type="string" calcext:value-type="string">
            <text:p>docker-compose</text:p>
          </table:table-cell>
          <table:table-cell table:style-name="ce29" office:value-type="string" calcext:value-type="string">
            <text:p>Инструкции по сборке и запуску нескольких имаджей/контенеров</text:p>
          </table:table-cell>
          <table:table-cell table:number-columns-repeated="1022"/>
        </table:table-row>
        <table:table-row table:style-name="ro36">
          <table:table-cell table:style-name="ce2" office:value-type="string" calcext:value-type="string">
            <text:p>version: '3'</text:p>
            <text:p>services:</text:p>
            <text:p>redis-server:</text:p>
            <text:p>image: 'redis'</text:p>
            <text:p>node-app:</text:p>
            <text:p>build: .</text:p>
            <text:p>restart: on-failure</text:p>
            <text:p>ports:</text:p>
            <text:p>- "4001:8081"</text:p>
          </table:table-cell>
          <table:table-cell table:style-name="ce2" office:value-type="string" calcext:value-type="string">
            <text:p>Запуск приложения и redis-сервера</text:p>
          </table:table-cell>
          <table:table-cell table:number-columns-repeated="1022"/>
        </table:table-row>
        <table:table-row table:style-name="ro37">
          <table:table-cell table:style-name="ce40" office:value-type="string" calcext:value-type="string">
            <text:p><text:a xlink:href="https://docs.docker.com/config/containers/start-containers-automatically/" xlink:type="simple">https://docs.docker.com/config/containers/start-containers-automatically/</text:a></text:p>
          </table:table-cell>
          <table:table-cell table:style-name="ce2" office:value-type="string" calcext:value-type="string">
            <text:p>Политики перезапуска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184">docker-compose</text:span> <text:span text:style-name="T202">up</text:span></text:p>
          </table:table-cell>
          <table:table-cell table:style-name="ce2" office:value-type="string" calcext:value-type="string">
            <text:p>Команда запуска композа всего, что указано в файле docker-compose.yml</text:p>
          </table:table-cell>
          <table:table-cell table:number-columns-repeated="1022"/>
        </table:table-row>
        <table:table-row table:style-name="ro1" table:number-rows-repeated="17">
          <table:table-cell table:style-name="ce2" table:number-columns-repeated="2"/>
          <table:table-cell table:number-columns-repeated="1022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ows_Server" table:style-name="ta3">
        <table:table-column table:style-name="co9" table:default-cell-style-name="ce3"/>
        <table:table-column table:style-name="co10" table:default-cell-style-name="ce3"/>
        <table:table-column table:style-name="co4" table:number-columns-repeated="1022" table:default-cell-style-name="ce3"/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6" office:value-type="string" calcext:value-type="string">
            <text:p>Windows Server</text:p>
          </table:table-cell>
          <table:table-cell table:style-name="ce46"/>
          <table:table-cell table:number-columns-repeated="1022"/>
        </table:table-row>
        <table:table-row table:style-name="ro11">
          <table:table-cell table:style-name="ce2"/>
          <table:table-cell table:style-name="ce2" office:value-type="string" calcext:value-type="string">
            <text:p>Docker на ГПН (Windows Server 2019) установлен по этой инструкции:</text:p>
            <text:p>https://itisgood.ru/2019/02/18/kak-zapustit-docker-containers-na-windows-server-2019/</text:p>
            <text:p/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hutdown -r</text:p>
          </table:table-cell>
          <table:table-cell table:style-name="ce2" office:value-type="string" calcext:value-type="string">
            <text:p>Перезапустить сервер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hutdown -r -t 60</text:p>
          </table:table-cell>
          <table:table-cell table:style-name="ce2" office:value-type="string" calcext:value-type="string">
            <text:p>Перезапустить сервер через 60 секунд</text:p>
          </table:table-cell>
          <table:table-cell table:number-columns-repeated="1022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6" office:value-type="string" calcext:value-type="string">
            <text:p>Windows 10</text:p>
          </table:table-cell>
          <table:table-cell table:style-name="ce46"/>
          <table:table-cell table:number-columns-repeated="1022"/>
        </table:table-row>
        <table:table-row table:style-name="ro8">
          <table:table-cell table:style-name="ce2" office:value-type="string" calcext:value-type="string">
            <text:p>powercfg.exe /hibernate off</text:p>
          </table:table-cell>
          <table:table-cell table:style-name="ce2" office:value-type="string" calcext:value-type="string">
            <text:p>Отключение режима гибернации (среднее между сном и выключением, когда все текущие данные сохраняются и при включении работа продолжается)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Планировщик задач</text:p>
          </table:table-cell>
          <table:table-cell table:style-name="ce93" office:value-type="string" calcext:value-type="string">
            <text:p><text:a xlink:href="https://youtu.be/DVUlkU2AxgQ" xlink:type="simple">https://youtu.be/DVUlkU2AxgQ</text:a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cls</text:p>
          </table:table-cell>
          <table:table-cell table:style-name="ce2" office:value-type="string" calcext:value-type="string">
            <text:p>Очистить экран консоли. </text:p>
            <text:p>Аналог clear в Linux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46" office:value-type="string" calcext:value-type="string">
            <text:p>Добавляем пути в PATH</text:p>
          </table:table-cell>
          <table:table-cell table:style-name="ce46" office:value-type="string" calcext:value-type="string">
            <text:p><text:a xlink:href="https://docs.microsoft.com/ru-ru/previous-versions/office/developer/sharepoint-2010/ee537574(v=office.14" xlink:type="simple">https://docs.microsoft.com/ru-ru/previous-versions/office/developer/sharepoint-2010/ee537574(v=office.14</text:a>)</text:p>
          </table:table-cell>
          <table:table-cell table:number-columns-repeated="1022"/>
        </table:table-row>
        <table:table-row table:style-name="ro10">
          <table:table-cell table:style-name="ce2" office:value-type="string" calcext:value-type="string">
            <text:p>В меню "Пуск" щелкните правой кнопкой мыши пункт "Компьютер".</text:p>
            <text:p/>
            <text:p>-&gt; "Свойства" -&gt;</text:p>
            <text:p><text:span text:style-name="T260">В диалоговом окне "</text:span><text:span text:style-name="T261">Система</text:span><text:span text:style-name="T262">" → "Дополнительные параметры системы".</text:span></text:p>
            <text:p/>
          </table:table-cell>
          <table:table-cell table:style-name="ce2" office:value-type="string" calcext:value-type="string">
            <text:p>Как вариант, в "Систему" можно зайти из "Настройки параметров компьютера" — обычную панель параметров</text:p>
          </table:table-cell>
          <table:table-cell table:number-columns-repeated="1022"/>
        </table:table-row>
        <table:table-row table:style-name="ro38">
          <table:table-cell table:style-name="ce2" office:value-type="string" calcext:value-type="string">
            <text:p><text:span text:style-name="T260">-&gt; На вкладке "О программе" диалогового окна "Свойства системы" -&gt; "</text:span><text:span text:style-name="T261">Переменные среды</text:span><text:span text:style-name="T262">".</text:span></text:p>
            <text:p><text:span text:style-name="T5">-&gt; "Системные переменные"</text:span></text:p>
            <text:p><text:span text:style-name="T5">-&gt; прокрутите список до переменной Path, а затем выберите ее.</text:span></text:p>
            <text:p/>
            <text:p><text:span text:style-name="T5">"Изменить" в этом диалоговом окне.</text:span></text:p>
            <text:p/>
          </table:table-cell>
          <table:table-cell table:style-name="ce2"/>
          <table:table-cell table:number-columns-repeated="1022"/>
        </table:table-row>
        <table:table-row table:style-name="ro3">
          <table:table-cell table:style-name="ce2" office:value-type="string" calcext:value-type="string">
            <text:p><text:span text:style-name="T5">Добавляем папку, в которой лежат exe-шники,</text:span></text:p>
            <text:p/>
            <text:p><text:span text:style-name="T5">жмём "ОК"</text:span></text:p>
          </table:table-cell>
          <table:table-cell table:style-name="ce2"/>
          <table:table-cell table:number-columns-repeated="1022"/>
        </table:table-row>
        <table:table-row table:style-name="ro1" table:number-rows-repeated="6">
          <table:table-cell table:style-name="ce2" table:number-columns-repeated="2"/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rtualBox" table:style-name="ta4">
        <table:table-column table:style-name="co11" table:number-columns-repeated="2" table:default-cell-style-name="Default"/>
        <table:table-row table:style-name="ro2">
          <table:table-cell table:style-name="ce46" office:value-type="string" calcext:value-type="string">
            <text:p>Важные удобные штуки</text:p>
          </table:table-cell>
          <table:table-cell table:style-name="ce46"/>
        </table:table-row>
        <table:table-row table:style-name="ro2">
          <table:table-cell table:style-name="ce62" office:value-type="string" calcext:value-type="string">
            <text:p>Устройства — Общий буфер обмена — Двунаправленный</text:p>
          </table:table-cell>
          <table:table-cell table:style-name="ce62" office:value-type="string" calcext:value-type="string">
            <text:p>Включить общий буфер обмена со внешней машиной!</text:p>
          </table:table-cell>
        </table:table-row>
        <table:table-row table:style-name="ro2">
          <table:table-cell table:style-name="ce62" office:value-type="string" calcext:value-type="string">
            <text:p>Устройства — Функция Drag&amp;Drop — Двунаправленный</text:p>
          </table:table-cell>
          <table:table-cell table:style-name="ce62"/>
        </table:table-row>
        <table:table-row table:style-name="ro1" table:number-rows-repeated="2">
          <table:table-cell table:style-name="ce62" table:number-columns-repeated="2"/>
        </table:table-row>
        <table:table-row table:style-name="ro2">
          <table:table-cell table:style-name="ce46" office:value-type="string" calcext:value-type="string">
            <text:p>УСТАНОВКА ДОПОЛНЕНИЙ НА VBOX для открытия общих папок</text:p>
          </table:table-cell>
          <table:table-cell table:style-name="ce46"/>
        </table:table-row>
        <table:table-row table:style-name="ro3">
          <table:table-cell table:style-name="ce2" office:value-type="string" calcext:value-type="string">
            <text:p>В VB настраиваем общие папки и затем проводим следующие команды:</text:p>
            <text:p>http://the-komp.ru/virtualbox-dopolneniya-gostevoj-os.html</text:p>
            <text:p/>
            <text:p>https://qna.habr.com/q/466840</text:p>
          </table:table-cell>
          <table:table-cell table:style-name="ce2" office:value-type="string" calcext:value-type="string">
            <text:p>если папки не устанавливаются с ошибкой "Kernel Headers Not Found For Target Kernel Error Steps"</text:p>
            <text:p><text:a xlink:href="https://www.dev2qa.com/how-to-resolve-virtualbox-guest-additions-kernel-headers-not-found-for-target-kernel-error/" xlink:type="simple">https://www.dev2qa.com/how-to-resolve-virtualbox-guest-additions-kernel-headers-not-found-for-target-kernel-error/</text:a></text:p>
          </table:table-cell>
        </table:table-row>
        <table:table-row table:style-name="ro8">
          <table:table-cell table:style-name="ce2" office:value-type="string" calcext:value-type="string">
            <text:p>cd /media/cdrom</text:p>
          </table:table-cell>
          <table:table-cell table:style-name="ce2" office:value-type="string" calcext:value-type="string">
            <text:p>- или немного по-другому - перейти в сд-ром, перед уэтим через меню Vbox монтирвоав сд-ром с дополнениями</text:p>
            <text:p/>
          </table:table-cell>
        </table:table-row>
        <table:table-row table:style-name="ro14">
          <table:table-cell table:style-name="ce2" office:value-type="string" calcext:value-type="string">
            <text:p><text:span text:style-name="T37">sudo sh ./VBoxLinuxAdditions.run</text:span></text:p>
            <text:p><text:span text:style-name="T37">sudo adduser username vboxsf</text:span></text:p>
            <text:p><text:span text:style-name="T37">sudo reboot</text:span></text:p>
          </table:table-cell>
          <table:table-cell table:style-name="ce2"/>
        </table:table-row>
        <table:table-row table:style-name="ro1">
          <table:table-cell table:style-name="ce46" table:number-columns-repeated="2"/>
        </table:table-row>
        <table:table-row table:style-name="ro4">
          <table:table-cell table:style-name="ce5" office:value-type="string" calcext:value-type="string">
            <text:p>genisoimage -o output_image.iso directory_name</text:p>
          </table:table-cell>
          <table:table-cell table:style-name="ce5" office:value-type="string" calcext:value-type="string">
            <text:p>Создание iso-образа из папки.</text:p>
            <text:p>Его можно смонтировать в VirtualBox и так передать файлы</text:p>
          </table:table-cell>
        </table:table-row>
        <table:table-row table:style-name="ro1" table:number-rows-repeated="2">
          <table:table-cell table:style-name="ce2" table:number-columns-repeated="2"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4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1" svg:font-family="'Liberation Sans'"/>
    <style:font-face style:name="Liberation Sans11" svg:font-family="'Liberation Sans1'"/>
    <style:font-face style:name="Liberation Sans2" svg:font-family="'Liberation Sans2'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1" fo:font-family="'Liberation Sans1'" fo:font-size="11pt" style:font-name-asian="Liberation Sans11" style:font-family-asian="'Liberation Sans1'" style:font-size-asian="11pt" style:font-name-complex="Liberation Sans1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.00.0000</text:date>, <text:time style:data-style-name="N2" text:time-value="21:35:41.97735342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5-13T07:37:26Z</meta:creation-date>
    <dc:date>2021-10-28T21:38:09.684701772</dc:date>
    <meta:editing-cycles>530</meta:editing-cycles>
    <meta:editing-duration>P1DT12H25M58S</meta:editing-duration>
    <meta:document-statistic meta:table-count="5" meta:cell-count="806" meta:object-count="0"/>
  </office:meta>
</office:document-meta>
</file>